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표2" style:family="table">
      <style:table-properties style:width="6.6931in" table:align="margins"/>
    </style:style>
    <style:style style:name="표2.A" style:family="table-column">
      <style:table-column-properties style:column-width="1.3389in" style:rel-column-width="13107*"/>
    </style:style>
    <style:style style:name="표2.C" style:family="table-column">
      <style:table-column-properties style:column-width="1.3382in" style:rel-column-width="13106*"/>
    </style:style>
    <style:style style:name="표2.E" style:family="table-column">
      <style:table-column-properties style:column-width="1.3389in" style:rel-column-width="13108*"/>
    </style:style>
    <style:style style:name="표2.A1" style:family="table-cell">
      <style:table-cell-properties fo:padding="0.0382in" fo:border-left="0.05pt solid #000000" fo:border-right="none" fo:border-top="0.05pt solid #000000" fo:border-bottom="0.05pt solid #000000"/>
    </style:style>
    <style:style style:name="표2.E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E2" style:family="table-cell">
      <style:table-cell-properties fo:padding="0.0382in" fo:border-left="0.05pt solid #000000" fo:border-right="0.05pt solid #000000" fo:border-top="none" fo:border-bottom="0.05pt solid #000000"/>
    </style:style>
    <style:style style:name="표3" style:family="table">
      <style:table-properties style:width="4.3257in" table:align="left"/>
    </style:style>
    <style:style style:name="표3.A" style:family="table-column">
      <style:table-column-properties style:column-width="1.5542in"/>
    </style:style>
    <style:style style:name="표3.B" style:family="table-column">
      <style:table-column-properties style:column-width="0.9465in"/>
    </style:style>
    <style:style style:name="표3.C" style:family="table-column">
      <style:table-column-properties style:column-width="0.9125in"/>
    </style:style>
    <style:style style:name="표3.A1" style:family="table-cell">
      <style:table-cell-properties fo:padding="0.0382in" fo:border-left="0.05pt solid #000000" fo:border-right="none" fo:border-top="0.05pt solid #000000" fo:border-bottom="0.05pt solid #000000"/>
    </style:style>
    <style:style style:name="표3.D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D2" style:family="table-cell">
      <style:table-cell-properties fo:padding="0.0382in" fo:border-left="0.05pt solid #000000" fo:border-right="0.05pt solid #000000" fo:border-top="none" fo:border-bottom="0.05pt solid #000000"/>
    </style:style>
    <style:style style:name="표5" style:family="table">
      <style:table-properties style:width="4.766in" table:align="left"/>
    </style:style>
    <style:style style:name="표5.A" style:family="table-column">
      <style:table-column-properties style:column-width="1.5542in"/>
    </style:style>
    <style:style style:name="표5.B" style:family="table-column">
      <style:table-column-properties style:column-width="1.1326in"/>
    </style:style>
    <style:style style:name="표5.C" style:family="table-column">
      <style:table-column-properties style:column-width="1.0396in"/>
    </style:style>
    <style:style style:name="표5.A1" style:family="table-cell">
      <style:table-cell-properties fo:padding="0.0382in" fo:border-left="0.05pt solid #000000" fo:border-right="none" fo:border-top="0.05pt solid #000000" fo:border-bottom="0.05pt solid #000000"/>
    </style:style>
    <style:style style:name="표5.D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D2" style:family="table-cell">
      <style:table-cell-properties fo:padding="0.0382in" fo:border-left="0.05pt solid #000000" fo:border-right="0.05pt solid #000000" fo:border-top="none" fo:border-bottom="0.05pt solid #000000"/>
    </style:style>
    <style:style style:name="표4" style:family="table">
      <style:table-properties style:width="6.6931in" table:align="left"/>
    </style:style>
    <style:style style:name="표4.A" style:family="table-column">
      <style:table-column-properties style:column-width="0.6229in"/>
    </style:style>
    <style:style style:name="표4.B" style:family="table-column">
      <style:table-column-properties style:column-width="0.7938in"/>
    </style:style>
    <style:style style:name="표4.C" style:family="table-column">
      <style:table-column-properties style:column-width="0.6014in"/>
    </style:style>
    <style:style style:name="표4.I" style:family="table-column">
      <style:table-column-properties style:column-width="0.4688in"/>
    </style:style>
    <style:style style:name="표4.K" style:family="table-column">
      <style:table-column-properties style:column-width="0.4056in"/>
    </style:style>
    <style:style style:name="표4.A1" style:family="table-cell">
      <style:table-cell-properties fo:padding="0.0382in" fo:border-left="0.05pt solid #000000" fo:border-right="none" fo:border-top="0.05pt solid #000000" fo:border-bottom="0.05pt solid #000000"/>
    </style:style>
    <style:style style:name="표4.G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K2" style:family="table-cell">
      <style:table-cell-properties fo:padding="0.0382in" fo:border-left="0.05pt solid #000000" fo:border-right="0.05pt solid #000000" fo:border-top="none" fo:border-bottom="0.05pt solid #000000"/>
    </style:style>
    <style:style style:name="표6" style:family="table">
      <style:table-properties style:width="6.6931in" table:align="margins"/>
    </style:style>
    <style:style style:name="표6.A" style:family="table-column">
      <style:table-column-properties style:column-width="0.5285in" style:rel-column-width="5174*"/>
    </style:style>
    <style:style style:name="표6.B" style:family="table-column">
      <style:table-column-properties style:column-width="0.966in" style:rel-column-width="9458*"/>
    </style:style>
    <style:style style:name="표6.C" style:family="table-column">
      <style:table-column-properties style:column-width="5.1986in" style:rel-column-width="50903*"/>
    </style:style>
    <style:style style:name="표6.A1" style:family="table-cell">
      <style:table-cell-properties fo:padding="0.0382in" fo:border-left="0.05pt solid #000000" fo:border-right="none" fo:border-top="0.05pt solid #000000" fo:border-bottom="0.05pt solid #000000"/>
    </style:style>
    <style:style style:name="표6.C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d24909" officeooo:paragraph-rsid="016465a0"/>
    </style:style>
    <style:style style:name="P113" style:family="paragraph" style:parent-style-name="Standard">
      <style:text-properties officeooo:rsid="00d24909" officeooo:paragraph-rsid="01e7fc68"/>
    </style:style>
    <style:style style:name="P114" style:family="paragraph" style:parent-style-name="Standard">
      <style:text-properties officeooo:rsid="00c87d6a" officeooo:paragraph-rsid="00d362a8"/>
    </style:style>
    <style:style style:name="P115" style:family="paragraph" style:parent-style-name="Standard">
      <style:text-properties officeooo:rsid="00d375c5" officeooo:paragraph-rsid="00d375c5"/>
    </style:style>
    <style:style style:name="P116" style:family="paragraph" style:parent-style-name="Standard">
      <style:text-properties officeooo:rsid="00d62ad0" officeooo:paragraph-rsid="00d62ad0"/>
    </style:style>
    <style:style style:name="P117" style:family="paragraph" style:parent-style-name="Standard">
      <style:text-properties officeooo:rsid="00d62ad0" officeooo:paragraph-rsid="016465a0"/>
    </style:style>
    <style:style style:name="P118" style:family="paragraph" style:parent-style-name="Standard">
      <style:text-properties officeooo:rsid="00d62ad0" officeooo:paragraph-rsid="01e7fc68"/>
    </style:style>
    <style:style style:name="P119" style:family="paragraph" style:parent-style-name="Standard">
      <style:text-properties officeooo:rsid="00d6a733" officeooo:paragraph-rsid="00d6a733"/>
    </style:style>
    <style:style style:name="P120" style:family="paragraph" style:parent-style-name="Standard">
      <style:text-properties officeooo:rsid="00d85150" officeooo:paragraph-rsid="00d85150"/>
    </style:style>
    <style:style style:name="P121" style:family="paragraph" style:parent-style-name="Standard">
      <style:text-properties officeooo:rsid="00d58f7a" officeooo:paragraph-rsid="00d903ee"/>
    </style:style>
    <style:style style:name="P122" style:family="paragraph" style:parent-style-name="Standard">
      <style:text-properties fo:font-size="8pt" officeooo:rsid="00d85150" officeooo:paragraph-rsid="00d85150" style:font-size-asian="8pt" style:font-size-complex="8pt"/>
    </style:style>
    <style:style style:name="P123" style:family="paragraph" style:parent-style-name="Standard">
      <style:text-properties fo:font-size="8pt" officeooo:rsid="00d85150" officeooo:paragraph-rsid="00d95210" style:font-size-asian="8pt" style:font-size-complex="8pt"/>
    </style:style>
    <style:style style:name="P124" style:family="paragraph" style:parent-style-name="Standard">
      <style:text-properties officeooo:rsid="00d95210" officeooo:paragraph-rsid="00d95210"/>
    </style:style>
    <style:style style:name="P125" style:family="paragraph" style:parent-style-name="Standard">
      <style:text-properties fo:font-size="12pt" officeooo:rsid="00d85150" officeooo:paragraph-rsid="00d95210" style:font-size-asian="10.5pt" style:font-size-complex="12pt"/>
    </style:style>
    <style:style style:name="P126" style:family="paragraph" style:parent-style-name="Standard">
      <style:text-properties fo:font-size="12pt" officeooo:rsid="00db0fc3" officeooo:paragraph-rsid="00db0fc3" style:font-size-asian="10.5pt" style:font-size-complex="12pt"/>
    </style:style>
    <style:style style:name="P127" style:family="paragraph" style:parent-style-name="Standard">
      <style:text-properties fo:font-size="12pt" officeooo:rsid="00dc3bce" officeooo:paragraph-rsid="00dc3bce" style:font-size-asian="10.5pt" style:font-size-complex="12pt"/>
    </style:style>
    <style:style style:name="P128" style:family="paragraph" style:parent-style-name="Standard">
      <style:text-properties fo:font-size="12pt" officeooo:rsid="00e02303" officeooo:paragraph-rsid="00e02303" style:font-size-asian="10.5pt" style:font-size-complex="12pt"/>
    </style:style>
    <style:style style:name="P129" style:family="paragraph" style:parent-style-name="Standard">
      <style:text-properties fo:font-size="12pt" officeooo:rsid="00e2085e" officeooo:paragraph-rsid="00e2085e" style:font-size-asian="10.5pt" style:font-size-complex="12pt"/>
    </style:style>
    <style:style style:name="P130"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31"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32"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33"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4" style:family="paragraph" style:parent-style-name="Standard">
      <style:text-properties fo:font-size="12pt" style:text-underline-style="none" officeooo:rsid="00e02303" officeooo:paragraph-rsid="00e02303" style:font-size-asian="10.5pt" style:font-size-complex="12pt"/>
    </style:style>
    <style:style style:name="P135" style:family="paragraph" style:parent-style-name="Standard">
      <style:text-properties fo:font-size="12pt" style:text-underline-style="none" officeooo:rsid="00e02303" officeooo:paragraph-rsid="00e2085e" style:font-size-asian="10.5pt" style:font-size-complex="12pt"/>
    </style:style>
    <style:style style:name="P136" style:family="paragraph" style:parent-style-name="Standard">
      <style:text-properties fo:font-size="12pt" style:text-underline-style="none" officeooo:rsid="00e2085e" officeooo:paragraph-rsid="00e2085e" style:font-size-asian="10.5pt" style:font-size-complex="12pt"/>
    </style:style>
    <style:style style:name="P137" style:family="paragraph" style:parent-style-name="Standard">
      <style:text-properties fo:font-size="12pt" style:text-underline-style="none" officeooo:rsid="00e652e7" officeooo:paragraph-rsid="00e652e7" style:font-size-asian="10.5pt" style:font-size-complex="12pt"/>
    </style:style>
    <style:style style:name="P138" style:family="paragraph" style:parent-style-name="Standard">
      <style:text-properties fo:font-size="12pt" style:text-underline-style="none" officeooo:rsid="00eba2a3" officeooo:paragraph-rsid="00eba2a3" style:font-size-asian="10.5pt" style:font-size-complex="12pt"/>
    </style:style>
    <style:style style:name="P139" style:family="paragraph" style:parent-style-name="Standard">
      <style:text-properties fo:font-size="12pt" style:text-underline-style="none" officeooo:rsid="00eca973" officeooo:paragraph-rsid="00eca973" style:font-size-asian="10.5pt" style:font-size-complex="12pt"/>
    </style:style>
    <style:style style:name="P140" style:family="paragraph" style:parent-style-name="Standard">
      <style:text-properties fo:font-size="12pt" style:text-underline-style="none" officeooo:rsid="00ed180f" officeooo:paragraph-rsid="00ed180f" style:font-size-asian="10.5pt" style:font-size-complex="12pt"/>
    </style:style>
    <style:style style:name="P141" style:family="paragraph" style:parent-style-name="Standard">
      <style:text-properties fo:font-size="12pt" style:text-underline-style="none" officeooo:rsid="00edb8ad" officeooo:paragraph-rsid="00edb8ad" style:font-size-asian="10.5pt" style:font-size-complex="12pt"/>
    </style:style>
    <style:style style:name="P142" style:family="paragraph" style:parent-style-name="Standard">
      <style:text-properties fo:font-size="12pt" style:text-underline-style="none" officeooo:rsid="00f68410" officeooo:paragraph-rsid="00f68410" style:font-size-asian="10.5pt" style:font-size-complex="12pt"/>
    </style:style>
    <style:style style:name="P143"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4" style:family="paragraph" style:parent-style-name="Standard">
      <style:text-properties officeooo:rsid="00e2085e" officeooo:paragraph-rsid="00e2085e"/>
    </style:style>
    <style:style style:name="P145" style:family="paragraph" style:parent-style-name="Standard">
      <style:text-properties officeooo:rsid="00e3aabc" officeooo:paragraph-rsid="00e3aabc"/>
    </style:style>
    <style:style style:name="P146" style:family="paragraph" style:parent-style-name="Standard">
      <style:text-properties officeooo:rsid="00e487da" officeooo:paragraph-rsid="00e487da"/>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af285" officeooo:paragraph-rsid="018af285" style:text-blinking="false" style:font-size-asian="10.5pt" style:font-size-complex="12pt"/>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8922e5" officeooo:paragraph-rsid="0163588b" style:text-blinking="false" style:font-size-asian="10.5pt" style:font-size-complex="12pt"/>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1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1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1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1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1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1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1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2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22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2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2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2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25"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226"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227"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eea27c" style:text-blinking="false" style:font-size-asian="8pt" style:font-size-complex="8pt"/>
    </style:style>
    <style:style style:name="P228"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9c6896" style:text-blinking="false" style:font-size-asian="8pt" style:font-size-complex="8pt"/>
    </style:style>
    <style:style style:name="P229"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9c6896" officeooo:paragraph-rsid="01eea27c" style:text-blinking="false" style:font-size-asian="8pt" style:font-size-complex="8pt"/>
    </style:style>
    <style:style style:name="P230"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f3c060" officeooo:paragraph-rsid="01f3c060" style:text-blinking="false" style:font-size-asian="8pt" style:font-size-complex="8pt"/>
    </style:style>
    <style:style style:name="P23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1c4924d" officeooo:paragraph-rsid="01c4924d" style:text-blinking="false" style:font-size-asian="7pt" style:font-size-complex="8pt"/>
    </style:style>
    <style:style style:name="P2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2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2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2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2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708bc2" style:text-blinking="false" style:font-size-asian="9.14999961853027pt" style:font-size-complex="10.5pt"/>
    </style:style>
    <style:style style:name="P2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08bc2" officeooo:paragraph-rsid="0165770e" style:text-blinking="false" style:font-size-asian="9.14999961853027pt" style:font-size-complex="10.5pt"/>
    </style:style>
    <style:style style:name="P2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2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2cc47" officeooo:paragraph-rsid="0172cc47" style:text-blinking="false" style:font-size-asian="9.14999961853027pt" style:font-size-complex="10.5pt"/>
    </style:style>
    <style:style style:name="P2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497d2" officeooo:paragraph-rsid="017497d2" style:text-blinking="false" style:font-size-asian="9.14999961853027pt" style:font-size-complex="10.5pt"/>
    </style:style>
    <style:style style:name="P2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7043" officeooo:paragraph-rsid="01767043" style:text-blinking="false" style:font-size-asian="9.14999961853027pt" style:font-size-complex="10.5pt"/>
    </style:style>
    <style:style style:name="P2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6e195" officeooo:paragraph-rsid="0176e195" style:text-blinking="false" style:font-size-asian="9.14999961853027pt" style:font-size-complex="10.5pt"/>
    </style:style>
    <style:style style:name="P2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783bd" officeooo:paragraph-rsid="017783bd" style:text-blinking="false" style:font-size-asian="9.14999961853027pt" style:font-size-complex="10.5pt"/>
    </style:style>
    <style:style style:name="P2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9fd1f" officeooo:paragraph-rsid="0179fd1f" style:text-blinking="false" style:font-size-asian="9.14999961853027pt" style:font-size-complex="10.5pt"/>
    </style:style>
    <style:style style:name="P2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e5501" officeooo:paragraph-rsid="017e5501" style:text-blinking="false" style:font-size-asian="9.14999961853027pt" style:font-size-complex="10.5pt"/>
    </style:style>
    <style:style style:name="P2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ff297" officeooo:paragraph-rsid="017ff297" style:text-blinking="false" style:font-size-asian="9.14999961853027pt" style:font-size-complex="10.5pt"/>
    </style:style>
    <style:style style:name="P2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35c8" officeooo:paragraph-rsid="018035c8" style:text-blinking="false" style:font-size-asian="9.14999961853027pt" style:font-size-complex="10.5pt"/>
    </style:style>
    <style:style style:name="P2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7cb305" officeooo:paragraph-rsid="0176e195" style:text-blinking="false" style:font-size-asian="9.14999961853027pt" style:font-size-complex="10.5pt"/>
    </style:style>
    <style:style style:name="P2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0eb9e" officeooo:paragraph-rsid="0180eb9e" style:text-blinking="false" style:font-size-asian="9.14999961853027pt" style:font-size-complex="10.5pt"/>
    </style:style>
    <style:style style:name="P2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2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44cd" officeooo:paragraph-rsid="018b44cd" style:text-blinking="false" style:font-size-asian="9.14999961853027pt" style:font-size-complex="10.5pt"/>
    </style:style>
    <style:style style:name="P2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be1f4" officeooo:paragraph-rsid="018be1f4" style:text-blinking="false" style:font-size-asian="9.14999961853027pt" style:font-size-complex="10.5pt"/>
    </style:style>
    <style:style style:name="P2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cecb4" officeooo:paragraph-rsid="018cecb4" style:text-blinking="false" style:font-size-asian="9.14999961853027pt" style:font-size-complex="10.5pt"/>
    </style:style>
    <style:style style:name="P2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8df767" style:text-blinking="false" style:font-size-asian="9.14999961853027pt" style:font-size-complex="10.5pt"/>
    </style:style>
    <style:style style:name="P2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df767" officeooo:paragraph-rsid="0192cb9c" style:text-blinking="false" style:font-size-asian="9.14999961853027pt" style:font-size-complex="10.5pt"/>
    </style:style>
    <style:style style:name="P2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e089e" officeooo:paragraph-rsid="018e089e" style:text-blinking="false" style:font-size-asian="9.14999961853027pt" style:font-size-complex="10.5pt"/>
    </style:style>
    <style:style style:name="P2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028c7" officeooo:paragraph-rsid="019028c7" style:text-blinking="false" style:font-size-asian="9.14999961853027pt" style:font-size-complex="10.5pt"/>
    </style:style>
    <style:style style:name="P2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2cb9c" officeooo:paragraph-rsid="0192cb9c" style:text-blinking="false" style:font-size-asian="9.14999961853027pt" style:font-size-complex="10.5pt"/>
    </style:style>
    <style:style style:name="P2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47b57" officeooo:paragraph-rsid="01947b57" style:text-blinking="false" style:font-size-asian="9.14999961853027pt" style:font-size-complex="10.5pt"/>
    </style:style>
    <style:style style:name="P2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6435b" officeooo:paragraph-rsid="0196435b" style:text-blinking="false" style:font-size-asian="9.14999961853027pt" style:font-size-complex="10.5pt"/>
    </style:style>
    <style:style style:name="P2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7013f" officeooo:paragraph-rsid="0197013f" style:text-blinking="false" style:font-size-asian="9.14999961853027pt" style:font-size-complex="10.5pt"/>
    </style:style>
    <style:style style:name="P2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98e923" style:text-blinking="false" style:font-size-asian="9.14999961853027pt" style:font-size-complex="10.5pt"/>
    </style:style>
    <style:style style:name="P26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8e923" officeooo:paragraph-rsid="01c9a3fa" style:text-blinking="false" style:font-size-asian="9.14999961853027pt" style:font-size-complex="10.5pt"/>
    </style:style>
    <style:style style:name="P2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b1856" officeooo:paragraph-rsid="019b1856" style:text-blinking="false" style:font-size-asian="9.14999961853027pt" style:font-size-complex="10.5pt"/>
    </style:style>
    <style:style style:name="P2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dbb8f" officeooo:paragraph-rsid="019dbb8f" style:text-blinking="false" style:font-size-asian="9.14999961853027pt" style:font-size-complex="10.5pt"/>
    </style:style>
    <style:style style:name="P2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6d05" officeooo:paragraph-rsid="019e6d05" style:text-blinking="false" style:font-size-asian="9.14999961853027pt" style:font-size-complex="10.5pt"/>
    </style:style>
    <style:style style:name="P2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ec346" officeooo:paragraph-rsid="019ec346" style:text-blinking="false" style:font-size-asian="9.14999961853027pt" style:font-size-complex="10.5pt"/>
    </style:style>
    <style:style style:name="P2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9f8694" officeooo:paragraph-rsid="019f8694" style:text-blinking="false" style:font-size-asian="9.14999961853027pt" style:font-size-complex="10.5pt"/>
    </style:style>
    <style:style style:name="P26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07275" officeooo:paragraph-rsid="01a07275" style:text-blinking="false" style:font-size-asian="9.14999961853027pt" style:font-size-complex="10.5pt"/>
    </style:style>
    <style:style style:name="P27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15487" officeooo:paragraph-rsid="01a15487" style:text-blinking="false" style:font-size-asian="9.14999961853027pt" style:font-size-complex="10.5pt"/>
    </style:style>
    <style:style style:name="P27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32125" officeooo:paragraph-rsid="01a32125" style:text-blinking="false" style:font-size-asian="9.14999961853027pt" style:font-size-complex="10.5pt"/>
    </style:style>
    <style:style style:name="P27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62063" officeooo:paragraph-rsid="01a62063" style:text-blinking="false" style:font-size-asian="9.14999961853027pt" style:font-size-complex="10.5pt"/>
    </style:style>
    <style:style style:name="P27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27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a068b" officeooo:paragraph-rsid="01aa068b" style:text-blinking="false" style:font-size-asian="9.14999961853027pt" style:font-size-complex="10.5pt"/>
    </style:style>
    <style:style style:name="P27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b663d" officeooo:paragraph-rsid="01ab663d" style:text-blinking="false" style:font-size-asian="9.14999961853027pt" style:font-size-complex="10.5pt"/>
    </style:style>
    <style:style style:name="P27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size-complex="10.5pt"/>
    </style:style>
    <style:style style:name="P27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876d7" style:text-blinking="false" style:font-size-asian="9.14999961853027pt" style:font-size-complex="10.5pt"/>
    </style:style>
    <style:style style:name="P27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876d7" officeooo:paragraph-rsid="01b9ce3e" style:text-blinking="false" style:font-size-asian="9.14999961853027pt" style:font-size-complex="10.5pt"/>
    </style:style>
    <style:style style:name="P27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b377" officeooo:paragraph-rsid="01b9b377" style:text-blinking="false" style:font-size-asian="9.14999961853027pt" style:font-size-complex="10.5pt"/>
    </style:style>
    <style:style style:name="P28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ce3e" officeooo:paragraph-rsid="01b9ce3e" style:text-blinking="false" style:font-size-asian="9.14999961853027pt" style:font-size-complex="10.5pt"/>
    </style:style>
    <style:style style:name="P28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9e12a" officeooo:paragraph-rsid="01b9e12a" style:text-blinking="false" style:font-size-asian="9.14999961853027pt" style:font-size-complex="10.5pt"/>
    </style:style>
    <style:style style:name="P28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ab973" officeooo:paragraph-rsid="01bab973" style:text-blinking="false" style:font-size-asian="9.14999961853027pt" style:font-size-complex="10.5pt"/>
    </style:style>
    <style:style style:name="P28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c6eea" officeooo:paragraph-rsid="01bc6eea" style:text-blinking="false" style:font-size-asian="9.14999961853027pt" style:font-size-complex="10.5pt"/>
    </style:style>
    <style:style style:name="P28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28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1fd3c" officeooo:paragraph-rsid="01c1fd3c" style:text-blinking="false" style:font-size-asian="9.14999961853027pt" style:font-size-complex="10.5pt"/>
    </style:style>
    <style:style style:name="P28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2ae55" officeooo:paragraph-rsid="01c2ae55" style:text-blinking="false" style:font-size-asian="9.14999961853027pt" style:font-size-complex="10.5pt"/>
    </style:style>
    <style:style style:name="P28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4924d" officeooo:paragraph-rsid="01c4924d" style:text-blinking="false" style:font-size-asian="9.14999961853027pt" style:font-size-complex="10.5pt"/>
    </style:style>
    <style:style style:name="P28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5a26a" officeooo:paragraph-rsid="01c5a26a" style:text-blinking="false" style:font-size-asian="9.14999961853027pt" style:font-size-complex="10.5pt"/>
    </style:style>
    <style:style style:name="P28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199" officeooo:paragraph-rsid="01c7a199" style:text-blinking="false" style:font-size-asian="9.14999961853027pt" style:font-size-complex="10.5pt"/>
    </style:style>
    <style:style style:name="P29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7a949" officeooo:paragraph-rsid="01c7a949" style:text-blinking="false" style:font-size-asian="9.14999961853027pt" style:font-size-complex="10.5pt"/>
    </style:style>
    <style:style style:name="P29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a3fa" style:text-blinking="false" style:font-size-asian="9.14999961853027pt" style:font-size-complex="10.5pt"/>
    </style:style>
    <style:style style:name="P29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a3fa" officeooo:paragraph-rsid="01c9bb3a" style:text-blinking="false" style:font-size-asian="9.14999961853027pt" style:font-size-complex="10.5pt"/>
    </style:style>
    <style:style style:name="P29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9bb3a" officeooo:paragraph-rsid="01c9bb3a" style:text-blinking="false" style:font-size-asian="9.14999961853027pt" style:font-size-complex="10.5pt"/>
    </style:style>
    <style:style style:name="P29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b34a0" officeooo:paragraph-rsid="01cb34a0" style:text-blinking="false" style:font-size-asian="9.14999961853027pt" style:font-size-complex="10.5pt"/>
    </style:style>
    <style:style style:name="P29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cff5eb" officeooo:paragraph-rsid="01cff5eb" style:text-blinking="false" style:font-size-asian="9.14999961853027pt" style:font-size-complex="10.5pt"/>
    </style:style>
    <style:style style:name="P29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9.14999961853027pt" style:font-size-complex="10.5pt"/>
    </style:style>
    <style:style style:name="P29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e7fc68" style:text-blinking="false" style:font-size-asian="9.14999961853027pt" style:font-size-complex="10.5pt"/>
    </style:style>
    <style:style style:name="P29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8b8e" officeooo:paragraph-rsid="01d48f87" style:text-blinking="false" style:font-size-asian="9.14999961853027pt" style:font-size-complex="10.5pt"/>
    </style:style>
    <style:style style:name="P29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48f87" officeooo:paragraph-rsid="01d48f87" style:text-blinking="false" style:font-size-asian="9.14999961853027pt" style:font-size-complex="10.5pt"/>
    </style:style>
    <style:style style:name="P30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7aa7e" officeooo:paragraph-rsid="01d7aa7e" style:text-blinking="false" style:font-size-asian="9.14999961853027pt" style:font-size-complex="10.5pt"/>
    </style:style>
    <style:style style:name="P30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ac895" officeooo:paragraph-rsid="01dac895" style:text-blinking="false" style:font-size-asian="9.14999961853027pt" style:font-size-complex="10.5pt"/>
    </style:style>
    <style:style style:name="P30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3c8b" officeooo:paragraph-rsid="01dd3c8b" style:text-blinking="false" style:font-size-asian="9.14999961853027pt" style:font-size-complex="10.5pt"/>
    </style:style>
    <style:style style:name="P30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d936b" officeooo:paragraph-rsid="01dd936b" style:text-blinking="false" style:font-size-asian="9.14999961853027pt" style:font-size-complex="10.5pt"/>
    </style:style>
    <style:style style:name="P30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f4f4d" officeooo:paragraph-rsid="01df4f4d" style:text-blinking="false" style:font-size-asian="9.14999961853027pt" style:font-size-complex="10.5pt"/>
    </style:style>
    <style:style style:name="P30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03610" officeooo:paragraph-rsid="01e03610" style:text-blinking="false" style:font-size-asian="9.14999961853027pt" style:font-size-complex="10.5pt"/>
    </style:style>
    <style:style style:name="P30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2f26a" officeooo:paragraph-rsid="01e2f26a" style:text-blinking="false" style:font-size-asian="9.14999961853027pt" style:font-size-complex="10.5pt"/>
    </style:style>
    <style:style style:name="P30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05fa" officeooo:paragraph-rsid="01e405fa" style:text-blinking="false" style:font-size-asian="9.14999961853027pt" style:font-size-complex="10.5pt"/>
    </style:style>
    <style:style style:name="P30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44bcb" officeooo:paragraph-rsid="01e44bcb" style:text-blinking="false" style:font-size-asian="9.14999961853027pt" style:font-size-complex="10.5pt"/>
    </style:style>
    <style:style style:name="P30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e67e3e" officeooo:paragraph-rsid="01e67e3e" style:text-blinking="false" style:font-size-asian="9.14999961853027pt" style:font-size-complex="10.5pt"/>
    </style:style>
    <style:style style:name="P31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ad863a" officeooo:paragraph-rsid="01ad863a" style:text-blinking="false" style:font-size-asian="9.14999961853027pt" style:font-weight-asian="normal" style:font-size-complex="10.5pt" style:font-weight-complex="normal"/>
    </style:style>
    <style:style style:name="P31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31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31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size-complex="10.5pt"/>
    </style:style>
    <style:style style:name="P31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1f3b5d9" style:text-blinking="false" style:font-size-asian="10.5pt" style:font-size-complex="10.5pt"/>
    </style:style>
    <style:style style:name="P31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3b5d9" officeooo:paragraph-rsid="02027d00" style:text-blinking="false" style:font-size-asian="10.5pt" style:font-size-complex="10.5pt"/>
    </style:style>
    <style:style style:name="P31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size-complex="10.5pt"/>
    </style:style>
    <style:style style:name="P31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87762" officeooo:paragraph-rsid="01f87762" style:text-blinking="false" style:font-size-asian="10.5pt" style:font-size-complex="10.5pt"/>
    </style:style>
    <style:style style:name="P31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a50e0" officeooo:paragraph-rsid="01fa50e0" style:text-blinking="false" style:font-size-asian="10.5pt" style:font-size-complex="10.5pt"/>
    </style:style>
    <style:style style:name="P31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b79c0" officeooo:paragraph-rsid="01fb79c0" style:text-blinking="false" style:font-size-asian="10.5pt" style:font-size-complex="10.5pt"/>
    </style:style>
    <style:style style:name="P32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size-complex="10.5pt"/>
    </style:style>
    <style:style style:name="P32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f1a55" officeooo:paragraph-rsid="01ff1a55" style:text-blinking="false" style:font-size-asian="10.5pt" style:font-size-complex="10.5pt"/>
    </style:style>
    <style:style style:name="P32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036b5" officeooo:paragraph-rsid="020036b5" style:text-blinking="false" style:font-size-asian="10.5pt" style:font-size-complex="10.5pt"/>
    </style:style>
    <style:style style:name="P32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1117b" officeooo:paragraph-rsid="0201117b" style:text-blinking="false" style:font-size-asian="10.5pt" style:font-size-complex="10.5pt"/>
    </style:style>
    <style:style style:name="P32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32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32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8dfc5" officeooo:paragraph-rsid="0208dfc5" style:text-blinking="false" style:font-size-asian="10.5pt" style:font-size-complex="10.5pt"/>
    </style:style>
    <style:style style:name="P32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cd1f" officeooo:paragraph-rsid="020acd1f" style:text-blinking="false" style:font-size-asian="10.5pt" style:font-size-complex="10.5pt"/>
    </style:style>
    <style:style style:name="P32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af5c9" officeooo:paragraph-rsid="020af5c9" style:text-blinking="false" style:font-size-asian="10.5pt" style:font-size-complex="10.5pt"/>
    </style:style>
    <style:style style:name="P32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0e0d9e" officeooo:paragraph-rsid="0212ef7a" style:text-blinking="false" style:font-size-asian="10.5pt" style:font-size-complex="10.5pt"/>
    </style:style>
    <style:style style:name="P33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ba980" officeooo:paragraph-rsid="021ba980" style:text-blinking="false" style:font-size-asian="10.5pt" style:font-size-complex="10.5pt"/>
    </style:style>
    <style:style style:name="P33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d9c7c" officeooo:paragraph-rsid="021d9c7c" style:text-blinking="false" style:font-size-asian="10.5pt" style:font-size-complex="10.5pt"/>
    </style:style>
    <style:style style:name="P33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21ed769" officeooo:paragraph-rsid="021ed769" style:text-blinking="false" style:font-size-asian="10.5pt" style:font-size-complex="10.5pt"/>
    </style:style>
    <style:style style:name="P33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d36fdd" officeooo:paragraph-rsid="01d36fdd" style:text-blinking="false" style:font-size-asian="10.5pt" style:font-weight-asian="normal" style:font-size-complex="10.5pt" style:font-weight-complex="normal"/>
    </style:style>
    <style:style style:name="P33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75bea" officeooo:paragraph-rsid="01f75bea" style:text-blinking="false" style:font-size-asian="10.5pt" style:font-weight-asian="normal" style:font-size-complex="10.5pt" style:font-weight-complex="normal"/>
    </style:style>
    <style:style style:name="P33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d0c75" officeooo:paragraph-rsid="01fd0c75" style:text-blinking="false" style:font-size-asian="10.5pt" style:font-weight-asian="normal" style:font-size-complex="10.5pt" style:font-weight-complex="normal"/>
    </style:style>
    <style:style style:name="P33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fea5fa" officeooo:paragraph-rsid="01fea5fa" style:text-blinking="false" style:font-size-asian="10.5pt" style:font-weight-asian="normal" style:font-size-complex="10.5pt" style:font-weight-complex="normal"/>
    </style:style>
    <style:style style:name="P33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7783bd" officeooo:paragraph-rsid="017783bd" style:text-blinking="false" style:font-size-asian="9.14999961853027pt" style:font-weight-asian="bold" style:font-size-complex="10.5pt" style:font-weight-complex="bold"/>
    </style:style>
    <style:style style:name="P33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0eb9e" officeooo:paragraph-rsid="0180eb9e" style:text-blinking="false" style:font-size-asian="9.14999961853027pt" style:font-weight-asian="bold" style:font-size-complex="10.5pt" style:font-weight-complex="bold"/>
    </style:style>
    <style:style style:name="P33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5e262" officeooo:paragraph-rsid="0185e262" style:text-blinking="false" style:font-size-asian="9.14999961853027pt" style:font-weight-asian="bold" style:font-size-complex="10.5pt" style:font-weight-complex="bold"/>
    </style:style>
    <style:style style:name="P34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028c7" officeooo:paragraph-rsid="019028c7" style:text-blinking="false" style:font-size-asian="9.14999961853027pt" style:font-weight-asian="bold" style:font-size-complex="10.5pt" style:font-weight-complex="bold"/>
    </style:style>
    <style:style style:name="P34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39aa" officeooo:paragraph-rsid="019239aa" style:text-blinking="false" style:font-size-asian="9.14999961853027pt" style:font-weight-asian="bold" style:font-size-complex="10.5pt" style:font-weight-complex="bold"/>
    </style:style>
    <style:style style:name="P34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2cb9c" officeooo:paragraph-rsid="0192cb9c" style:text-blinking="false" style:font-size-asian="9.14999961853027pt" style:font-weight-asian="bold" style:font-size-complex="10.5pt" style:font-weight-complex="bold"/>
    </style:style>
    <style:style style:name="P34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8f65b0" officeooo:paragraph-rsid="018f65b0" style:text-blinking="false" style:font-size-asian="9.14999961853027pt" style:font-weight-asian="bold" style:font-size-complex="10.5pt" style:font-weight-complex="bold"/>
    </style:style>
    <style:style style:name="P34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9b1856" officeooo:paragraph-rsid="019b1856" style:text-blinking="false" style:font-size-asian="9.14999961853027pt" style:font-weight-asian="bold" style:font-size-complex="10.5pt" style:font-weight-complex="bold"/>
    </style:style>
    <style:style style:name="P34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07275" officeooo:paragraph-rsid="01a07275" style:text-blinking="false" style:font-size-asian="9.14999961853027pt" style:font-weight-asian="bold" style:font-size-complex="10.5pt" style:font-weight-complex="bold"/>
    </style:style>
    <style:style style:name="P34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799df" officeooo:paragraph-rsid="01a799df" style:text-blinking="false" style:font-size-asian="9.14999961853027pt" style:font-weight-asian="bold" style:font-size-complex="10.5pt" style:font-weight-complex="bold"/>
    </style:style>
    <style:style style:name="P34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d863a" officeooo:paragraph-rsid="01ad863a" style:text-blinking="false" style:font-size-asian="9.14999961853027pt" style:font-weight-asian="bold" style:font-size-complex="10.5pt" style:font-weight-complex="bold"/>
    </style:style>
    <style:style style:name="P34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b876d7" officeooo:paragraph-rsid="01b876d7" style:text-blinking="false" style:font-size-asian="9.14999961853027pt" style:font-weight-asian="bold" style:font-size-complex="10.5pt" style:font-weight-complex="bold"/>
    </style:style>
    <style:style style:name="P34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ae31a0" officeooo:paragraph-rsid="01bec2aa" style:text-blinking="false" style:font-size-asian="9.14999961853027pt" style:font-weight-asian="bold" style:font-size-complex="10.5pt" style:font-weight-complex="bold"/>
    </style:style>
    <style:style style:name="P35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1fd3c" officeooo:paragraph-rsid="01c1fd3c" style:text-blinking="false" style:font-size-asian="9.14999961853027pt" style:font-weight-asian="bold" style:font-size-complex="10.5pt" style:font-weight-complex="bold"/>
    </style:style>
    <style:style style:name="P35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4924d" officeooo:paragraph-rsid="01c4924d" style:text-blinking="false" style:font-size-asian="9.14999961853027pt" style:font-weight-asian="bold" style:font-size-complex="10.5pt" style:font-weight-complex="bold"/>
    </style:style>
    <style:style style:name="P35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c8e861" officeooo:paragraph-rsid="01c8e861" style:text-blinking="false" style:font-size-asian="9.14999961853027pt" style:font-weight-asian="bold" style:font-size-complex="10.5pt" style:font-weight-complex="bold"/>
    </style:style>
    <style:style style:name="P353"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9.14999961853027pt" style:font-weight-asian="bold" style:font-size-complex="10.5pt" style:font-weight-complex="bold"/>
    </style:style>
    <style:style style:name="P35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e67e3e" officeooo:paragraph-rsid="01e67e3e" style:text-blinking="false" style:font-size-asian="9.14999961853027pt" style:font-weight-asian="bold" style:font-size-complex="10.5pt" style:font-weight-complex="bold"/>
    </style:style>
    <style:style style:name="P35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d36fdd" officeooo:paragraph-rsid="01d36fdd" style:text-blinking="false" style:font-size-asian="10.5pt" style:font-weight-asian="bold" style:font-size-complex="10.5pt" style:font-weight-complex="bold"/>
    </style:style>
    <style:style style:name="P35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1fd0c75" officeooo:paragraph-rsid="01fd0c75" style:text-blinking="false" style:font-size-asian="10.5pt" style:font-weight-asian="bold" style:font-size-complex="10.5pt" style:font-weight-complex="bold"/>
    </style:style>
    <style:style style:name="P35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036b5" officeooo:paragraph-rsid="020036b5" style:text-blinking="false" style:font-size-asian="10.5pt" style:font-weight-asian="bold" style:font-size-complex="10.5pt" style:font-weight-complex="bold"/>
    </style:style>
    <style:style style:name="P35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27d00" officeooo:paragraph-rsid="02027d00" style:text-blinking="false" style:font-size-asian="10.5pt" style:font-weight-asian="bold" style:font-size-complex="10.5pt" style:font-weight-complex="bold"/>
    </style:style>
    <style:style style:name="P359"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42823" officeooo:paragraph-rsid="02042823" style:text-blinking="false" style:font-size-asian="10.5pt" style:font-weight-asian="bold" style:font-size-complex="10.5pt" style:font-weight-complex="bold"/>
    </style:style>
    <style:style style:name="P360"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8dfc5" officeooo:paragraph-rsid="0208dfc5" style:text-blinking="false" style:font-size-asian="10.5pt" style:font-weight-asian="bold" style:font-size-complex="10.5pt" style:font-weight-complex="bold"/>
    </style:style>
    <style:style style:name="P361"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0e0d9e" officeooo:paragraph-rsid="020e0d9e" style:text-blinking="false" style:font-size-asian="10.5pt" style:font-weight-asian="bold" style:font-size-complex="10.5pt" style:font-weight-complex="bold"/>
    </style:style>
    <style:style style:name="P362"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bold" officeooo:rsid="0219bfd4" officeooo:paragraph-rsid="0219bfd4" style:text-blinking="false" style:font-size-asian="10.5pt" style:font-weight-asian="bold" style:font-size-complex="10.5pt" style:font-weight-complex="bold"/>
    </style:style>
    <style:style style:name="P363" style:family="paragraph" style:parent-style-name="Standard">
      <style:text-properties fo:font-variant="normal" fo:text-transform="none" style:text-line-through-style="solid" style:text-line-through-type="single" style:font-name="Slack-Lato" fo:font-size="10.5pt" fo:letter-spacing="normal" fo:font-style="normal" style:text-underline-style="none" fo:font-weight="normal" officeooo:rsid="01a799df" officeooo:paragraph-rsid="01a799df" style:text-blinking="false" style:font-size-asian="9.14999961853027pt" style:font-size-complex="10.5pt"/>
    </style:style>
    <style:style style:name="P364"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c1fd3c" officeooo:paragraph-rsid="01c1fd3c" style:text-blinking="false" fo:background-color="#1e1e1e" style:font-size-asian="9.14999961853027pt" style:font-size-complex="10.5pt"/>
    </style:style>
    <style:style style:name="P365" style:family="paragraph" style:parent-style-name="Standard">
      <style:text-properties fo:font-variant="normal" fo:text-transform="none" fo:color="#ce9178"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6" style:family="paragraph" style:parent-style-name="Standard">
      <style:text-properties fo:font-variant="normal" fo:text-transform="none" fo:color="#6a9955" style:text-line-through-style="none" style:text-line-through-type="none" style:font-name="Droid Sans Mono" fo:font-size="10.5pt" fo:letter-spacing="normal" fo:font-style="normal" style:text-underline-style="none" fo:font-weight="normal" officeooo:rsid="01d36fdd" officeooo:paragraph-rsid="01d36fdd" style:text-blinking="false" fo:background-color="#1e1e1e" style:font-size-asian="10.5pt" style:font-size-complex="10.5pt"/>
    </style:style>
    <style:style style:name="P367" style:family="paragraph" style:parent-style-name="Standard">
      <style:text-properties officeooo:rsid="0043b333" officeooo:paragraph-rsid="00fea319"/>
    </style:style>
    <style:style style:name="P368" style:family="paragraph" style:parent-style-name="Standard">
      <style:text-properties officeooo:rsid="01042038" officeooo:paragraph-rsid="01042038"/>
    </style:style>
    <style:style style:name="P369" style:family="paragraph" style:parent-style-name="Standard">
      <style:text-properties officeooo:rsid="01042038" officeooo:paragraph-rsid="0105e2e5"/>
    </style:style>
    <style:style style:name="P370" style:family="paragraph" style:parent-style-name="Standard">
      <style:text-properties officeooo:rsid="01042038" officeooo:paragraph-rsid="014d1806"/>
    </style:style>
    <style:style style:name="P371" style:family="paragraph" style:parent-style-name="Standard">
      <style:text-properties officeooo:rsid="014beb9e" officeooo:paragraph-rsid="014d1806"/>
    </style:style>
    <style:style style:name="P372" style:family="paragraph" style:parent-style-name="Standard">
      <style:text-properties officeooo:paragraph-rsid="0155bfe0"/>
    </style:style>
    <style:style style:name="P373" style:family="paragraph" style:parent-style-name="Standard">
      <style:text-properties officeooo:paragraph-rsid="01b5dc1d"/>
    </style:style>
    <style:style style:name="P374" style:family="paragraph" style:parent-style-name="Standard">
      <style:text-properties officeooo:rsid="01f32b74" officeooo:paragraph-rsid="01f32b74"/>
    </style:style>
    <style:style style:name="P375" style:family="paragraph" style:parent-style-name="Text_20_body">
      <style:text-properties officeooo:rsid="0019de0a" officeooo:paragraph-rsid="0019de0a"/>
    </style:style>
    <style:style style:name="P376" style:family="paragraph" style:parent-style-name="Table_20_Contents">
      <style:text-properties officeooo:rsid="00d24909" officeooo:paragraph-rsid="00d24909"/>
    </style:style>
    <style:style style:name="P377" style:family="paragraph" style:parent-style-name="Table_20_Contents">
      <style:text-properties officeooo:rsid="00d24909" officeooo:paragraph-rsid="016465a0"/>
    </style:style>
    <style:style style:name="P378" style:family="paragraph" style:parent-style-name="Table_20_Contents">
      <style:text-properties officeooo:rsid="00d24909" officeooo:paragraph-rsid="01e7fc68"/>
    </style:style>
    <style:style style:name="P379" style:family="paragraph" style:parent-style-name="Table_20_Contents">
      <style:text-properties officeooo:rsid="00d62ad0" officeooo:paragraph-rsid="00d62ad0"/>
    </style:style>
    <style:style style:name="P380" style:family="paragraph" style:parent-style-name="Table_20_Contents">
      <style:text-properties officeooo:rsid="00d62ad0" officeooo:paragraph-rsid="016465a0"/>
    </style:style>
    <style:style style:name="P381" style:family="paragraph" style:parent-style-name="Table_20_Contents">
      <style:text-properties officeooo:rsid="00d62ad0" officeooo:paragraph-rsid="01c4924d"/>
    </style:style>
    <style:style style:name="P382" style:family="paragraph" style:parent-style-name="Table_20_Contents">
      <style:text-properties officeooo:rsid="00d62ad0" officeooo:paragraph-rsid="01e7fc68"/>
    </style:style>
    <style:style style:name="P383" style:family="paragraph" style:parent-style-name="Table_20_Contents">
      <style:text-properties officeooo:rsid="00d7d1f0" officeooo:paragraph-rsid="00d7d1f0"/>
    </style:style>
    <style:style style:name="P384" style:family="paragraph" style:parent-style-name="Table_20_Contents">
      <style:text-properties officeooo:rsid="00d7d1f0" officeooo:paragraph-rsid="016465a0"/>
    </style:style>
    <style:style style:name="P385" style:family="paragraph" style:parent-style-name="Table_20_Contents">
      <style:text-properties officeooo:rsid="00d7d1f0" officeooo:paragraph-rsid="01c4924d"/>
    </style:style>
    <style:style style:name="P386" style:family="paragraph" style:parent-style-name="Table_20_Contents">
      <style:text-properties officeooo:rsid="00d7d1f0" officeooo:paragraph-rsid="01e7fc68"/>
    </style:style>
    <style:style style:name="P387" style:family="paragraph" style:parent-style-name="Table_20_Contents">
      <style:text-properties officeooo:rsid="011dbf00" officeooo:paragraph-rsid="011dbf00"/>
    </style:style>
    <style:style style:name="P388" style:family="paragraph" style:parent-style-name="Table_20_Contents">
      <style:text-properties officeooo:paragraph-rsid="016465a0"/>
    </style:style>
    <style:style style:name="P389" style:family="paragraph" style:parent-style-name="Table_20_Contents">
      <style:text-properties officeooo:rsid="01c4924d" officeooo:paragraph-rsid="01c4924d"/>
    </style:style>
    <style:style style:name="P390" style:family="paragraph" style:parent-style-name="Table_20_Contents">
      <style:text-properties officeooo:rsid="01c4924d" officeooo:paragraph-rsid="01e7fc68"/>
    </style:style>
    <style:style style:name="P391" style:family="paragraph" style:parent-style-name="Table_20_Contents">
      <style:text-properties officeooo:paragraph-rsid="01e7fc68"/>
    </style:style>
    <style:style style:name="P392" style:family="paragraph" style:parent-style-name="Table_20_Contents">
      <style:text-properties officeooo:rsid="01f32b74" officeooo:paragraph-rsid="01f32b74"/>
    </style:style>
    <style:style style:name="P393" style:family="paragraph" style:parent-style-name="Table_20_Contents">
      <style:text-properties style:font-name="Slack-Lato" fo:font-size="10.5pt" style:font-size-asian="10.5pt" style:font-size-complex="10.5pt"/>
    </style:style>
    <style:style style:name="P394" style:family="paragraph" style:parent-style-name="Table_20_Contents">
      <style:paragraph-properties fo:text-align="center" style:justify-single-word="false"/>
      <style:text-properties style:font-name="Slack-Lato" fo:font-size="10.5pt" officeooo:rsid="020e0d9e" officeooo:paragraph-rsid="020e0d9e" style:font-size-asian="10.5pt" style:font-size-complex="10.5pt"/>
    </style:style>
    <style:style style:name="P395" style:family="paragraph" style:parent-style-name="Table_20_Contents">
      <style:paragraph-properties fo:text-align="center" style:justify-single-word="false"/>
      <style:text-properties style:font-name="Slack-Lato" fo:font-size="10.5pt" officeooo:rsid="020e0d9e" officeooo:paragraph-rsid="0212ef7a" style:font-size-asian="10.5pt" style:font-size-complex="10.5pt"/>
    </style:style>
    <style:style style:name="P396" style:family="paragraph" style:parent-style-name="Table_20_Contents">
      <style:paragraph-properties fo:text-align="end" style:justify-single-word="false"/>
      <style:text-properties style:font-name="Slack-Lato" fo:font-size="10.5pt" officeooo:rsid="020e0d9e" officeooo:paragraph-rsid="020e0d9e" style:font-size-asian="10.5pt" style:font-size-complex="10.5pt"/>
    </style:style>
    <style:style style:name="P397" style:family="paragraph" style:parent-style-name="Table_20_Contents">
      <style:paragraph-properties fo:text-align="end" style:justify-single-word="false"/>
      <style:text-properties style:font-name="Slack-Lato" fo:font-size="10.5pt" officeooo:rsid="020e0d9e" officeooo:paragraph-rsid="0212ef7a" style:font-size-asian="10.5pt" style:font-size-complex="10.5pt"/>
    </style:style>
    <style:style style:name="P398" style:family="paragraph" style:parent-style-name="Table_20_Contents">
      <style:paragraph-properties fo:text-align="center" style:justify-single-word="false"/>
      <style:text-properties style:font-name="Slack-Lato" fo:font-size="10.5pt" officeooo:paragraph-rsid="0212ef7a" style:font-size-asian="10.5pt" style:font-size-complex="10.5pt"/>
    </style:style>
    <style:style style:name="P399" style:family="paragraph" style:parent-style-name="Table_20_Contents">
      <style:paragraph-properties fo:text-align="end" style:justify-single-word="false"/>
      <style:text-properties style:font-name="Slack-Lato" fo:font-size="10.5pt" officeooo:rsid="02109f3a" officeooo:paragraph-rsid="02109f3a" style:font-size-asian="10.5pt" style:font-size-complex="10.5pt"/>
    </style:style>
    <style:style style:name="P400" style:family="paragraph" style:parent-style-name="Table_20_Contents">
      <style:paragraph-properties fo:text-align="end" style:justify-single-word="false"/>
      <style:text-properties style:font-name="Slack-Lato" fo:font-size="10.5pt" officeooo:rsid="02109f3a" officeooo:paragraph-rsid="0212ef7a" style:font-size-asian="10.5pt" style:font-size-complex="10.5pt"/>
    </style:style>
    <style:style style:name="P401" style:family="paragraph" style:parent-style-name="Table_20_Contents">
      <style:paragraph-properties fo:text-align="center" style:justify-single-word="false"/>
      <style:text-properties style:font-name="Slack-Lato" fo:font-size="10.5pt" officeooo:rsid="02109f3a" officeooo:paragraph-rsid="0212ef7a" style:font-size-asian="10.5pt" style:font-size-complex="10.5pt"/>
    </style:style>
    <style:style style:name="P402" style:family="paragraph" style:parent-style-name="Table_20_Contents">
      <style:paragraph-properties fo:text-align="center" style:justify-single-word="false"/>
      <style:text-properties style:font-name="Slack-Lato" fo:font-size="10.5pt" officeooo:rsid="0211a403" officeooo:paragraph-rsid="0211a403" style:font-size-asian="10.5pt" style:font-size-complex="10.5pt"/>
    </style:style>
    <style:style style:name="P403" style:family="paragraph" style:parent-style-name="Table_20_Contents">
      <style:paragraph-properties fo:text-align="center" style:justify-single-word="false"/>
      <style:text-properties style:font-name="Slack-Lato" fo:font-size="10.5pt" officeooo:rsid="0212179b" officeooo:paragraph-rsid="0212179b" style:font-size-asian="10.5pt" style:font-size-complex="10.5pt"/>
    </style:style>
    <style:style style:name="P404" style:family="paragraph" style:parent-style-name="Table_20_Contents">
      <style:paragraph-properties fo:text-align="end" style:justify-single-word="false"/>
      <style:text-properties style:font-name="Slack-Lato" fo:font-size="10.5pt" officeooo:rsid="0212ef7a" officeooo:paragraph-rsid="0212ef7a" style:font-size-asian="10.5pt" style:font-size-complex="10.5pt"/>
    </style:style>
    <style:style style:name="P405" style:family="paragraph" style:parent-style-name="Table_20_Contents">
      <style:paragraph-properties fo:text-align="center" style:justify-single-word="false"/>
      <style:text-properties style:font-name="Slack-Lato" fo:font-size="10.5pt" officeooo:rsid="0216bab9" officeooo:paragraph-rsid="0216bab9" style:font-size-asian="10.5pt" style:font-size-complex="10.5pt"/>
    </style:style>
    <style:style style:name="P406" style:family="paragraph" style:parent-style-name="Table_20_Contents">
      <style:text-properties style:font-name="Slack-Lato" fo:font-size="10.5pt" officeooo:rsid="02175391" officeooo:paragraph-rsid="02175391" style:font-size-asian="10.5pt" style:font-size-complex="10.5pt"/>
    </style:style>
    <style:style style:name="P407" style:family="paragraph" style:parent-style-name="Table_20_Contents">
      <style:text-properties style:font-name="Slack-Lato" fo:font-size="10.5pt" officeooo:paragraph-rsid="02175391" style:font-size-asian="10.5pt" style:font-size-complex="10.5pt"/>
    </style:style>
    <style:style style:name="P408" style:family="paragraph" style:parent-style-name="Table_20_Contents">
      <style:paragraph-properties fo:text-align="center" style:justify-single-word="false"/>
      <style:text-properties style:font-name="Slack-Lato" fo:font-size="10.5pt" officeooo:rsid="021948b3" officeooo:paragraph-rsid="021948b3" style:font-size-asian="10.5pt" style:font-size-complex="10.5pt"/>
    </style:style>
    <style:style style:name="P409"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410" style:family="paragraph" style:parent-style-name="Standard" style:list-style-name="L2">
      <style:text-properties style:text-line-through-style="solid" style:text-line-through-type="single" officeooo:rsid="0025f455" officeooo:paragraph-rsid="0026750a"/>
    </style:style>
    <style:style style:name="P411" style:family="paragraph" style:parent-style-name="Standard" style:list-style-name="L2">
      <style:text-properties officeooo:rsid="0025f455" officeooo:paragraph-rsid="0026750a"/>
    </style:style>
    <style:style style:name="P412" style:family="paragraph" style:parent-style-name="Standard" style:list-style-name="L3">
      <style:text-properties officeooo:rsid="0025f455" officeooo:paragraph-rsid="0026750a"/>
    </style:style>
    <style:style style:name="P413" style:family="paragraph" style:parent-style-name="Standard" style:list-style-name="L4">
      <style:text-properties officeooo:rsid="0025f455" officeooo:paragraph-rsid="0026750a"/>
    </style:style>
    <style:style style:name="P414" style:family="paragraph" style:parent-style-name="Standard" style:list-style-name="L3">
      <style:text-properties officeooo:rsid="002db1c6" officeooo:paragraph-rsid="002db1c6"/>
    </style:style>
    <style:style style:name="P415" style:family="paragraph" style:parent-style-name="Standard" style:list-style-name="L4">
      <style:text-properties officeooo:rsid="0026750a" officeooo:paragraph-rsid="0026750a"/>
    </style:style>
    <style:style style:name="P416" style:family="paragraph" style:parent-style-name="Standard" style:list-style-name="L5">
      <style:text-properties officeooo:rsid="00327991" officeooo:paragraph-rsid="00327991"/>
    </style:style>
    <style:style style:name="P417" style:family="paragraph" style:parent-style-name="Standard" style:list-style-name="L6">
      <style:text-properties officeooo:rsid="00327991" officeooo:paragraph-rsid="00327991"/>
    </style:style>
    <style:style style:name="P418" style:family="paragraph" style:parent-style-name="Standard" style:list-style-name="L7">
      <style:text-properties officeooo:rsid="00327991" officeooo:paragraph-rsid="00327991"/>
    </style:style>
    <style:style style:name="P419" style:family="paragraph" style:parent-style-name="Standard" style:list-style-name="L6">
      <style:text-properties officeooo:paragraph-rsid="00327991"/>
    </style:style>
    <style:style style:name="P420" style:family="paragraph" style:parent-style-name="Standard" style:list-style-name="L8">
      <style:text-properties officeooo:rsid="00259dad" officeooo:paragraph-rsid="00259dad"/>
    </style:style>
    <style:style style:name="P421" style:family="paragraph" style:parent-style-name="Standard" style:list-style-name="L9">
      <style:text-properties officeooo:rsid="00217a1f" officeooo:paragraph-rsid="00217a1f"/>
    </style:style>
    <style:style style:name="P422" style:family="paragraph" style:parent-style-name="Standard" style:list-style-name="L12">
      <style:text-properties officeooo:rsid="00217a1f" officeooo:paragraph-rsid="00217a1f"/>
    </style:style>
    <style:style style:name="P423" style:family="paragraph" style:parent-style-name="Standard" style:list-style-name="L9">
      <style:text-properties officeooo:rsid="001c4bac" officeooo:paragraph-rsid="001c4bac"/>
    </style:style>
    <style:style style:name="P424" style:family="paragraph" style:parent-style-name="Standard" style:list-style-name="L10">
      <style:text-properties officeooo:rsid="001c4bac" officeooo:paragraph-rsid="00217a1f"/>
    </style:style>
    <style:style style:name="P425" style:family="paragraph" style:parent-style-name="Standard" style:list-style-name="L10">
      <style:text-properties officeooo:rsid="001c4bac" officeooo:paragraph-rsid="001c4bac"/>
    </style:style>
    <style:style style:name="P426" style:family="paragraph" style:parent-style-name="Standard" style:list-style-name="L12">
      <style:text-properties officeooo:rsid="001c4bac" officeooo:paragraph-rsid="001c4bac"/>
    </style:style>
    <style:style style:name="P427" style:family="paragraph" style:parent-style-name="Standard" style:list-style-name="L11">
      <style:text-properties fo:font-weight="normal" officeooo:rsid="0034798c" officeooo:paragraph-rsid="0034798c" style:font-weight-asian="normal" style:font-weight-complex="normal"/>
    </style:style>
    <style:style style:name="P428" style:family="paragraph" style:parent-style-name="Standard" style:list-style-name="L14">
      <style:text-properties fo:font-weight="normal" officeooo:rsid="00ff462b" officeooo:paragraph-rsid="0100c76d" style:font-weight-asian="normal" style:font-weight-complex="normal"/>
    </style:style>
    <style:style style:name="P429" style:family="paragraph" style:parent-style-name="Standard" style:list-style-name="L13">
      <style:text-properties officeooo:rsid="0034dfd0" officeooo:paragraph-rsid="0034dfd0"/>
    </style:style>
    <style:style style:name="P430" style:family="paragraph" style:parent-style-name="Standard" style:list-style-name="L14">
      <style:text-properties officeooo:rsid="0039bf20" officeooo:paragraph-rsid="0039bf20"/>
    </style:style>
    <style:style style:name="P431" style:family="paragraph" style:parent-style-name="Standard" style:list-style-name="L14">
      <style:text-properties officeooo:rsid="0039bf20" officeooo:paragraph-rsid="00fea319"/>
    </style:style>
    <style:style style:name="P432" style:family="paragraph" style:parent-style-name="Standard" style:list-style-name="L14">
      <style:text-properties officeooo:rsid="003be1bf" officeooo:paragraph-rsid="003be1bf"/>
    </style:style>
    <style:style style:name="P433" style:family="paragraph" style:parent-style-name="Standard" style:list-style-name="L14">
      <style:text-properties officeooo:rsid="003be1bf" officeooo:paragraph-rsid="00fea319"/>
    </style:style>
    <style:style style:name="P434" style:family="paragraph" style:parent-style-name="Standard" style:list-style-name="L15">
      <style:text-properties officeooo:rsid="003be1bf" officeooo:paragraph-rsid="003be1bf"/>
    </style:style>
    <style:style style:name="P435" style:family="paragraph" style:parent-style-name="Standard" style:list-style-name="L14">
      <style:text-properties officeooo:rsid="0041004c" officeooo:paragraph-rsid="0041004c"/>
    </style:style>
    <style:style style:name="P436" style:family="paragraph" style:parent-style-name="Standard" style:list-style-name="L14">
      <style:text-properties officeooo:rsid="0041004c" officeooo:paragraph-rsid="00fea319"/>
    </style:style>
    <style:style style:name="P437" style:family="paragraph" style:parent-style-name="Standard" style:list-style-name="L14">
      <style:text-properties officeooo:rsid="004ccff6" officeooo:paragraph-rsid="004ccff6"/>
    </style:style>
    <style:style style:name="P438" style:family="paragraph" style:parent-style-name="Standard" style:list-style-name="L14">
      <style:text-properties officeooo:rsid="0043b333" officeooo:paragraph-rsid="0043b333"/>
    </style:style>
    <style:style style:name="P439" style:family="paragraph" style:parent-style-name="Standard" style:list-style-name="L14">
      <style:text-properties officeooo:rsid="0043b333" officeooo:paragraph-rsid="004a7c70"/>
    </style:style>
    <style:style style:name="P440" style:family="paragraph" style:parent-style-name="Standard" style:list-style-name="L14">
      <style:text-properties officeooo:rsid="0043b333" officeooo:paragraph-rsid="00fea319"/>
    </style:style>
    <style:style style:name="P441" style:family="paragraph" style:parent-style-name="Standard" style:list-style-name="L15">
      <style:text-properties officeooo:rsid="003e29dc" officeooo:paragraph-rsid="003e29dc"/>
    </style:style>
    <style:style style:name="P442" style:family="paragraph" style:parent-style-name="Standard" style:list-style-name="L16">
      <style:text-properties officeooo:rsid="002aed63" officeooo:paragraph-rsid="005011ee"/>
    </style:style>
    <style:style style:name="P443" style:family="paragraph" style:parent-style-name="Standard" style:list-style-name="L16">
      <style:text-properties officeooo:rsid="002b2f6f" officeooo:paragraph-rsid="005011ee"/>
    </style:style>
    <style:style style:name="P444" style:family="paragraph" style:parent-style-name="Standard" style:list-style-name="L17">
      <style:text-properties officeooo:paragraph-rsid="00512b8a"/>
    </style:style>
    <style:style style:name="P445" style:family="paragraph" style:parent-style-name="Standard" style:list-style-name="L17">
      <style:text-properties officeooo:rsid="00512b8a" officeooo:paragraph-rsid="00512b8a"/>
    </style:style>
    <style:style style:name="P446" style:family="paragraph" style:parent-style-name="Standard" style:list-style-name="L17">
      <style:text-properties officeooo:rsid="005195fe" officeooo:paragraph-rsid="00a95ae8"/>
    </style:style>
    <style:style style:name="P447" style:family="paragraph" style:parent-style-name="Standard" style:list-style-name="L17">
      <style:text-properties officeooo:rsid="005195fe" officeooo:paragraph-rsid="005195fe"/>
    </style:style>
    <style:style style:name="P448" style:family="paragraph" style:parent-style-name="Standard" style:list-style-name="L17">
      <style:text-properties officeooo:rsid="0052d138" officeooo:paragraph-rsid="0052d138"/>
    </style:style>
    <style:style style:name="P449" style:family="paragraph" style:parent-style-name="Standard" style:list-style-name="L17">
      <style:text-properties officeooo:rsid="0051e3a4" officeooo:paragraph-rsid="0051e3a4"/>
    </style:style>
    <style:style style:name="P450" style:family="paragraph" style:parent-style-name="Standard" style:list-style-name="L18">
      <style:text-properties officeooo:rsid="005758b2" officeooo:paragraph-rsid="005758b2"/>
    </style:style>
    <style:style style:name="P451" style:family="paragraph" style:parent-style-name="Standard" style:list-style-name="L21">
      <style:text-properties officeooo:rsid="005758b2" officeooo:paragraph-rsid="005758b2"/>
    </style:style>
    <style:style style:name="P452" style:family="paragraph" style:parent-style-name="Standard" style:list-style-name="L21">
      <style:text-properties officeooo:rsid="005758b2" officeooo:paragraph-rsid="006a5078"/>
    </style:style>
    <style:style style:name="P453" style:family="paragraph" style:parent-style-name="Standard" style:list-style-name="L20">
      <style:text-properties officeooo:rsid="005758b2" officeooo:paragraph-rsid="005758b2"/>
    </style:style>
    <style:style style:name="P454" style:family="paragraph" style:parent-style-name="Standard" style:list-style-name="L22">
      <style:text-properties officeooo:rsid="005758b2" officeooo:paragraph-rsid="005758b2"/>
    </style:style>
    <style:style style:name="P455" style:family="paragraph" style:parent-style-name="Standard" style:list-style-name="L23">
      <style:text-properties officeooo:rsid="005758b2" officeooo:paragraph-rsid="00690f49"/>
    </style:style>
    <style:style style:name="P456" style:family="paragraph" style:parent-style-name="Standard" style:list-style-name="L23">
      <style:text-properties officeooo:rsid="005758b2" officeooo:paragraph-rsid="006e64bf"/>
    </style:style>
    <style:style style:name="P457" style:family="paragraph" style:parent-style-name="Standard" style:list-style-name="L23">
      <style:text-properties officeooo:rsid="005758b2" officeooo:paragraph-rsid="00a07a52"/>
    </style:style>
    <style:style style:name="P458" style:family="paragraph" style:parent-style-name="Standard" style:list-style-name="L19">
      <style:text-properties officeooo:rsid="005bae40" officeooo:paragraph-rsid="005bae40"/>
    </style:style>
    <style:style style:name="P459" style:family="paragraph" style:parent-style-name="Standard" style:list-style-name="L20">
      <style:text-properties officeooo:rsid="005fad0a" officeooo:paragraph-rsid="005fad0a"/>
    </style:style>
    <style:style style:name="P460" style:family="paragraph" style:parent-style-name="Standard" style:list-style-name="L20">
      <style:text-properties officeooo:rsid="005e439d" officeooo:paragraph-rsid="006acf19"/>
    </style:style>
    <style:style style:name="P461" style:family="paragraph" style:parent-style-name="Standard" style:list-style-name="L20">
      <style:text-properties officeooo:rsid="005e439d" officeooo:paragraph-rsid="00a43ae3"/>
    </style:style>
    <style:style style:name="P462" style:family="paragraph" style:parent-style-name="Standard" style:list-style-name="L23">
      <style:text-properties officeooo:rsid="005e439d" officeooo:paragraph-rsid="00690f49"/>
    </style:style>
    <style:style style:name="P463" style:family="paragraph" style:parent-style-name="Standard" style:list-style-name="L20">
      <style:text-properties officeooo:rsid="00a43ae3" officeooo:paragraph-rsid="00a43ae3"/>
    </style:style>
    <style:style style:name="P464" style:family="paragraph" style:parent-style-name="Standard" style:list-style-name="L21">
      <style:text-properties officeooo:rsid="0062271a" officeooo:paragraph-rsid="006acf19"/>
    </style:style>
    <style:style style:name="P465" style:family="paragraph" style:parent-style-name="Standard" style:list-style-name="L22">
      <style:text-properties officeooo:rsid="0058c3e7" officeooo:paragraph-rsid="0058c3e7"/>
    </style:style>
    <style:style style:name="P466" style:family="paragraph" style:parent-style-name="Standard" style:list-style-name="L22">
      <style:text-properties officeooo:rsid="006ce341" officeooo:paragraph-rsid="006ce341"/>
    </style:style>
    <style:style style:name="P467" style:family="paragraph" style:parent-style-name="Standard" style:list-style-name="L23">
      <style:text-properties officeooo:rsid="00a1a6fd" officeooo:paragraph-rsid="00a1a6fd"/>
    </style:style>
    <style:style style:name="P468" style:family="paragraph" style:parent-style-name="Standard" style:list-style-name="L23">
      <style:text-properties officeooo:rsid="0089664a" officeooo:paragraph-rsid="0089664a"/>
    </style:style>
    <style:style style:name="P469" style:family="paragraph" style:parent-style-name="Standard" style:list-style-name="L33">
      <style:text-properties officeooo:rsid="0089664a" officeooo:paragraph-rsid="0089664a"/>
    </style:style>
    <style:style style:name="P470" style:family="paragraph" style:parent-style-name="Standard" style:list-style-name="L23">
      <style:text-properties officeooo:rsid="005d86d0" officeooo:paragraph-rsid="005758b2"/>
    </style:style>
    <style:style style:name="P471" style:family="paragraph" style:parent-style-name="Standard" style:list-style-name="L23">
      <style:text-properties officeooo:rsid="0067b928" officeooo:paragraph-rsid="0067b928"/>
    </style:style>
    <style:style style:name="P472" style:family="paragraph" style:parent-style-name="Standard" style:list-style-name="L24">
      <style:text-properties officeooo:rsid="006e64bf" officeooo:paragraph-rsid="006e64bf"/>
    </style:style>
    <style:style style:name="P473" style:family="paragraph" style:parent-style-name="Standard" style:list-style-name="L24">
      <style:text-properties officeooo:rsid="006a5078" officeooo:paragraph-rsid="006a5078"/>
    </style:style>
    <style:style style:name="P474" style:family="paragraph" style:parent-style-name="Standard" style:list-style-name="L25">
      <style:text-properties officeooo:rsid="007004f0" officeooo:paragraph-rsid="007004f0"/>
    </style:style>
    <style:style style:name="P475" style:family="paragraph" style:parent-style-name="Standard" style:list-style-name="L26">
      <style:text-properties officeooo:rsid="007004f0" officeooo:paragraph-rsid="00744a4d"/>
    </style:style>
    <style:style style:name="P476" style:family="paragraph" style:parent-style-name="Standard" style:list-style-name="L26">
      <style:text-properties officeooo:rsid="00744a4d" officeooo:paragraph-rsid="00744a4d"/>
    </style:style>
    <style:style style:name="P477" style:family="paragraph" style:parent-style-name="Standard" style:list-style-name="L27">
      <style:text-properties officeooo:paragraph-rsid="0077ca79"/>
    </style:style>
    <style:style style:name="P478" style:family="paragraph" style:parent-style-name="Standard" style:list-style-name="L27">
      <style:text-properties officeooo:rsid="0077ca79" officeooo:paragraph-rsid="0077ca79"/>
    </style:style>
    <style:style style:name="P479" style:family="paragraph" style:parent-style-name="Standard" style:list-style-name="L27">
      <style:text-properties officeooo:rsid="0079b577" officeooo:paragraph-rsid="0079b577"/>
    </style:style>
    <style:style style:name="P480" style:family="paragraph" style:parent-style-name="Standard" style:list-style-name="L28">
      <style:text-properties officeooo:rsid="0079dab1" officeooo:paragraph-rsid="0079dab1"/>
    </style:style>
    <style:style style:name="P481" style:family="paragraph" style:parent-style-name="Standard" style:list-style-name="L29">
      <style:text-properties officeooo:rsid="008269ad" officeooo:paragraph-rsid="0080409e"/>
    </style:style>
    <style:style style:name="P482" style:family="paragraph" style:parent-style-name="Standard" style:list-style-name="L30">
      <style:text-properties officeooo:rsid="0085ea69" officeooo:paragraph-rsid="0085ea69"/>
    </style:style>
    <style:style style:name="P483" style:family="paragraph" style:parent-style-name="Standard" style:list-style-name="L34">
      <style:text-properties officeooo:rsid="0085ea69" officeooo:paragraph-rsid="00930fe7"/>
    </style:style>
    <style:style style:name="P484" style:family="paragraph" style:parent-style-name="Standard" style:list-style-name="L30">
      <style:text-properties officeooo:rsid="0080409e" officeooo:paragraph-rsid="008336a4"/>
    </style:style>
    <style:style style:name="P485" style:family="paragraph" style:parent-style-name="Standard" style:list-style-name="L31">
      <style:text-properties officeooo:rsid="0080409e" officeooo:paragraph-rsid="0080409e"/>
    </style:style>
    <style:style style:name="P486" style:family="paragraph" style:parent-style-name="Standard" style:list-style-name="L30">
      <style:text-properties officeooo:rsid="008336a4" officeooo:paragraph-rsid="008336a4"/>
    </style:style>
    <style:style style:name="P487" style:family="paragraph" style:parent-style-name="Standard" style:list-style-name="L32">
      <style:text-properties officeooo:rsid="008336a4" officeooo:paragraph-rsid="008336a4"/>
    </style:style>
    <style:style style:name="P488" style:family="paragraph" style:parent-style-name="Standard" style:list-style-name="L33">
      <style:text-properties officeooo:rsid="008336a4" officeooo:paragraph-rsid="008336a4"/>
    </style:style>
    <style:style style:name="P489" style:family="paragraph" style:parent-style-name="Standard" style:list-style-name="L37">
      <style:text-properties officeooo:rsid="008336a4" officeooo:paragraph-rsid="008336a4"/>
    </style:style>
    <style:style style:name="P490" style:family="paragraph" style:parent-style-name="Standard" style:list-style-name="L37">
      <style:text-properties officeooo:rsid="008336a4" officeooo:paragraph-rsid="009b04e5"/>
    </style:style>
    <style:style style:name="P491" style:family="paragraph" style:parent-style-name="Standard" style:list-style-name="L30">
      <style:text-properties officeooo:rsid="0087e2dc" officeooo:paragraph-rsid="0087e2dc"/>
    </style:style>
    <style:style style:name="P492" style:family="paragraph" style:parent-style-name="Standard" style:list-style-name="L31">
      <style:text-properties officeooo:rsid="008392b4" officeooo:paragraph-rsid="008392b4"/>
    </style:style>
    <style:style style:name="P493" style:family="paragraph" style:parent-style-name="Standard" style:list-style-name="L33">
      <style:text-properties officeooo:rsid="008392b4" officeooo:paragraph-rsid="008392b4"/>
    </style:style>
    <style:style style:name="P494" style:family="paragraph" style:parent-style-name="Standard" style:list-style-name="L33">
      <style:text-properties officeooo:rsid="008392b4" officeooo:paragraph-rsid="00930fe7"/>
    </style:style>
    <style:style style:name="P495" style:family="paragraph" style:parent-style-name="Standard" style:list-style-name="L31">
      <style:text-properties officeooo:rsid="0082ef1d" officeooo:paragraph-rsid="0082ef1d"/>
    </style:style>
    <style:style style:name="P496" style:family="paragraph" style:parent-style-name="Standard" style:list-style-name="L34">
      <style:text-properties officeooo:paragraph-rsid="00930fe7"/>
    </style:style>
    <style:style style:name="P497" style:family="paragraph" style:parent-style-name="Standard" style:list-style-name="L35">
      <style:text-properties officeooo:paragraph-rsid="00930fe7"/>
    </style:style>
    <style:style style:name="P498" style:family="paragraph" style:parent-style-name="Standard" style:list-style-name="L33">
      <style:text-properties officeooo:rsid="0089ae9c" officeooo:paragraph-rsid="0089ae9c"/>
    </style:style>
    <style:style style:name="P499" style:family="paragraph" style:parent-style-name="Standard" style:list-style-name="L33">
      <style:text-properties officeooo:rsid="0089ae9c" officeooo:paragraph-rsid="009454d4"/>
    </style:style>
    <style:style style:name="P500" style:family="paragraph" style:parent-style-name="Standard" style:list-style-name="L33">
      <style:text-properties officeooo:rsid="00913785" officeooo:paragraph-rsid="00913785"/>
    </style:style>
    <style:style style:name="P501" style:family="paragraph" style:parent-style-name="Standard" style:list-style-name="L33">
      <style:text-properties officeooo:rsid="00907f97" officeooo:paragraph-rsid="00907f97"/>
    </style:style>
    <style:style style:name="P502" style:family="paragraph" style:parent-style-name="Standard" style:list-style-name="L36">
      <style:text-properties officeooo:rsid="00907f97" officeooo:paragraph-rsid="00907f97"/>
    </style:style>
    <style:style style:name="P503" style:family="paragraph" style:parent-style-name="Standard" style:list-style-name="L36">
      <style:text-properties officeooo:paragraph-rsid="00907f97"/>
    </style:style>
    <style:style style:name="P504" style:family="paragraph" style:parent-style-name="Standard" style:list-style-name="L37">
      <style:text-properties officeooo:rsid="0099944a" officeooo:paragraph-rsid="009b04e5"/>
    </style:style>
    <style:style style:name="P505" style:family="paragraph" style:parent-style-name="Standard" style:list-style-name="L38">
      <style:text-properties officeooo:rsid="00ad094e" officeooo:paragraph-rsid="00ad094e"/>
    </style:style>
    <style:style style:name="P506" style:family="paragraph" style:parent-style-name="Standard" style:list-style-name="L38">
      <style:text-properties officeooo:rsid="00ad094e" officeooo:paragraph-rsid="00ada181"/>
    </style:style>
    <style:style style:name="P507" style:family="paragraph" style:parent-style-name="Standard" style:list-style-name="L39">
      <style:text-properties officeooo:rsid="00ad094e" officeooo:paragraph-rsid="00ad094e"/>
    </style:style>
    <style:style style:name="P508" style:family="paragraph" style:parent-style-name="Standard" style:list-style-name="L40">
      <style:text-properties officeooo:rsid="00b7d5fe" officeooo:paragraph-rsid="00b7d5fe"/>
    </style:style>
    <style:style style:name="P509" style:family="paragraph" style:parent-style-name="Standard" style:list-style-name="L41">
      <style:text-properties officeooo:rsid="00b837c4" officeooo:paragraph-rsid="00b837c4"/>
    </style:style>
    <style:style style:name="P510" style:family="paragraph" style:parent-style-name="Standard" style:list-style-name="L42">
      <style:text-properties officeooo:rsid="00b6cec8" officeooo:paragraph-rsid="00b6cec8"/>
    </style:style>
    <style:style style:name="P511" style:family="paragraph" style:parent-style-name="Standard" style:list-style-name="L43">
      <style:text-properties officeooo:rsid="00d24909" officeooo:paragraph-rsid="00d24909"/>
    </style:style>
    <style:style style:name="P512" style:family="paragraph" style:parent-style-name="Standard" style:list-style-name="L44">
      <style:text-properties officeooo:rsid="00d375c5" officeooo:paragraph-rsid="00d375c5"/>
    </style:style>
    <style:style style:name="P513" style:family="paragraph" style:parent-style-name="Standard" style:list-style-name="L44">
      <style:text-properties officeooo:rsid="00d375c5" officeooo:paragraph-rsid="011f4168"/>
    </style:style>
    <style:style style:name="P514" style:family="paragraph" style:parent-style-name="Standard" style:list-style-name="L44">
      <style:text-properties fo:font-weight="bold" officeooo:rsid="00d375c5" officeooo:paragraph-rsid="00d375c5" style:font-weight-asian="bold" style:font-weight-complex="bold"/>
    </style:style>
    <style:style style:name="P515" style:family="paragraph" style:parent-style-name="Standard" style:list-style-name="L14">
      <style:text-properties fo:font-weight="bold" officeooo:rsid="0039bf20" officeooo:paragraph-rsid="00fea319" style:font-weight-asian="bold" style:font-weight-complex="bold"/>
    </style:style>
    <style:style style:name="P516" style:family="paragraph" style:parent-style-name="Standard" style:list-style-name="L14">
      <style:text-properties fo:font-weight="bold" officeooo:rsid="0100c76d" officeooo:paragraph-rsid="0100c76d" style:font-weight-asian="bold" style:font-weight-complex="bold"/>
    </style:style>
    <style:style style:name="P517" style:family="paragraph" style:parent-style-name="Standard" style:list-style-name="L14">
      <style:text-properties fo:font-weight="bold" officeooo:rsid="0041004c" officeooo:paragraph-rsid="00fea319" style:font-weight-asian="bold" style:font-weight-complex="bold"/>
    </style:style>
    <style:style style:name="P518" style:family="paragraph" style:parent-style-name="Standard" style:list-style-name="L14">
      <style:text-properties fo:font-weight="bold" officeooo:rsid="004ccff6" officeooo:paragraph-rsid="00fea319" style:font-weight-asian="bold" style:font-weight-complex="bold"/>
    </style:style>
    <style:style style:name="P519"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520"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521"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522"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523"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8297e9" style:text-blinking="false" style:font-size-asian="10.5pt" style:font-size-complex="12pt"/>
    </style:style>
    <style:style style:name="P524"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525"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526"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81830d" officeooo:paragraph-rsid="0181830d" style:text-blinking="false" style:font-size-asian="10.5pt" style:font-size-complex="12pt"/>
    </style:style>
    <style:style style:name="P527"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28"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529"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0"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1"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532"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533"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534"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35" style:family="paragraph" style:parent-style-name="Standard" style:list-style-name="L54">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185e262" style:text-blinking="false" style:font-size-asian="9.14999961853027pt" style:font-size-complex="10.5pt"/>
    </style:style>
    <style:style style:name="P536"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37"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ae31a0" officeooo:paragraph-rsid="01bec2aa" style:text-blinking="false" style:font-size-asian="9.14999961853027pt" style:font-size-complex="10.5pt"/>
    </style:style>
    <style:style style:name="P538"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39"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1c73" officeooo:paragraph-rsid="01bec2aa" style:text-blinking="false" style:font-size-asian="9.14999961853027pt" style:font-size-complex="10.5pt"/>
    </style:style>
    <style:style style:name="P540" style:family="paragraph" style:parent-style-name="Standard" style:list-style-name="L57">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41" style:family="paragraph" style:parent-style-name="Standard" style:list-style-name="L58">
      <style:text-properties fo:font-variant="normal" fo:text-transform="none" style:text-line-through-style="none" style:text-line-through-type="none" style:font-name="Slack-Lato" fo:font-size="10.5pt" fo:letter-spacing="normal" fo:font-style="normal" style:text-underline-style="none" fo:font-weight="normal" officeooo:rsid="01b06f8a" officeooo:paragraph-rsid="01bec2aa" style:text-blinking="false" style:font-size-asian="9.14999961853027pt" style:font-size-complex="10.5pt"/>
    </style:style>
    <style:style style:name="P542" style:family="paragraph" style:parent-style-name="Standard" style:list-style-name="L55">
      <style:text-properties fo:font-variant="normal" fo:text-transform="none" style:text-line-through-style="none" style:text-line-through-type="none" style:font-name="Slack-Lato" fo:font-size="10.5pt" fo:letter-spacing="normal" fo:font-style="normal" style:text-underline-style="none" fo:font-weight="normal" officeooo:rsid="01b4d7a6" officeooo:paragraph-rsid="01b4d7a6" style:text-blinking="false" style:font-size-asian="9.14999961853027pt" style:font-weight-asian="normal" style:font-size-complex="10.5pt" style:font-weight-complex="normal"/>
    </style:style>
    <style:style style:name="P543"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5dc1d" style:text-blinking="false" style:font-size-asian="9.14999961853027pt" style:font-weight-asian="normal" style:font-size-complex="10.5pt" style:font-weight-complex="normal"/>
    </style:style>
    <style:style style:name="P544" style:family="paragraph" style:parent-style-name="Standard" style:list-style-name="L56">
      <style:text-properties fo:font-variant="normal" fo:text-transform="none" style:text-line-through-style="none" style:text-line-through-type="none" style:font-name="Slack-Lato" fo:font-size="10.5pt" fo:letter-spacing="normal" fo:font-style="normal" style:text-underline-style="none" fo:font-weight="normal" officeooo:rsid="01b5dc1d" officeooo:paragraph-rsid="01b73207" style:text-blinking="false" style:font-size-asian="9.14999961853027pt" style:font-weight-asian="normal" style:font-size-complex="10.5pt" style:font-weight-complex="normal"/>
    </style:style>
    <style:style style:name="P545" style:family="paragraph" style:parent-style-name="Standard" style:list-style-name="L53">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46"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185e262" officeooo:paragraph-rsid="02042823" style:text-blinking="false" style:font-size-asian="10.5pt" style:font-size-complex="10.5pt"/>
    </style:style>
    <style:style style:name="P547" style:family="paragraph" style:parent-style-name="Standard" style:list-style-name="L59">
      <style:text-properties fo:font-variant="normal" fo:text-transform="none" style:text-line-through-style="none" style:text-line-through-type="none" style:font-name="Slack-Lato" fo:font-size="10.5pt" fo:letter-spacing="normal" fo:font-style="normal" style:text-underline-style="none" fo:font-weight="normal" officeooo:rsid="02042823" officeooo:paragraph-rsid="02042823" style:text-blinking="false" style:font-size-asian="10.5pt" style:font-size-complex="10.5pt"/>
    </style:style>
    <style:style style:name="P548" style:family="paragraph" style:parent-style-name="Standard" style:list-style-name="L14">
      <style:text-properties officeooo:rsid="0100c76d" officeooo:paragraph-rsid="0100c76d"/>
    </style:style>
    <style:style style:name="P549" style:family="paragraph" style:parent-style-name="Standard" style:list-style-name="L14">
      <style:text-properties officeooo:rsid="00ff462b" officeooo:paragraph-rsid="00ff462b"/>
    </style:style>
    <style:style style:name="P550" style:family="paragraph" style:parent-style-name="Standard" style:list-style-name="L14">
      <style:text-properties officeooo:rsid="0181830d" officeooo:paragraph-rsid="0181830d"/>
    </style:style>
    <style:style style:name="P551" style:family="paragraph" style:parent-style-name="Standard" style:list-style-name="L14">
      <style:text-properties officeooo:rsid="01845863" officeooo:paragraph-rsid="01845863"/>
    </style:style>
    <style:style style:name="P552" style:family="paragraph" style:parent-style-name="Standard" style:list-style-name="L46">
      <style:text-properties officeooo:rsid="01071997" officeooo:paragraph-rsid="01071997"/>
    </style:style>
    <style:style style:name="P553" style:family="paragraph" style:parent-style-name="Standard" style:list-style-name="L46">
      <style:text-properties officeooo:rsid="01071997" officeooo:paragraph-rsid="010a032d"/>
    </style:style>
    <style:style style:name="P554" style:family="paragraph" style:parent-style-name="Standard" style:list-style-name="L46">
      <style:text-properties officeooo:rsid="01071997" officeooo:paragraph-rsid="014d1806"/>
    </style:style>
    <style:style style:name="P555" style:family="paragraph" style:parent-style-name="Standard" style:list-style-name="L46">
      <style:text-properties officeooo:rsid="01042038" officeooo:paragraph-rsid="01071997"/>
    </style:style>
    <style:style style:name="P556" style:family="paragraph" style:parent-style-name="Standard" style:list-style-name="L46">
      <style:text-properties officeooo:rsid="01042038" officeooo:paragraph-rsid="014d1806"/>
    </style:style>
    <style:style style:name="P557" style:family="paragraph" style:parent-style-name="Standard" style:list-style-name="L46">
      <style:text-properties officeooo:rsid="0109221d" officeooo:paragraph-rsid="010bb800"/>
    </style:style>
    <style:style style:name="P558" style:family="paragraph" style:parent-style-name="Standard" style:list-style-name="L46">
      <style:text-properties officeooo:rsid="0109221d" officeooo:paragraph-rsid="014d1806"/>
    </style:style>
    <style:style style:name="P559" style:family="paragraph" style:parent-style-name="Standard" style:list-style-name="L46">
      <style:text-properties officeooo:rsid="010bb800" officeooo:paragraph-rsid="010bb800"/>
    </style:style>
    <style:style style:name="P560" style:family="paragraph" style:parent-style-name="Standard" style:list-style-name="L56">
      <style:text-properties officeooo:rsid="01b5dc1d" officeooo:paragraph-rsid="01b5dc1d"/>
    </style:style>
    <style:style style:name="P561" style:family="paragraph" style:parent-style-name="Standard" style:list-style-name="L56">
      <style:text-properties officeooo:rsid="01b5dc1d" officeooo:paragraph-rsid="01b73207"/>
    </style:style>
    <style:style style:name="P562" style:family="paragraph" style:parent-style-name="Text_20_body" style:list-style-name="L33">
      <style:text-properties officeooo:rsid="008392b4" officeooo:paragraph-rsid="0085ea69"/>
    </style:style>
    <style:style style:name="P563"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564"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fo:font-variant="normal" fo:text-transform="none" style:text-line-through-style="none" style:text-line-through-type="none" style:font-name="Slack-Lato" fo:font-size="10.5pt" fo:letter-spacing="normal" fo:font-style="normal" style:text-underline-style="none" fo:font-weight="normal" style:text-blinking="false" style:font-size-asian="9.14999961853027pt" style:font-weight-asian="normal" style:font-size-complex="10.5pt" style:font-weight-complex="normal"/>
    </style:style>
    <style:style style:name="T72" style:family="text">
      <style:text-properties fo:font-variant="normal" fo:text-transform="none" style:text-line-through-style="none" style:text-line-through-type="none" style:font-name="Slack-Lato" fo:font-size="10.5pt" fo:letter-spacing="normal" fo:font-style="normal" style:text-underline-style="none" fo:font-weight="normal" officeooo:rsid="01b5dc1d" style:text-blinking="false" style:font-size-asian="9.14999961853027pt" style:font-weight-asian="normal" style:font-size-complex="10.5pt" style:font-weight-complex="normal"/>
    </style:style>
    <style:style style:name="T73" style:family="text">
      <style:text-properties fo:font-variant="normal" fo:text-transform="none" style:text-line-through-style="none" style:text-line-through-type="none" style:font-name="Slack-Lato" fo:font-size="10.5pt" fo:letter-spacing="normal" fo:font-style="normal" style:text-underline-style="none" fo:font-weight="normal" officeooo:rsid="01b73207" style:text-blinking="false" style:font-size-asian="9.14999961853027pt" style:font-weight-asian="normal" style:font-size-complex="10.5pt" style:font-weight-complex="normal"/>
    </style:style>
    <style:style style:name="T74" style:family="text">
      <style:text-properties officeooo:rsid="00ef5ebd"/>
    </style:style>
    <style:style style:name="T75" style:family="text">
      <style:text-properties officeooo:rsid="00f298d9"/>
    </style:style>
    <style:style style:name="T76" style:family="text">
      <style:text-properties officeooo:rsid="00fea319"/>
    </style:style>
    <style:style style:name="T77" style:family="text">
      <style:text-properties officeooo:rsid="0100c76d"/>
    </style:style>
    <style:style style:name="T78" style:family="text">
      <style:text-properties officeooo:rsid="01071997"/>
    </style:style>
    <style:style style:name="T79" style:family="text">
      <style:text-properties officeooo:rsid="0109221d"/>
    </style:style>
    <style:style style:name="T80" style:family="text">
      <style:text-properties officeooo:rsid="01102fae"/>
    </style:style>
    <style:style style:name="T81" style:family="text">
      <style:text-properties officeooo:rsid="01110245"/>
    </style:style>
    <style:style style:name="T82" style:family="text">
      <style:text-properties officeooo:rsid="0112167c"/>
    </style:style>
    <style:style style:name="T83" style:family="text">
      <style:text-properties officeooo:rsid="0113ca32"/>
    </style:style>
    <style:style style:name="T84" style:family="text">
      <style:text-properties officeooo:rsid="0115554d"/>
    </style:style>
    <style:style style:name="T85" style:family="text">
      <style:text-properties officeooo:rsid="011900c0"/>
    </style:style>
    <style:style style:name="T86" style:family="text">
      <style:text-properties officeooo:rsid="011dbf00"/>
    </style:style>
    <style:style style:name="T87" style:family="text">
      <style:text-properties officeooo:rsid="011e3908"/>
    </style:style>
    <style:style style:name="T88" style:family="text">
      <style:text-properties officeooo:rsid="011f3c76"/>
    </style:style>
    <style:style style:name="T89" style:family="text">
      <style:text-properties officeooo:rsid="0120ec87"/>
    </style:style>
    <style:style style:name="T90" style:family="text">
      <style:text-properties officeooo:rsid="0122ba9a"/>
    </style:style>
    <style:style style:name="T91" style:family="text">
      <style:text-properties officeooo:rsid="01335e17"/>
    </style:style>
    <style:style style:name="T92" style:family="text">
      <style:text-properties officeooo:rsid="01351210"/>
    </style:style>
    <style:style style:name="T93" style:family="text">
      <style:text-properties officeooo:rsid="0136cb30"/>
    </style:style>
    <style:style style:name="T94" style:family="text">
      <style:text-properties officeooo:rsid="013cab59"/>
    </style:style>
    <style:style style:name="T95" style:family="text">
      <style:text-properties officeooo:rsid="013f36ef"/>
    </style:style>
    <style:style style:name="T96" style:family="text">
      <style:text-properties officeooo:rsid="014beb9e"/>
    </style:style>
    <style:style style:name="T97" style:family="text">
      <style:text-properties officeooo:rsid="014ccd4c"/>
    </style:style>
    <style:style style:name="T98" style:family="text">
      <style:text-properties officeooo:rsid="01500cda"/>
    </style:style>
    <style:style style:name="T99" style:family="text">
      <style:text-properties officeooo:rsid="01505045"/>
    </style:style>
    <style:style style:name="T100" style:family="text">
      <style:text-properties officeooo:rsid="015d906f"/>
    </style:style>
    <style:style style:name="T101" style:family="text">
      <style:text-properties officeooo:rsid="016465a0"/>
    </style:style>
    <style:style style:name="T102" style:family="text">
      <style:text-properties fo:font-size="11.25pt" officeooo:rsid="0165770e" style:font-size-asian="10.5pt" style:font-size-complex="12pt"/>
    </style:style>
    <style:style style:name="T103" style:family="text">
      <style:text-properties officeooo:rsid="016602f0"/>
    </style:style>
    <style:style style:name="T104" style:family="text">
      <style:text-properties officeooo:rsid="0169aab7"/>
    </style:style>
    <style:style style:name="T105" style:family="text">
      <style:text-properties fo:font-style="italic" style:font-style-asian="italic" style:font-style-complex="italic"/>
    </style:style>
    <style:style style:name="T106" style:family="text">
      <style:text-properties fo:font-style="italic" style:font-style-asian="normal" style:font-style-complex="normal"/>
    </style:style>
    <style:style style:name="T107" style:family="text">
      <style:text-properties officeooo:rsid="018202f8"/>
    </style:style>
    <style:style style:name="T108" style:family="text">
      <style:text-properties officeooo:rsid="019110f8"/>
    </style:style>
    <style:style style:name="T109" style:family="text">
      <style:text-properties officeooo:rsid="019239aa"/>
    </style:style>
    <style:style style:name="T110" style:family="text">
      <style:text-properties officeooo:rsid="00d85150"/>
    </style:style>
    <style:style style:name="T111" style:family="text">
      <style:text-properties officeooo:rsid="019ec346"/>
    </style:style>
    <style:style style:name="T112" style:family="text">
      <style:text-properties officeooo:rsid="01ac7e92"/>
    </style:style>
    <style:style style:name="T113" style:family="text">
      <style:text-properties officeooo:rsid="01b76c99"/>
    </style:style>
    <style:style style:name="T114" style:family="text">
      <style:text-properties officeooo:rsid="01b9b377"/>
    </style:style>
    <style:style style:name="T115" style:family="text">
      <style:text-properties officeooo:rsid="01c4924d"/>
    </style:style>
    <style:style style:name="T116" style:family="text">
      <style:text-properties style:font-size-asian="8pt"/>
    </style:style>
    <style:style style:name="T117" style:family="text">
      <style:text-properties officeooo:rsid="00d85150" style:font-size-asian="8pt"/>
    </style:style>
    <style:style style:name="T118" style:family="text">
      <style:text-properties officeooo:rsid="0120ec87" style:font-size-asian="8pt"/>
    </style:style>
    <style:style style:name="T119" style:family="text">
      <style:text-properties officeooo:rsid="01c4af4b"/>
    </style:style>
    <style:style style:name="T120" style:family="text">
      <style:text-properties officeooo:rsid="01c83de3"/>
    </style:style>
    <style:style style:name="T121" style:family="text">
      <style:text-properties officeooo:rsid="01d65ca6"/>
    </style:style>
    <style:style style:name="T122" style:family="text">
      <style:text-properties officeooo:rsid="01d96619"/>
    </style:style>
    <style:style style:name="T123" style:family="text">
      <style:text-properties officeooo:rsid="01db9ca0"/>
    </style:style>
    <style:style style:name="T124" style:family="text">
      <style:text-properties officeooo:rsid="01dd936b"/>
    </style:style>
    <style:style style:name="T125" style:family="text">
      <style:text-properties officeooo:rsid="01e1cfd9"/>
    </style:style>
    <style:style style:name="T126" style:family="text">
      <style:text-properties officeooo:rsid="01e4c074"/>
    </style:style>
    <style:style style:name="T127" style:family="text">
      <style:text-properties officeooo:rsid="01e9db4e"/>
    </style:style>
    <style:style style:name="T128" style:family="text">
      <style:text-properties officeooo:rsid="01f32b74"/>
    </style:style>
    <style:style style:name="T129" style:family="text">
      <style:text-properties officeooo:rsid="01f55c10"/>
    </style:style>
    <style:style style:name="T130" style:family="text">
      <style:text-properties officeooo:rsid="01f75bea"/>
    </style:style>
    <style:style style:name="T131" style:family="text">
      <style:text-properties officeooo:rsid="0208dfc5"/>
    </style:style>
    <style:style style:name="T132" style:family="text">
      <style:text-properties officeooo:rsid="020f8d09"/>
    </style:style>
    <style:style style:name="T133" style:family="text">
      <style:text-properties officeooo:rsid="0212ef7a"/>
    </style:style>
    <style:style style:name="T134" style:family="text">
      <style:text-properties officeooo:rsid="021948b3"/>
    </style:style>
    <style:style style:name="T135" style:family="text">
      <style:text-properties officeooo:rsid="021d9c7c"/>
    </style:style>
    <style:style style:name="T136" style:family="text">
      <style:text-properties officeooo:rsid="021ed769"/>
    </style:style>
    <style:style style:name="T137" style:family="text">
      <style:text-properties style:font-weight-asian="normal" style:font-weight-complex="normal"/>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375"><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4170071692979322355" text:style-name="L1">
        <text:list-item>
          <text:p text:style-name="P563"><text:span text:style-name="T6">解説ビデオの論文に対して、</text:span><text:span text:style-name="T5">Twitter</text:span><text:span text:style-name="T6">の動向を分析する​</text:span></text:p>
        </text:list-item>
        <text:list-item>
          <text:p text:style-name="P564">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2561272619756985718" text:style-name="L2">
        <text:list-item>
          <text:p text:style-name="P410">cs.LG 19.01~19.03 → <text:s/>발표 후 1년 간 동향 관찰에 적합</text:p>
          <text:list>
            <text:list-item>
              <text:p text:style-name="P411"><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7263391629520794926" text:style-name="L3">
        <text:list-item>
          <text:p text:style-name="P412">논문 데이터셋으로 전체 검색(;)</text:p>
        </text:list-item>
        <text:list-item>
          <text:p text:style-name="P412">유명 ai채널?</text:p>
          <text:list>
            <text:list-item>
              <text:p text:style-name="P412">예를들어, 논문 데이터셋 내의 arxiv url 언급 컨텐츠가 n개 이상</text:p>
              <text:list>
                <text:list-item>
                  <text:p text:style-name="P414">+내용이 논문 해설 비디오</text:p>
                </text:list-item>
                <text:list-item>
                  <text:p text:style-name="P412">논문 데이터셋에 분야/기간이 있다면, 해당 채널의 분야에 대한 관심도 지표의 추이 측정 가능</text:p>
                </text:list-item>
              </text:list>
            </text:list-item>
            <text:list-item>
              <text:p text:style-name="P412">+ (구독자 수, 뷰 수… / 운영일) &gt; m</text:p>
            </text:list-item>
          </text:list>
        </text:list-item>
      </text:list>
      <text:p text:style-name="P46">비디오 데이터셋 예시</text:p>
      <text:list xml:id="list92801621070130719" text:style-name="L4">
        <text:list-item>
          <text:p text:style-name="P413">논문 데이터셋으로 전체 검색(;)</text:p>
        </text:list-item>
        <text:list-item>
          <text:p text:style-name="P413">채널 데이터셋에서 논문 관련 컨텐츠 검색</text:p>
          <text:list>
            <text:list-item>
              <text:p text:style-name="P413">키워드 → 프리프린트엔 키워드 없음…</text:p>
            </text:list-item>
            <text:list-item>
              <text:p text:style-name="P415">url</text:p>
            </text:list-item>
            <text:list-item>
              <text:p text:style-name="P415">타이틀 그대로</text:p>
            </text:list-item>
          </text:list>
        </text:list-item>
      </text:list>
      <text:p text:style-name="P50">인용 데이터셋 예시</text:p>
      <text:list xml:id="list1535673357714294300" text:style-name="L5">
        <text:list-item>
          <text:p text:style-name="P416">arxiv→Semantic Scholar API</text:p>
        </text:list-item>
      </text:list>
      <text:list xml:id="list2485038395611898335" text:style-name="L6">
        <text:list-item>
          <text:list>
            <text:list-item>
              <text:p text:style-name="P419"><text:a xlink:type="simple" xlink:href="https://api.semanticscholar.org/" text:style-name="Internet_20_link" text:visited-style-name="Visited_20_Internet_20_Link">https://api.semanticscholar.org/</text:a></text:p>
            </text:list-item>
            <text:list-item>
              <text:p text:style-name="P417">Accessible Paper Identifiers and Examples:</text:p>
            </text:list-item>
          </text:list>
        </text:list-item>
      </text:list>
      <text:list xml:id="list8809404806219188558" text:style-name="L7">
        <text:list-item>
          <text:list>
            <text:list-item>
              <text:list>
                <text:list-item>
                  <text:p text:style-name="P418">S2 Paper ID : https://api.semanticscholar.org/v1/paper/0796f6cd7f0403a854d67d525e9b32af3b277331</text:p>
                </text:list-item>
                <text:list-item>
                  <text:p text:style-name="P418">DOI : https://api.semanticscholar.org/v1/paper/10.1038/nrn3241</text:p>
                </text:list-item>
                <text:list-item>
                  <text:p text:style-name="P418">ArXiv ID : https://api.semanticscholar.org/v1/paper/arXiv:1705.10311</text:p>
                </text:list-item>
                <text:list-item>
                  <text:p text:style-name="P418">MAG ID : https://api.semanticscholar.org/v1/paper/MAG:112218234</text:p>
                </text:list-item>
                <text:list-item>
                  <text:p text:style-name="P418">ACL ID : https://api.semanticscholar.org/v1/paper/ACL:W12-3903</text:p>
                </text:list-item>
                <text:list-item>
                  <text:p text:style-name="P418">PubMed ID : https://api.semanticscholar.org/v1/paper/PMID:19872477</text:p>
                </text:list-item>
                <text:list-item>
                  <text:p text:style-name="P418">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70935817929791" text:continue-list="list1535673357714294300" text:style-name="L5">
        <text:list-item>
          <text:p text:style-name="P416">Semantic Scholar JSON→ Scopus (API?)에서 발행 날짜 수집</text:p>
        </text:list-item>
      </text:list>
      <text:p text:style-name="P49"/>
      <text:p text:style-name="P45"/>
      <text:p text:style-name="P12">1. 유튜브 비디오 통계(정성적)</text:p>
      <text:p text:style-name="P45">데이터셋 예시</text:p>
      <text:list xml:id="list8673656802081388829" text:style-name="L8">
        <text:list-item>
          <text:p text:style-name="P420">cs.ML분야 2016~2019</text:p>
          <text:list>
            <text:list-item>
              <text:p text:style-name="P420"><text:tab/></text:p>
            </text:list-item>
          </text:list>
        </text:list-item>
      </text:list>
      <text:p text:style-name="P45">기본 제공 속성</text:p>
      <text:list xml:id="list7163652358912140468" text:style-name="L9">
        <text:list-item>
          <text:p text:style-name="P421">-채널</text:p>
        </text:list-item>
        <text:list-item>
          <text:p text:style-name="P421">-길이</text:p>
        </text:list-item>
        <text:list-item>
          <text:p text:style-name="P423">-공개일</text:p>
        </text:list-item>
        <text:list-item>
          <text:p text:style-name="P423">-라이브스트리밍?</text:p>
        </text:list-item>
        <text:list-item>
          <text:p text:style-name="P423">-카운트(누계)</text:p>
        </text:list-item>
      </text:list>
      <text:p text:style-name="P40"><text:soft-page-break/>커스텀 속성</text:p>
      <text:list xml:id="list2980707219425214397" text:style-name="L10">
        <text:list-item>
          <text:p text:style-name="P424">-유저 타입</text:p>
          <text:list>
            <text:list-item>
              <text:p text:style-name="P424">-개인</text:p>
              <text:list>
                <text:list-item>
                  <text:p text:style-name="P424">-일반인</text:p>
                </text:list-item>
                <text:list-item>
                  <text:p text:style-name="P424">-연구원</text:p>
                </text:list-item>
                <text:list-item>
                  <text:p text:style-name="P424">-전문가</text:p>
                </text:list-item>
                <text:list-item>
                  <text:p text:style-name="P424">-저널리스트</text:p>
                </text:list-item>
                <text:list-item>
                  <text:p text:style-name="P424">-기타</text:p>
                </text:list-item>
              </text:list>
            </text:list-item>
            <text:list-item>
              <text:p text:style-name="P424">-조직</text:p>
              <text:list>
                <text:list-item>
                  <text:p text:style-name="P424">-연구기관</text:p>
                </text:list-item>
                <text:list-item>
                  <text:p text:style-name="P424">-펀드</text:p>
                </text:list-item>
                <text:list-item>
                  <text:p text:style-name="P424">-시민 조직</text:p>
                </text:list-item>
                <text:list-item>
                  <text:p text:style-name="P424">-정부기관</text:p>
                </text:list-item>
                <text:list-item>
                  <text:p text:style-name="P424">-비즈니스</text:p>
                </text:list-item>
                <text:list-item>
                  <text:p text:style-name="P424">-미디어</text:p>
                </text:list-item>
                <text:list-item>
                  <text:p text:style-name="P424">-저널/출판</text:p>
                </text:list-item>
                <text:list-item>
                  <text:p text:style-name="P424">-기타</text:p>
                </text:list-item>
              </text:list>
            </text:list-item>
            <text:list-item>
              <text:p text:style-name="P424">-기타</text:p>
            </text:list-item>
          </text:list>
        </text:list-item>
        <text:list-item>
          <text:p text:style-name="P425">내용</text:p>
          <text:list>
            <text:list-item>
              <text:p text:style-name="P425">논문 해설</text:p>
              <text:list>
                <text:list-item>
                  <text:p text:style-name="P425">대상 논문 수:단수/복수</text:p>
                </text:list-item>
                <text:list-item>
                  <text:p text:style-name="P425">해설 강도:집중/간단</text:p>
                </text:list-item>
              </text:list>
            </text:list-item>
            <text:list-item>
              <text:p text:style-name="P425">대화/인터뷰</text:p>
            </text:list-item>
            <text:list-item>
              <text:p text:style-name="P425">일상</text:p>
            </text:list-item>
          </text:list>
        </text:list-item>
        <text:list-item>
          <text:p text:style-name="P425">커뮤니케이션</text:p>
          <text:list>
            <text:list-item>
              <text:p text:style-name="P425">코멘트</text:p>
              <text:list>
                <text:list-item>
                  <text:p text:style-name="P425">→ 유저 타입 통계</text:p>
                  <text:list>
                    <text:list-item>
                      <text:p text:style-name="P425">샘플 전체 <text:span text:style-name="T7">vs 대상 논문 분야별 비디오 전체(논문 해설 비디오 한정) vs 채널별 비디오 전체</text:span></text:p>
                    </text:list-item>
                    <text:list-item>
                      <text:p text:style-name="P425"/>
                    </text:list-item>
                  </text:list>
                </text:list-item>
              </text:list>
            </text:list-item>
          </text:list>
        </text:list-item>
      </text:list>
      <text:p text:style-name="P47"/>
      <text:p text:style-name="P47"/>
      <text:p text:style-name="P13">2. 유튜브와 트윗 간 상호작용</text:p>
      <text:list xml:id="list1619621951122133409" text:style-name="L11">
        <text:list-item>
          <text:p text:style-name="P427">비디오 유무 그룹에 대한 트윗 통계 차이</text:p>
        </text:list-item>
      </text:list>
      <text:list xml:id="list4554729657119555248" text:style-name="L12">
        <text:list-item>
          <text:p text:style-name="P426">()논문 데이터셋 대상 언급 비디오</text:p>
        </text:list-item>
        <text:list-item>
          <text:p text:style-name="P426">언급(혹은 집중 해설)비디오 대상 논문의 (같은 분야)전후 논문 <text:span text:style-name="T7">url취득</text:span></text:p>
        </text:list-item>
        <text:list-item>
          <text:p text:style-name="P422">url로 유튜브 전체 검색</text:p>
          <text:list>
            <text:list-item>
              <text:p text:style-name="P422">존재→ 그 이전(다음) 논문으로 시도</text:p>
            </text:list-item>
            <text:list-item>
              <text:p text:style-name="P422">비존재→ 논문 채택</text:p>
            </text:list-item>
          </text:list>
        </text:list-item>
        <text:list-item>
          <text:p text:style-name="P422">논문에 대해 altmetric twitter수집</text:p>
        </text:list-item>
        <text:list-item>
          <text:p text:style-name="P422">비디오 유 그룹과 무 그룹 간 트윗 통계 비교</text:p>
        </text:list-item>
      </text:list>
      <text:p text:style-name="P39"/>
      <text:p text:style-name="P14">200521</text:p>
      <text:p text:style-name="P55">논문 데이터셋→ 비디오 데이터셋 수집</text:p>
      <text:list xml:id="list7728592108191681388" text:style-name="L13">
        <text:list-item>
          <text:p text:style-name="P429">논문 url로 유튜브 전체 검색 → 비디오 수집</text:p>
        </text:list-item>
        <text:list-item>
          <text:p text:style-name="P429">논문 altmetric twitter수집</text:p>
        </text:list-item>
        <text:list-item>
          <text:p text:style-name="P429">논문을 비디오 유무 그룹으로 나눠서</text:p>
        </text:list-item>
        <text:list-item>
          <text:p text:style-name="P429"><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4781831701410043640" text:style-name="L14">
        <text:list-item>
          <text:p text:style-name="P430">paper_explanation: 대상 논문 해설을 예고/논문의 진척, 새로운 결과 등을 소개(/논문 저자)</text:p>
          <text:list>
            <text:list-item>
              <text:p text:style-name="P430">대상 논문 해설할 것을 예고, 논문 제목을 명시해야함</text:p>
            </text:list-item>
            <text:list-item>
              <text:p text:style-name="P430">논문 원문의 일부가 표시되어야 함</text:p>
            </text:list-item>
            <text:list-item>
              <text:p text:style-name="P430">논문을 그냥 읽는 것도 포함</text:p>
            </text:list-item>
            <text:list-item>
              <text:p text:style-name="P430">형식: 프레젠테이션, 판서, ...</text:p>
            </text:list-item>
            <text:list-item>
              <text:p text:style-name="P430">청중이 학술 관련자(학회 발표<text:span text:style-name="T9">)</text:span></text:p>
            </text:list-item>
          </text:list>
        </text:list-item>
        <text:list-item>
          <text:p text:style-name="P430">paper_supplementary: 논문 내에서 supplementary로 명시/description에서 supplementary, demo 등을 명시</text:p>
        </text:list-item>
        <text:list-item>
          <text:p text:style-name="P430">paper_application: 논문의 수법, 기술을 적용, 활용한 독자적인 결과 영상, 소개</text:p>
        </text:list-item>
        <text:list-item>
          <text:p text:style-name="P432">paper_assessment: (논문 소개 후에) 논문 평가가 주요 내용</text:p>
        </text:list-item>
        <text:list-item>
          <text:p text:style-name="P432">paper_reference: 주제의 일환으로 논문의 존재나 관련된 내용을 언급할 뿐, 논문의 해설되지 않음/영상 중 논문 언급이 없음/연구</text:p>
          <text:list>
            <text:list-item>
              <text:p text:style-name="P435">초두에 논문 해설할 것을 명시하지 않음</text:p>
            </text:list-item>
            <text:list-item>
              <text:p text:style-name="P437">description상에 reference로 명시되어 있음</text:p>
            </text:list-item>
            <text:list-item>
              <text:p text:style-name="P435">논문 언급 분량이 적음</text:p>
            </text:list-item>
            <text:list-item>
              <text:p text:style-name="P435">논문 본문이 표시될 수 있음</text:p>
            </text:list-item>
            <text:list-item>
              <text:p text:style-name="P435">프레젠테이션일수도 있음</text:p>
            </text:list-item>
          </text:list>
        </text:list-item>
        <text:list-item>
          <text:p text:style-name="P438">news: 논문이 주 내용이나, 홍보가 주 목적, 설명은 있으나 해설이 주 목적이 아님</text:p>
          <text:list>
            <text:list-item>
              <text:p text:style-name="P438">청중이 일반인</text:p>
            </text:list-item>
          </text:list>
        </text:list-item>
        <text:list-item>
          <text:p text:style-name="P438">dialogue</text:p>
        </text:list-item>
        <text:list-item>
          <text:p text:style-name="P438">routine: </text:p>
          <text:list>
            <text:list-item>
              <text:p text:style-name="P439">논문 읽는 자신의 일상을 보여주는(…<text:span text:style-name="T10">)</text:span></text:p>
            </text:list-item>
          </text:list>
        </text:list-item>
      </text:list>
      <text:p text:style-name="P59">channels</text:p>
      <text:p text:style-name="P59">user_type</text:p>
      <text:list xml:id="list7597410818620727088" text:style-name="L15">
        <text:list-item>
          <text:p text:style-name="P434">individual_researchers: 연구 실적이 존재, 학생/교원/연구소 소속</text:p>
        </text:list-item>
        <text:list-item>
          <text:p text:style-name="P434">individual_citizens: 연관은 있으나 연구계에서의 역할이 불분명한 자. 연구조직 경영진 등</text:p>
        </text:list-item>
        <text:list-item>
          <text:p text:style-name="P434">individual_journalists: 종합적 이슈 소개</text:p>
        </text:list-item>
        <text:list-item>
          <text:p text:style-name="P434">individual_professionals: 전문직?</text:p>
        </text:list-item>
        <text:list-item>
          <text:p text:style-name="P434">researcher_community: 비영리 조직. 외부의 불특정 인물의 비교적 자유로운 참여가 가능</text:p>
        </text:list-item>
        <text:list-item>
          <text:p text:style-name="P434">researach_organization: 비영리 조직, 배타적 조직, 정식 조직</text:p>
        </text:list-item>
        <text:list-item>
          <text:p text:style-name="P434">funding</text:p>
        </text:list-item>
        <text:list-item>
          <text:p text:style-name="P434">public: 정부, 행정계</text:p>
        </text:list-item>
        <text:list-item>
          <text:p text:style-name="P434">publisher/journal</text:p>
        </text:list-item>
        <text:list-item>
          <text:p text:style-name="P441">civil_society: 시민사회조직</text:p>
        </text:list-item>
        <text:list-item>
          <text:p text:style-name="P434">media: 정식 사업 등록된 미디어</text:p>
        </text:list-item>
        <text:list-item>
          <text:p text:style-name="P434">business: 기업. 기업 내 연구조직은 이쪽.</text:p>
        </text:list-item>
        <text:list-item>
          <text:p text:style-name="P434"><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2952546734196155469" text:style-name="L16">
        <text:list-item>
          <text:p text:style-name="P442">비디오가 만들어진 논문 비율 적음. 현재 비디오는 보급X. 앞으로 논문 평가에 비디오가 유효하다는 인식이 생기면 비디오 비율 증가할 가능성이 높다</text:p>
          <text:list>
            <text:list-item>
              <text:p text:style-name="P443">Nature Science 비디오도 현재 시행착오 수준</text:p>
            </text:list-item>
            <text:list-item>
              <text:p text:style-name="P443"/>
            </text:list-item>
          </text:list>
        </text:list-item>
        <text:list-item>
          <text:p text:style-name="P443">구체적으로 비디오가 논문에 공헌한 예(피인용 뿐 아니라, 대중 인식에 기여한 점 ex인공지능 붐 초기 비디오를 통한 대중화 기여 케이스는 없는가?)</text:p>
        </text:list-item>
        <text:list-item>
          <text:p text:style-name="P443">SNS플랫폼에 따른 유저 타입 ex</text:p>
          <text:list>
            <text:list-item>
              <text:p text:style-name="P443">트위터: 전문가가 많이 활동 ← 이건 어떻게? 선행연구</text:p>
            </text:list-item>
            <text:list-item>
              <text:p text:style-name="P443">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7292688879164716820" text:style-name="L17">
        <text:list-item>
          <text:p text:style-name="P445">유튜브상의 학술 관련 영상 수 추이</text:p>
          <text:list>
            <text:list-item>
              <text:p text:style-name="P444">비디오 수?</text:p>
              <text:list>
                <text:list-item>
                  <text:p text:style-name="P445">Q= arxiv.org/science.sciencemag.org/... </text:p>
                  <text:list>
                    <text:list-item>
                      <text:p text:style-name="P446">q=science.sciencemag.org / <text:span text:style-name="T11">science.sciencemag.org/content</text:span></text:p>
                      <text:list>
                        <text:list-item>
                          <text:p text:style-name="P448">2005: 0</text:p>
                        </text:list-item>
                        <text:list-item>
                          <text:p text:style-name="P448">2006: 1/<text:span text:style-name="T13">0</text:span></text:p>
                        </text:list-item>
                        <text:list-item>
                          <text:p text:style-name="P449">2007: <text:span text:style-name="T12">6</text:span>/0</text:p>
                        </text:list-item>
                        <text:list-item>
                          <text:p text:style-name="P449">2008: <text:span text:style-name="T12">36</text:span>/3</text:p>
                        </text:list-item>
                        <text:list-item>
                          <text:p text:style-name="P447">2009: 51/<text:span text:style-name="T11">22</text:span></text:p>
                        </text:list-item>
                        <text:list-item>
                          <text:p text:style-name="P447">2010: 64/<text:span text:style-name="T11">38</text:span></text:p>
                        </text:list-item>
                        <text:list-item>
                          <text:p text:style-name="P447">2011: 113/<text:span text:style-name="T11">62</text:span></text:p>
                        </text:list-item>
                        <text:list-item>
                          <text:p text:style-name="P447">2012: 207/<text:span text:style-name="T11">84</text:span></text:p>
                        </text:list-item>
                        <text:list-item>
                          <text:p text:style-name="P447">2013: 310/<text:span text:style-name="T11">137</text:span></text:p>
                        </text:list-item>
                        <text:list-item>
                          <text:p text:style-name="P447">2014: 420/<text:span text:style-name="T11">210</text:span></text:p>
                        </text:list-item>
                        <text:list-item>
                          <text:p text:style-name="P447">2015: 557/<text:span text:style-name="T11">253</text:span></text:p>
                        </text:list-item>
                        <text:list-item>
                          <text:p text:style-name="P447">2016: 973/<text:span text:style-name="T11">300</text:span></text:p>
                        </text:list-item>
                        <text:list-item>
                          <text:p text:style-name="P447">2017: 1414/<text:span text:style-name="T11">504</text:span></text:p>
                        </text:list-item>
                        <text:list-item>
                          <text:p text:style-name="P447">2018: 2194/<text:span text:style-name="T11">784</text:span></text:p>
                        </text:list-item>
                        <text:list-item>
                          <text:p text:style-name="P447">2019: 2223/<text:span text:style-name="T11">1270</text:span></text:p>
                        </text:list-item>
                      </text:list>
                    </text:list-item>
                  </text:list>
                </text:list-item>
              </text:list>
            </text:list-item>
            <text:list-item>
              <text:p text:style-name="P444">채널 수?</text:p>
              <text:list>
                <text:list-item>
                  <text:p text:style-name="P445">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5597207831869981740" text:style-name="L18">
        <text:list-item>
          <text:p text:style-name="P450">Science communication</text:p>
        </text:list-item>
        <text:list-item>
          <text:p text:style-name="P450">Scholarly communication</text:p>
        </text:list-item>
        <text:list-item>
          <text:p text:style-name="P450">Research communication: ?</text:p>
        </text:list-item>
      </text:list>
      <text:p text:style-name="P65"/>
      <text:p text:style-name="P64">배경</text:p>
      <text:p text:style-name="P66">과학에 있어서 커뮤니케이션</text:p>
      <text:list xml:id="list7422934281591845373" text:style-name="L19">
        <text:list-item>
          <text:p text:style-name="P458">학술 커뮤니케이션의 시작: 저널 출간</text:p>
        </text:list-item>
        <text:list-item>
          <text:p text:style-name="P458">과학 커뮤니케이션의 대두: 뉴스, 잡지 등</text:p>
        </text:list-item>
      </text:list>
      <text:p text:style-name="P69">과학 커뮤니케이션: 최근 온라인 미디어가 주목</text:p>
      <text:list xml:id="list3349555058447402270" text:style-name="L20">
        <text:list-item>
          <text:p text:style-name="P459">altmetric</text:p>
          <text:list>
            <text:list-item>
              <text:p text:style-name="P460"><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463">Twitter</text:p>
          <text:list>
            <text:list-item>
              <text:p text:style-name="P461">[2018,Didegah et al.]논문 언급 트위터에 관한 정성적 연구: 대부분 비생산적,단순확산 목적, 봇</text:p>
            </text:list-item>
          </text:list>
        </text:list-item>
      </text:list>
      <text:p text:style-name="P65"/>
      <text:p text:style-name="P65">유튜브는 마케팅/수익 플랫폼</text:p>
      <text:list xml:id="list5443802311605474719" text:style-name="L21">
        <text:list-item>
          <text:p text:style-name="P451">UGC<text:span text:style-name="T18">(유저, 소비자 컨텐츠)</text:span>→PGC<text:span text:style-name="T18">(기업, 브랜딩)</text:span>를 통한 마케팅/수익 플랫폼화<text:span text:style-name="T18">(2006)</text:span></text:p>
        </text:list-item>
        <text:list-item>
          <text:p text:style-name="P452"><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464"><text:span text:style-name="T20">[Figueiredo et al., 2011; Szabo and Huberman, 2010; Zhou et al., 2010]</text:span>rich-get-richer</text:p>
        </text:list-item>
      </text:list>
      <text:p text:style-name="P65"/>
      <text:p text:style-name="P65">과학/연구 관련 비디오 활동 및 그에 관한 연구도 증가</text:p>
      <text:list xml:id="list170937374791527" text:continue-list="list3349555058447402270" text:style-name="L20">
        <text:list-item>
          <text:p text:style-name="P453">학술 커뮤니케이션における비디오：</text:p>
          <text:list>
            <text:list-item>
              <text:p text:style-name="P453">[2012,Kousha et al.]YT <text:span text:style-name="T16">Video citation: </text:span>Scopus, 2006~2011 → 증가세</text:p>
            </text:list-item>
          </text:list>
        </text:list-item>
      </text:list>
      <text:list xml:id="list5196111209215286672" text:style-name="L22">
        <text:list-item>
          <text:p text:style-name="P454">과학 커뮤니케이션における비디오：</text:p>
          <text:list>
            <text:list-item>
              <text:p text:style-name="P465">[2016,Welbourne et al.]과학 커뮤니케이션 비디오/채널 인기에 영향을 주는 인자 분석(컨텐츠, 유저 타입<text:span text:style-name="T15">)</text:span></text:p>
              <text:list>
                <text:list-item>
                  <text:p text:style-name="P465">UGC가 PGC보다 구독 훨씬 많음</text:p>
                </text:list-item>
                <text:list-item>
                  <text:p text:style-name="P466">regular communicator의 존재가 뷰카운트에 영향 큼</text:p>
                </text:list-item>
                <text:list-item>
                  <text:p text:style-name="P466">빠르게 전달하는 비디오가 뷰카운트 많음</text:p>
                </text:list-item>
              </text:list>
            </text:list-item>
          </text:list>
        </text:list-item>
      </text:list>
      <text:p text:style-name="P65"/>
      <text:p text:style-name="P65">한편, 과학 대중화의 학술적 영향력에 관한 연구</text:p>
      <text:list xml:id="list8297112378719359994" text:style-name="L23">
        <text:list-item>
          <text:p text:style-name="P455">트위터와 피인용</text:p>
          <text:list>
            <text:list-item>
              <text:p text:style-name="P456"><text:span text:style-name="T21">[2012,Eysenbach]</text:span>articles that are highly tweeted about are eleven times more likely to be highly cited than those that who few people tweeted.</text:p>
              <text:list>
                <text:list-item>
                  <text:p text:style-name="P467">Journal of Medical Internet Research, 2008~2011</text:p>
                </text:list-item>
              </text:list>
            </text:list-item>
            <text:list-item>
              <text:p text:style-name="P468">(2017,Finch et al.)AAS 1→20 <text:span text:style-name="T34">은 평균 피인용수 2.6→5.5 기대됨. IF높은 저널일수록 관계 약해짐.</text:span></text:p>
            </text:list-item>
            <text:list-item>
              <text:p text:style-name="P462"/>
            </text:list-item>
          </text:list>
        </text:list-item>
        <text:list-item>
          <text:p text:style-name="P470">altmetrics와 피인용수</text:p>
          <text:list>
            <text:list-item>
              <text:p text:style-name="P471">[2020,Murray et al.]dermatology journals 논문들의 AAS와 피인용수 상관 약함(.257)</text:p>
            </text:list-item>
          </text:list>
        </text:list-item>
        <text:list-item>
          <text:p text:style-name="P471">비디오와 피인용</text:p>
          <text:list>
            <text:list-item>
              <text:p text:style-name="P457"><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7144285301415221511" text:style-name="L24">
        <text:list-item>
          <text:p text:style-name="P472">[2016,Welbourne et al.]은 인기 상위 채널에서 비디오 샘플링. 하지만 대중적 인기 채널이 가지는 학술적 영향력에 관한 연구가 없다.</text:p>
        </text:list-item>
        <text:list-item>
          <text:p text:style-name="P473">비디오가 증가하고 있는 점은 명확하다.</text:p>
          <text:list>
            <text:list-item>
              <text:p text:style-name="P473">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6133100710917613936" text:style-name="L25">
        <text:list-item>
          <text:p text:style-name="P474">비디오 기반 SC의 <text:span text:style-name="T22">SC안에서의 역할</text:span></text:p>
        </text:list-item>
        <text:list-item>
          <text:p text:style-name="P474">비디오 기반 <text:span text:style-name="T22">SC와 학계 간의 상호 작용</text:span></text:p>
        </text:list-item>
      </text:list>
      <text:p text:style-name="P71"/>
      <text:p text:style-name="P71"/>
      <text:p text:style-name="P19">200607</text:p>
      <text:p text:style-name="P71">연구 구상</text:p>
      <text:list xml:id="list8947402291092812760" text:style-name="L26">
        <text:list-item>
          <text:p text:style-name="P475">비디오 기반 SC의 <text:span text:style-name="T22">SC안에서의 역할</text:span></text:p>
          <text:list>
            <text:list-item>
              <text:p text:style-name="P476">비디오 단독</text:p>
            </text:list-item>
            <text:list-item>
              <text:p text:style-name="P476">비디오와 다른 매체/플랫폼 SC와의 관계</text:p>
            </text:list-item>
          </text:list>
        </text:list-item>
        <text:list-item>
          <text:p text:style-name="P475">비디오 기반 <text:span text:style-name="T22">SC와 학계 간의 상호 작용</text:span></text:p>
          <text:list>
            <text:list-item>
              <text:p text:style-name="P475">비디오와 연구 분야과의 관계</text:p>
              <text:list>
                <text:list-item>
                  <text:p text:style-name="P476">비디오와 분야와의 연결고리: 키워드/채널 타입/</text:p>
                </text:list-item>
              </text:list>
            </text:list-item>
            <text:list-item>
              <text:p text:style-name="P475">비디오와 특정 논문들과의 관계</text:p>
              <text:list>
                <text:list-item>
                  <text:p text:style-name="P475">비디오와 논문과의 연결고리: 키워드/<text:span text:style-name="T23">url/</text:span></text:p>
                </text:list-item>
              </text:list>
            </text:list-item>
            <text:list-item>
              <text:p text:style-name="P475"/>
            </text:list-item>
          </text:list>
        </text:list-item>
      </text:list>
      <text:p text:style-name="P71"/>
      <text:p text:style-name="P73">Video articles</text:p>
      <text:list xml:id="list3864345634438716700" text:style-name="L27">
        <text:list-item>
          <text:p text:style-name="P477"><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478">여기서 video articles이란 supplementary video付き論稿</text:p>
            </text:list-item>
          </text:list>
        </text:list-item>
        <text:list-item>
          <text:p text:style-name="P477"><text:span text:style-name="T25">JoVE: </text:span><text:a xlink:type="simple" xlink:href="https://www.jove.com/" text:style-name="Internet_20_link" text:visited-style-name="Visited_20_Internet_20_Link">https://www.jove.com/</text:a></text:p>
          <text:list>
            <text:list-item>
              <text:p text:style-name="P479">IF:1.108(2018)</text:p>
            </text:list-item>
            <text:list-item>
              <text:p text:style-name="P479">peer reviewed</text:p>
            </text:list-item>
            <text:list-item>
              <text:p text:style-name="P479">pub-med indexed</text:p>
            </text:list-item>
            <text:list-item>
              <text:p text:style-name="P479">Video journal + science education</text:p>
            </text:list-item>
          </text:list>
        </text:list-item>
      </text:list>
      <text:p text:style-name="P74"/>
      <text:p text:style-name="P74">SC채널</text:p>
      <text:list xml:id="list7861269566019535807" text:style-name="L28">
        <text:list-item>
          <text:p text:style-name="P480">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5223863510768154365" text:style-name="L29">
        <text:list-item>
          <text:p text:style-name="P481">AAS → 피인용수 상관</text:p>
        </text:list-item>
      </text:list>
      <text:p text:style-name="P76"/>
      <text:p text:style-name="P21">200610</text:p>
      <text:p text:style-name="P77">리서치 메트릭스</text:p>
      <text:list xml:id="list5475196123276923180" text:style-name="L30">
        <text:list-item>
          <text:p text:style-name="P482">논문 레벨</text:p>
          <text:list>
            <text:list-item>
              <text:p text:style-name="P484"><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486"><text:s/><text:span text:style-name="T31">AAS</text:span></text:p>
            </text:list-item>
          </text:list>
        </text:list-item>
        <text:list-item>
          <text:p text:style-name="P486">저자 레벨</text:p>
          <text:list>
            <text:list-item>
              <text:p text:style-name="P486">총 피인용수</text:p>
            </text:list-item>
            <text:list-item>
              <text:p text:style-name="P491">h-index, g-index</text:p>
            </text:list-item>
          </text:list>
        </text:list-item>
        <text:list-item>
          <text:p text:style-name="P486">저널 레벨</text:p>
          <text:list>
            <text:list-item>
              <text:p text:style-name="P482">IF<text:span text:style-name="T31">(by JCR)</text:span></text:p>
            </text:list-item>
            <text:list-item>
              <text:p text:style-name="P491">CiteScore(by Scopus)(?)</text:p>
            </text:list-item>
          </text:list>
        </text:list-item>
      </text:list>
      <text:p text:style-name="P76"/>
      <text:p text:style-name="P76">선행 연구</text:p>
      <text:p text:style-name="P76">(2019,<text:span text:style-name="T28">Zong et al.</text:span>)</text:p>
      <text:list xml:id="list1665837640470367362" text:style-name="L31">
        <text:list-item>
          <text:p text:style-name="P492">분야: 물리학</text:p>
        </text:list-item>
        <text:list-item>
          <text:p text:style-name="P495">논문 속성: 저자수/기관수/국제 공저수/타이틀 길이/abstract길이/키워드 수/참고문헌 수/페이지수/피인용수</text:p>
        </text:list-item>
        <text:list-item>
          <text:p text:style-name="P495">속성간 <text:span text:style-name="T29">spearman 상관계수</text:span></text:p>
        </text:list-item>
        <text:list-item>
          <text:p text:style-name="P485"><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5155235372888407205" text:style-name="L32">
        <text:list-item>
          <text:p text:style-name="P487">분야</text:p>
          <text:list>
            <text:list-item>
              <text:p text:style-name="P487">(2018,Didegah et al.)분야에 따른 트위터 유저 구성에 큰 차이</text:p>
            </text:list-item>
            <text:list-item>
              <text:p text:style-name="P487">(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887152109221703608" text:style-name="L33">
        <text:list-item>
          <text:p text:style-name="P488">리서치 메트릭에 대한 커뮤니케이터 타입의 영향력</text:p>
          <text:list>
            <text:list-item>
              <text:p text:style-name="P562">선행 연구: <text:span text:style-name="T30">(2018,Didegah et al.)5분야에 대해 트위터 유저 타입 조사 </text:span>→<text:span text:style-name="T30"> </text:span>분야에 따라 커뮤니케이터 타입 구성이 다름이 예상된다</text:p>
            </text:list-item>
            <text:list-item>
              <text:p text:style-name="P493">동기 1: 유튜브 커뮤니케이션에 대해 유저 타입 조사가 된 적 없다</text:p>
            </text:list-item>
            <text:list-item>
              <text:p text:style-name="P493">동기 <text:span text:style-name="T30">2: </text:span>커뮤니케이터 타입은 논문의 리서치 커뮤니케이션 효과의 변수일 수 있다 <text:span text:style-name="T30">← 조사된 적 없다</text:span></text:p>
            </text:list-item>
            <text:list-item>
              <text:p text:style-name="P493">가설: 유튜브 리서치 커뮤니케이션에서 커뮤니케이터 타입 구성과 리서치 커뮤니케이션 효과는 유의한 상관이 있다.</text:p>
            </text:list-item>
            <text:list-item>
              <text:p text:style-name="P494"><text:soft-page-break/>실험:</text:p>
            </text:list-item>
          </text:list>
        </text:list-item>
      </text:list>
      <text:list xml:id="list5603715496837533132" text:style-name="L34">
        <text:list-item>
          <text:list>
            <text:list-item>
              <text:list>
                <text:list-item>
                  <text:p text:style-name="P483">5분야에 대해, 소정 기간의 논문 데이터셋을 대상으로, 유튜브 커뮤니케이션을 일부 수집(ex.뷰카운트 정렬 후 4분위로 나누어서 각 분위에서 정해진 수만큼 추출)</text:p>
                </text:list-item>
                <text:list-item>
                  <text:p text:style-name="P496">각 비디오에 대해 커뮤니케이터 레이블 지정</text:p>
                </text:list-item>
                <text:list-item>
                  <text:p text:style-name="P496">분야별 커뮤니케이터 타입 구성 통계, <text:span text:style-name="T30">(2018,Didegah et al.)와 비교</text:span></text:p>
                </text:list-item>
                <text:list-item>
                  <text:p text:style-name="P496">(분야 횡단형으로?) 커뮤니케이터 타입별로 비디오 그룹화. 각 그룹의 대상 논문들에 대해 메트릭 통계</text:p>
                </text:list-item>
              </text:list>
            </text:list-item>
          </text:list>
        </text:list-item>
      </text:list>
      <text:list xml:id="list8466990433072957822" text:style-name="L35">
        <text:list-item>
          <text:list>
            <text:list-item>
              <text:list>
                <text:list-item>
                  <text:list>
                    <text:list-item>
                      <text:p text:style-name="P497">타입별 박스형</text:p>
                    </text:list-item>
                    <text:list-item>
                      <text:p text:style-name="P497">비디오 데이터셋이 작으면 분야 횡단형으로?</text:p>
                    </text:list-item>
                    <text:list-item>
                      <text:p text:style-name="P497">메트릭은 우선순위 1)논문 수준 2)저널 수준 3)저자 수준</text:p>
                    </text:list-item>
                  </text:list>
                </text:list-item>
              </text:list>
            </text:list-item>
          </text:list>
        </text:list-item>
      </text:list>
      <text:list xml:id="list170937348676696" text:continue-list="list5603715496837533132" text:style-name="L34">
        <text:list-item>
          <text:list>
            <text:list-item>
              <text:list>
                <text:list-item>
                  <text:p text:style-name="P496">음</text:p>
                </text:list-item>
              </text:list>
            </text:list-item>
          </text:list>
        </text:list-item>
      </text:list>
      <text:list xml:id="list170936430761175" text:continue-list="list887152109221703608" text:style-name="L33">
        <text:list-item>
          <text:p text:style-name="P469">컨텐츠(1차: RC/비RC)</text:p>
          <text:list>
            <text:list-item>
              <text:p text:style-name="P469">선행연구:<text:span text:style-name="T35">(2012,Kousha et al.)4분야 논문에 대해 논문내 인용하는 유튜브를 자연과학/인문학/사회과학 컨텐츠로 구별</text:span></text:p>
              <text:list>
                <text:list-item>
                  <text:p text:style-name="P498">Interdisciplinary citations 지적:</text:p>
                </text:list-item>
                <text:list-item>
                  <text:p text:style-name="P498">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500">선행연구:(2019,Zong et al.)비디오 개요(← 컨텐츠 중 하나) 유무 그룹별로 피인용수와의 상관</text:p>
            </text:list-item>
            <text:list-item>
              <text:p text:style-name="P499">동기1: <text:span text:style-name="T35">(2012,Kousha et al.)는 </text:span>피인용 유튜브가 대상이었으나, 논문 인용 유튜브에 대해선 이루어지지 않음(← 피인용 유튜브와 논문 인용 유튜브의 비는?)</text:p>
            </text:list-item>
            <text:list-item>
              <text:p text:style-name="P498">동기2: 컨텐츠 분류/조사는 이루어졌으나, 컨텐츠와 연구 지표와의 관계에 대한 연구는 비디오 개요 컨텐츠에 대한 분석이 유일</text:p>
            </text:list-item>
            <text:list-item>
              <text:p text:style-name="P498">가설: 컨텐츠 별 연구 지표와의 상관성엔 유의한 차이가 있다 <text:span text:style-name="T37">(significant difference in correlation by content type)</text:span></text:p>
            </text:list-item>
            <text:list-item>
              <text:p text:style-name="P501">실험</text:p>
            </text:list-item>
          </text:list>
        </text:list-item>
      </text:list>
      <text:list xml:id="list491082118710237943" text:style-name="L36">
        <text:list-item>
          <text:list>
            <text:list-item>
              <text:list>
                <text:list-item>
                  <text:p text:style-name="P502">비디오 수집, 샘플링</text:p>
                </text:list-item>
                <text:list-item>
                  <text:p text:style-name="P503">컨텐츠 분류</text:p>
                </text:list-item>
                <text:list-item>
                  <text:p text:style-name="P503">각 컨텐츠 별 그룹마다 인용 논문 그룹화,</text:p>
                </text:list-item>
              </text:list>
            </text:list-item>
          </text:list>
        </text:list-item>
      </text:list>
      <text:list xml:id="list4332489321770845803" text:style-name="L37">
        <text:list-item>
          <text:p text:style-name="P489">커뮤니케이터 <text:span text:style-name="T38">SNS 네트워크</text:span></text:p>
          <text:list>
            <text:list-item>
              <text:p text:style-name="P490">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504"><text:s/>동기1: 탑 랭크 리서치 커뮤니케이션 비디오에 대해서도 성립하는가?<text:span text:style-name="T39">(왠지 상업/저널 채널일 듯..?)</text:span></text:p>
            </text:list-item>
            <text:list-item>
              <text:p text:style-name="P490">가설: 인기있는 리서치 커뮤니케이션 비디오들은 조직/대규모 소셜 네트워크를 가지는가?</text:p>
            </text:list-item>
            <text:list-item>
              <text:p text:style-name="P490">실험: 인기 상위 비디오와 그 밖의 비디오 그룹 간 유저 타입/소셜 네트워크 유무와 규모 분석 후 통계 검정</text:p>
            </text:list-item>
          </text:list>
        </text:list-item>
        <text:list-item>
          <text:p text:style-name="P490">비디오 통계와 리서치 메트릭스와의 관계</text:p>
          <text:list>
            <text:list-item>
              <text:p text:style-name="P490">실험</text:p>
              <text:list>
                <text:list-item>
                  <text:p text:style-name="P490">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7290662968011465982" text:style-name="L38">
        <text:list-item>
          <text:p text:style-name="P505">DOI</text:p>
        </text:list-item>
        <text:list-item>
          <text:p text:style-name="P505">doi.org/&lt;DOI&gt;의 리다이렉션 url</text:p>
        </text:list-item>
        <text:list-item>
          <text:p text:style-name="P506">제목<text:span text:style-name="T45">(Crawl 후 비디오 title/description에서 정확히 일치하는 비디오 한정)</text:span></text:p>
        </text:list-item>
        <text:list-item>
          <text:p text:style-name="P505">그 외의 각종 논문 게재 사이트</text:p>
          <text:list>
            <text:list-item>
              <text:p text:style-name="P505">구글 검색 후 </text:p>
            </text:list-item>
          </text:list>
        </text:list-item>
      </text:list>
      <text:p text:style-name="P88">넓은 의미로(관련 동영상)</text:p>
      <text:list xml:id="list5418278708125331296" text:style-name="L39">
        <text:list-item>
          <text:p text:style-name="P507"><text:s/></text:p>
        </text:list-item>
        <text:list-item>
          <text:p text:style-name="P507">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3854113269329521341" text:style-name="L40">
        <text:list-item>
          <text:p text:style-name="P508">Delivery style 레이블이 독자성이 높음. 어떤 객관적 방침(선행연구)으로 레이블을 정의했는가를 설명하는 것이 중요.</text:p>
        </text:list-item>
        <text:list-item>
          <text:p text:style-name="P508">레이블 관계 없이, 일단 ‘비디오 존재 ↔ 고 피인용’을 보여주면 좋음</text:p>
        </text:list-item>
      </text:list>
      <text:p text:style-name="P92"/>
      <text:list xml:id="list2579725741007160445" text:style-name="L41">
        <text:list-item>
          <text:p text:style-name="P509">arxiv 피인용수 크롤러 :크롤러방지… 니미시발!!</text:p>
        </text:list-item>
        <text:list-item>
          <text:p text:style-name="P509"/>
        </text:list-item>
        <text:list-item>
          <text:p text:style-name="P509">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1506224871218837063" text:style-name="L42">
        <text:list-item>
          <text:p text:style-name="P510">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4">キム発表分質疑応答</text:p>
      <text:p text:style-name="P114">1. <text:s text:c="4"/>吉田先生</text:p>
      <text:p text:style-name="P114">Ø 動画有無で論文にやる気の有無が変わるため、データセットの質に偏りがあるのではないか。</text:p>
      <text:p text:style-name="P114">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4">Ø 納得。</text:p>
      <text:p text:style-name="P114">Ø 手法(傾向スコアマッチングなど)が多くあるためいくつかトライしてみると良い。</text:p>
      <text:p text:style-name="P114">2. <text:s text:c="4"/>きみた先生</text:p>
      <text:p text:style-name="P114">Ø 効果的なリサーチコミュニケーションは被引用数のみを考えているか？他にもありそうではないか？</text:p>
      <text:p text:style-name="P114">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3385304967361402138" text:style-name="L43">
        <text:list-item>
          <text:p text:style-name="P511">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376">테마</text:p>
          </table:table-cell>
          <table:table-cell table:style-name="표1.A1" office:value-type="string">
            <text:p text:style-name="P376">Scopus subject area</text:p>
          </table:table-cell>
          <table:table-cell table:style-name="표1.A1" office:value-type="string">
            <text:p text:style-name="P379">필터</text:p>
          </table:table-cell>
          <table:table-cell table:style-name="표1.A1" office:value-type="string">
            <text:p text:style-name="P379">list</text:p>
          </table:table-cell>
          <table:table-cell table:style-name="표1.E1" office:value-type="string">
            <text:p text:style-name="Table_20_Contents">파일</text:p>
          </table:table-cell>
        </table:table-row>
        <table:table-row>
          <table:table-cell table:style-name="표1.A2" office:value-type="string">
            <text:p text:style-name="P376">Life<text:span text:style-name="T87">+Earth</text:span></text:p>
          </table:table-cell>
          <table:table-cell table:style-name="표1.A2" office:value-type="string">
            <text:p text:style-name="P111">Environmental + Earth and Planetary + Agricultural and Biological</text:p>
          </table:table-cell>
          <table:table-cell table:style-name="표1.A2" office:value-type="string">
            <text:p text:style-name="P387">Journals only</text:p>
          </table:table-cell>
          <table:table-cell table:style-name="표1.A2" office:value-type="string">
            <text:p text:style-name="P379">1000/<text:span text:style-name="T86">5684</text:span></text:p>
          </table:table-cell>
          <table:table-cell table:style-name="표1.E2" office:value-type="string">
            <text:p text:style-name="P376">source-results-life_science-citescore-2013.<text:span text:style-name="T54">xlsx</text:span></text:p>
          </table:table-cell>
        </table:table-row>
        <table:table-row>
          <table:table-cell table:style-name="표1.A2" office:value-type="string">
            <text:p text:style-name="P379">Math &amp; Computer Science</text:p>
          </table:table-cell>
          <table:table-cell table:style-name="표1.A2" office:value-type="string">
            <text:p text:style-name="P116">Computer Science + Mathmatics</text:p>
          </table:table-cell>
          <table:table-cell table:style-name="표1.A2" office:value-type="string">
            <text:p text:style-name="P383">Journals only</text:p>
          </table:table-cell>
          <table:table-cell table:style-name="표1.A2" office:value-type="string">
            <text:p text:style-name="P379">1000/3201</text:p>
          </table:table-cell>
          <table:table-cell table:style-name="표1.E2" office:value-type="string">
            <text:p text:style-name="P379">source-results-math_cs-citescore-2013.xlsx</text:p>
          </table:table-cell>
        </table:table-row>
      </table:table>
      <text:p text:style-name="P111"/>
      <text:p text:style-name="P34">200708</text:p>
      <text:p text:style-name="P115">일단 실험...</text:p>
      <text:p text:style-name="P115">저널: IF최상위 저널</text:p>
      <text:p text:style-name="P115">분야: Didegah et al.</text:p>
      <text:list xml:id="list6810480818214745546" text:style-name="L44">
        <text:list-item>
          <text:p text:style-name="P512">Social &amp; Humanities</text:p>
        </text:list-item>
        <text:list-item>
          <text:p text:style-name="P512">Biomed &amp; Health: </text:p>
        </text:list-item>
        <text:list-item>
          <text:p text:style-name="P513">Life &amp; Earth: <text:span text:style-name="T88">284.2개 채널</text:span></text:p>
        </text:list-item>
        <text:list-item>
          <text:p text:style-name="P512">Physical &amp; Engineering</text:p>
        </text:list-item>
        <text:list-item>
          <text:p text:style-name="P514">Math &amp; Computer: <text:span text:style-name="T53">arXiv cs.LG결과가 있으므로, 이것 부터</text:span></text:p>
        </text:list-item>
      </text:list>
      <text:p text:style-name="P119">CiteScore상위 10%에서 추출: 320.1개 저널</text:p>
      <text:p text:style-name="P120">Scopus 검색</text:p>
      <text:p text:style-name="P122">SUBAREA(MATH OR COMP) AND</text:p>
      <text:p text:style-name="P122">PUBDATETXT(January 2014) AND</text:p>
      <text:p text:style-name="P122">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5"/>
      <text:p text:style-name="P35">200709 mentorochi</text:p>
      <text:p text:style-name="P121">유명 사이언스 커뮤니케이터가 언급한 논문의 피인용수/AAS가 급 증가한 케이스를 찾아내보면 어떤가?</text:p>
      <text:p text:style-name="P121"/>
      <text:p text:style-name="P121">석사 템플릿은 자유. Overleaf 템플릿이 쓰기 쉬울 듯</text:p>
      <text:p text:style-name="P121">노르마 없음. 50페이지면 충분</text:p>
      <text:p text:style-name="P121">영어 가능.</text:p>
      <text:p text:style-name="P121"/>
      <text:p text:style-name="P36">200710</text:p>
      <text:p text:style-name="P124">math+comp 소스 5%만…<text:span text:style-name="T63">(155개)</text:span></text:p>
      <text:p text:style-name="P123">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5"/>
      <text:p text:style-name="P126">1401~03 리다이렉션 크롤링 완료.</text:p>
      <text:p text:style-name="P126">Err처리 필요.</text:p>
      <text:p text:style-name="P125"/>
      <text:p text:style-name="P130">200711</text:p>
      <text:p text:style-name="P127">1401~1406 리다이렉션 크롤링 완료.</text:p>
      <text:p text:style-name="P127">Err처리 필요.</text:p>
      <text:p text:style-name="P127"/>
      <text:p text:style-name="P131">200716</text:p>
      <text:p text:style-name="P133">해야할 일</text:p>
      <text:p text:style-name="P133">1 pdf링크 채우기</text:p>
      <text:p text:style-name="P133">2 잘못된 리다이렉션 수정</text:p>
      <text:p text:style-name="P127"/>
      <text:p text:style-name="P132">200719</text:p>
      <text:p text:style-name="P128">비디오 수집 시작: 1월</text:p>
      <text:p text:style-name="P129">videos <text:span text:style-name="T34">는 모두 필터 적용</text:span></text:p>
      <text:p text:style-name="P134">1. DOI</text:p>
      <text:p text:style-name="P136">search_20200719_111900.txt</text:p>
      <text:p text:style-name="P136">videos_20200719_145026.txt<text:span text:style-name="T61">(필터x)</text:span> <text:span text:style-name="T60">+13</text:span></text:p>
      <text:p text:style-name="P134">2. redirection</text:p>
      <text:p text:style-name="P136">search_20200719_131640.txt</text:p>
      <text:p text:style-name="P136">videos_20200719_185202.txt</text:p>
      <text:p text:style-name="P134">3. title</text:p>
      <text:p text:style-name="P135">search_20200719_133736.txt</text:p>
      <text:p text:style-name="P135">videos_20200719_190933.txt</text:p>
      <text:p text:style-name="P134">총 1<text:span text:style-name="T62">3</text:span>편</text:p>
      <text:p text:style-name="P134"/>
      <text:p text:style-name="P134">2월</text:p>
      <text:p text:style-name="P144"><text:span text:style-name="T57">1. </text:span><text:span text:style-name="T58">D</text:span><text:span text:style-name="T57">OI</text:span></text:p>
      <text:p text:style-name="P136">search_20200719_201448.txt</text:p>
      <text:p text:style-name="P144"><text:span text:style-name="T57">videos_20200719_202104.txt </text:span><text:span text:style-name="T59">+7</text:span></text:p>
      <text:p text:style-name="P145"><text:span text:style-name="T59">2. </text:span><text:span text:style-name="T57">redirection</text:span></text:p>
      <text:p text:style-name="P145">search_20200719_203509.txt</text:p>
      <text:p text:style-name="P146"><text:soft-page-break/>videos_20200719_203850.txt +2</text:p>
      <text:p text:style-name="P136"/>
      <text:p text:style-name="P143">200720 <text:span text:style-name="T74">labmtg</text:span></text:p>
      <text:p text:style-name="P137">3. title</text:p>
      <text:p text:style-name="P137">search_20200720_094049.txt</text:p>
      <text:p text:style-name="P142">videos_20200721_180320.txt +0</text:p>
      <text:p text:style-name="P142"/>
      <text:p text:style-name="P137"/>
      <text:p text:style-name="P137">발표…</text:p>
      <text:p text:style-name="P137"/>
      <text:p text:style-name="P137">한 것:</text:p>
      <text:p text:style-name="P138">2013 scopus computer science + mathematics분야 CiteScore상위5% 저널<text:span text:style-name="T64">(155개)</text:span>에서</text:p>
      <text:p text:style-name="P138">1401(1618편)~1402(1529편) 논고 3147편 중 22편(0.70%) 언급 비디오 22개 수집</text:p>
      <text:p text:style-name="P138">방법: doi/redirection/title이 비디오 타이틀/설명문에 정확히 언급됨</text:p>
      <text:p text:style-name="P138"/>
      <text:p text:style-name="P138">1901~1903 arXiv CS.LG언급 (55/1676 = 3.28%)보다 훨씬 못한 수치</text:p>
      <text:p text:style-name="P138"/>
      <text:p text:style-name="P138">가설</text:p>
      <text:p text:style-name="P53">1. 포함 분야의 차이: 머신러닝이 인기 소분야라서 (← 2014 데이터셋에도 최상위 머신러닝은 포함되어 있으므로 기각)</text:p>
      <text:p text:style-name="P139">2. 분야 인기의 차이: 당시 머신러닝은 비인기 분야</text:p>
      <text:p text:style-name="P138"><text:span text:style-name="T63">3</text:span>. 시간: 과거엔 유튜브 리서치 커뮤니케이션이 덜 활성화 되어있어서 + 과거 논문은 주목받기 힘들어서</text:p>
      <text:p text:style-name="P140">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8"/>
      <text:p text:style-name="P138">사카타 비디오</text:p>
      <text:p text:style-name="P138"><text:a xlink:type="simple" xlink:href="https://www.youtube.com/watch?v=rH7lSdX_fpY" text:style-name="Internet_20_link" text:visited-style-name="Visited_20_Internet_20_Link"><text:span text:style-name="T65">https://www.youtube.com/watch?v=rH7lSdX_fpY</text:span></text:a></text:p>
      <text:p text:style-name="P147"/>
      <text:p text:style-name="P147">앞으로의 후보</text:p>
      <text:p text:style-name="P148">1. 연도를 앞당긴다</text:p>
      <text:p text:style-name="P148">2014는 넘 과거… 최근으로 올수록 활발해지는 모습이 보이면… 뭐가 좋지? 당연한거 아닌가?</text:p>
      <text:p text:style-name="P148">2. 분야 변화</text:p>
      <text:p text:style-name="P148">머신 러닝으로만 좁힌다? 음;</text:p>
      <text:p text:style-name="P148">아니면 대분야를 바꾼다. 흠</text:p>
      <text:p text:style-name="P208">3. 논문 중심이 아닌, 커뮤니케이터 중심으로?</text:p>
      <text:p text:style-name="P148">논문 → 커뮤니케이터</text:p>
      <text:p text:style-name="P148">비디오 대부분이 활동량 적은 일반인(저자 등)이기 때문에, 의미있는 효과가 보이지 않는다.</text:p>
      <text:p text:style-name="P148">커뮤니케이터 → 논문</text:p>
      <text:p text:style-name="P148">먼저 영향력 있는 커뮤니케이터를 선정하고 그의 컨텐츠에서 논문 언급을 찾는게 나을듯.</text:p>
      <text:p text:style-name="P148">단 리서치 커뮤니케이터는 수가 적으므로 사이언스 커뮤니케이터가 나을듯.</text:p>
      <text:p text:style-name="P149">ex. 유명 사이언스 커뮤니케이터의 논문 언급</text:p>
      <text:p text:style-name="P150">1.(이후)논문 스코어 변화</text:p>
      <text:p text:style-name="P150">2.(이전)성공적인 유튜브 사이언스 커뮤니케이션이 성립하는 배경()</text:p>
      <text:p text:style-name="P147"/>
      <text:p text:style-name="P150">문제:</text:p>
      <text:p text:style-name="P150">1. 사이언스 커뮤니케이션에선 출처를 안남기는 경우가 많다 (Kurzgesagt – In a Nutshell채널)</text:p>
      <text:p text:style-name="P141"><text:span text:style-name="T65">→</text:span><text:span text:style-name="T66"> 학술관계자(저널/회의 등) 채널 비디오를 중심으로</text:span></text:p>
      <text:p text:style-name="P150"/>
      <text:p text:style-name="P150"><text:soft-page-break/>할일:</text:p>
      <text:p text:style-name="P150">일단 커뮤니케이터를 찾는다.</text:p>
      <text:p text:style-name="P150">-학술지 운영 채널</text:p>
      <text:p text:style-name="P150">-비디오 저널</text:p>
      <text:p text:style-name="P150"/>
      <text:p text:style-name="P150">랩미팅</text:p>
      <text:list xml:id="list810943790794954689" text:style-name="L45">
        <text:list-item>
          <text:p text:style-name="P519">코로나 상황 등에서 비디오 리서치 커뮤니케이션의 이의는 분명 있다.</text:p>
        </text:list-item>
        <text:list-item>
          <text:p text:style-name="P519">경향 스코어:<text:span text:style-name="T75">if/H-index의 동향이 서로 다름. 동시에 맞추는건 어려울것.</text:span></text:p>
        </text:list-item>
        <text:list-item>
          <text:p text:style-name="P520">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521">한정 비디오: 일부 사용자에게만 보여지게 한 비디오 존재 가능성. 그런게 활발한 채널은, 앞으로도 비디오를 통한 커뮤니케이션 활성화가 기대됨.</text:p>
        </text:list-item>
      </text:list>
      <text:p text:style-name="P151"/>
      <text:p text:style-name="P209">200721</text:p>
      <text:p text:style-name="P152"/>
      <text:p text:style-name="P153">3월</text:p>
      <text:p text:style-name="P153">1. doi</text:p>
      <text:p text:style-name="P153">search_20200721_181653.txt</text:p>
      <text:p text:style-name="P153">videos_20200721_184014.txt +14</text:p>
      <text:p text:style-name="P153">2. redirection</text:p>
      <text:p text:style-name="P154">search_20200721_184632.txt</text:p>
      <text:p text:style-name="P155">videos_20200721_190251.txt +9</text:p>
      <text:p text:style-name="P155">3. title</text:p>
      <text:p text:style-name="P156">search_20200721_191317.txt</text:p>
      <text:p text:style-name="P156">videos_20200721_191536.txt +0</text:p>
      <text:p text:style-name="P156"/>
      <text:p text:style-name="P155"/>
      <text:p text:style-name="P210">200722</text:p>
      <text:p text:style-name="P157">비디오 content</text:p>
      <text:list xml:id="list170935762287005" text:continue-list="list4781831701410043640" text:style-name="L14">
        <text:list-item>
          <text:p text:style-name="P431">paper_explanation: 대상 논문 해설을 예고/논문의 진척, 새로운 결과 등을 소개(/논문 저자)</text:p>
          <text:list>
            <text:list-item>
              <text:p text:style-name="P515"><text:span text:style-name="T76">(음성or설명문)</text:span>대상 논문 해설할 것을 예고 <text:span text:style-name="T76">or</text:span> <text:span text:style-name="T76">(시각)</text:span>논문 제목을 명시해야함</text:p>
            </text:list-item>
            <text:list-item>
              <text:p text:style-name="P515">논문 원문<text:span text:style-name="T76">(Fig/Table)</text:span>의 일부가 표시되어야 함</text:p>
            </text:list-item>
            <text:list-item>
              <text:p text:style-name="P431">논문을 그냥 읽는 것도 포함</text:p>
            </text:list-item>
            <text:list-item>
              <text:p text:style-name="P431">형식: 프레젠테이션, 판서, ...</text:p>
            </text:list-item>
            <text:list-item>
              <text:p text:style-name="P431">청중이 학술 관련자(학회 발표<text:span text:style-name="T9">)</text:span></text:p>
            </text:list-item>
          </text:list>
        </text:list-item>
        <text:list-item>
          <text:p text:style-name="P431">paper_<text:span text:style-name="T77">linked_</text:span>supplementary: 논문 내에서 supplementary로 명시/description에서 supplementary, demo 등을 명시</text:p>
          <text:list>
            <text:list-item>
              <text:p text:style-name="P515"><text:span text:style-name="T76">(대상 논문)</text:span>논문 내/논문 사이트에서 <text:span text:style-name="T76">supplementary 비디오 명시</text:span></text:p>
            </text:list-item>
          </text:list>
        </text:list-item>
        <text:list-item>
          <text:p text:style-name="P548">paper_supplementary</text:p>
          <text:list>
            <text:list-item>
              <text:p text:style-name="P516">(대상 논문)논문 내/논문 사이트에서 명시 없음</text:p>
            </text:list-item>
            <text:list-item>
              <text:p text:style-name="P428">(대상 논문)영상이 논문 내 자료 원본 혹은 그 연장선(애니메이션 등)일때</text:p>
            </text:list-item>
          </text:list>
        </text:list-item>
        <text:list-item>
          <text:p text:style-name="P431">paper_application: 논문의 수법, 기술을 적용, 활용한 독자적인 결과 영상, 소개</text:p>
          <text:list>
            <text:list-item>
              <text:p text:style-name="P549"/>
            </text:list-item>
          </text:list>
        </text:list-item>
        <text:list-item>
          <text:p text:style-name="P433">paper_assessment: (논문 소개 후에) 논문 평가가 주요 내용</text:p>
        </text:list-item>
        <text:list-item>
          <text:p text:style-name="P433">paper_reference: 주제의 일환으로 논문의 존재나 관련된 내용을 언급할 뿐, 논문의 해설되지 않음/영상 중 논문 언급이 없음/연구</text:p>
          <text:list>
            <text:list-item>
              <text:p text:style-name="P517">초두에 논문 해설할 것을 명시하지 않음</text:p>
            </text:list-item>
            <text:list-item>
              <text:p text:style-name="P518">description상에 reference로 명시되어 있음</text:p>
            </text:list-item>
            <text:list-item>
              <text:p text:style-name="P436"><text:soft-page-break/>논문 언급 분량이 적음<text:span text:style-name="T77">(얼마나 적음?)</text:span></text:p>
            </text:list-item>
            <text:list-item>
              <text:p text:style-name="P436">논문 본문이 표시될 수 있음</text:p>
            </text:list-item>
            <text:list-item>
              <text:p text:style-name="P436">아예 논문과 관계 없는 영상일 수 있음</text:p>
            </text:list-item>
          </text:list>
        </text:list-item>
        <text:list-item>
          <text:p text:style-name="P440">news: 논문이 주 내용이나, 홍보가 주 목적, 설명은 있으나 해설이 주 목적이 아님</text:p>
          <text:list>
            <text:list-item>
              <text:p text:style-name="P550">preview비디오 포함</text:p>
            </text:list-item>
            <text:list-item>
              <text:p text:style-name="P551">dissemination목적. </text:p>
            </text:list-item>
            <text:list-item>
              <text:p text:style-name="P440">홍보 대상은 논문 자체/논문과 관련된 프로젝트 등일수 있음.</text:p>
            </text:list-item>
          </text:list>
        </text:list-item>
      </text:list>
      <text:p text:style-name="P367"/>
      <text:p text:style-name="P367">목적/취지가 이어지는 영상이라면, 전체의 비주얼/오디오 스타일을 감안하여 통일.</text:p>
      <text:p text:style-name="P367"/>
      <text:p text:style-name="P368">인기 채널 의해 언급되는 케이스</text:p>
      <text:list xml:id="list1757437786115354614" text:style-name="L46">
        <text:list-item>
          <text:p text:style-name="P552">assessment</text:p>
          <text:list>
            <text:list-item>
              <text:p text:style-name="P555">OuGtd8nhm6Y, xRuZDG0QgH8 : 훗날 자세히 언급되는 케이스</text:p>
            </text:list-item>
          </text:list>
        </text:list-item>
        <text:list-item>
          <text:p text:style-name="P552">reference</text:p>
          <text:list>
            <text:list-item>
              <text:p text:style-name="P553">AO6NkJcfYNc, <text:span text:style-name="T79">Xx0SsffdMBw: 전문가?</text:span></text:p>
            </text:list-item>
            <text:list-item>
              <text:p text:style-name="P557">bTUvI-a8uGA, AgIG22l5oOM: 유사과학? 음모론?</text:p>
            </text:list-item>
            <text:list-item>
              <text:p text:style-name="P559"><text:span text:style-name="T78">5tkLCzvD3uo, </text:span>cjRK1KK3nA8: 과학채널</text:p>
            </text:list-item>
          </text:list>
        </text:list-item>
      </text:list>
      <text:p text:style-name="P368"/>
      <text:p text:style-name="P369"/>
      <text:p text:style-name="P158">3개월치 비디오 라벨링 완료</text:p>
      <text:p text:style-name="P153"/>
      <text:p text:style-name="P211">2007<text:span text:style-name="T82">2</text:span>3</text:p>
      <text:p text:style-name="P153"/>
      <text:p text:style-name="P159">4월</text:p>
      <text:p text:style-name="P159">1. doi</text:p>
      <text:p text:style-name="P159">search_20200722_024418.txt</text:p>
      <text:p text:style-name="P159">videos_20200723_024558.txt +29</text:p>
      <text:p text:style-name="P159">2. redirection</text:p>
      <text:p text:style-name="P159">search_20200723_025350.<text:span text:style-name="T80">txt</text:span></text:p>
      <text:p text:style-name="P160">videos_20200723_025719.txt +3</text:p>
      <text:p text:style-name="P159">3. title</text:p>
      <text:p text:style-name="P161">search_20200723_030646.txt</text:p>
      <text:p text:style-name="P161">videos_20200723_032614.txt <text:span text:style-name="T81">+0</text:span></text:p>
      <text:p text:style-name="P151"/>
      <text:p text:style-name="P212">200724</text:p>
      <text:p text:style-name="P162">5월</text:p>
      <text:p text:style-name="P164">1.doi</text:p>
      <text:p text:style-name="P163">search_20200724_094200.txt</text:p>
      <text:p text:style-name="P163">videos_20200724_095857.txt <text:span text:style-name="T83">+35</text:span></text:p>
      <text:p text:style-name="P164">2.redirection</text:p>
      <text:p text:style-name="P165">search_20200724_100521.txt</text:p>
      <text:p text:style-name="P166">videos_20200724_101008.txt +1</text:p>
      <text:p text:style-name="P166">3. title</text:p>
      <text:p text:style-name="P167">Skip.</text:p>
      <text:p text:style-name="P167"/>
      <text:p text:style-name="P167">6월</text:p>
      <text:p text:style-name="P167">1.<text:span text:style-name="T84">doi</text:span></text:p>
      <text:p text:style-name="P170">search_20200724_102249.txt</text:p>
      <text:p text:style-name="P171">videos_20200725_135128.txt +21</text:p>
      <text:p text:style-name="P171"/>
      <text:p text:style-name="P167"/>
      <text:p text:style-name="P213"><text:soft-page-break/>200724</text:p>
      <text:p text:style-name="P168">visual_style</text:p>
      <text:list xml:id="list6498730581556036459" text:style-name="L47">
        <text:list-item>
          <text:p text:style-name="P522">creative</text:p>
          <text:list>
            <text:list-item>
              <text:p text:style-name="P522">논문과 직접 관련 없는(또는 관계를 알 수 없는) 컨텐츠가 포함</text:p>
            </text:list-item>
            <text:list-item>
              <text:p text:style-name="P522">raw video + 논문 자료 외의 컨텐츠가 포함됨</text:p>
            </text:list-item>
            <text:list-item>
              <text:p text:style-name="P522">비디오의 이어붙이기는 포함<text:span text:style-name="T85">x</text:span></text:p>
            </text:list-item>
            <text:list-item>
              <text:p text:style-name="P522">촬영 비디오/논문 자료가 가공됨</text:p>
            </text:list-item>
          </text:list>
        </text:list-item>
        <text:list-item>
          <text:p text:style-name="P522">presentation</text:p>
          <text:list>
            <text:list-item>
              <text:p text:style-name="P522">논문에 제시된 자료를 정적/동적 화면의 나열로 설명</text:p>
            </text:list-item>
            <text:list-item>
              <text:p text:style-name="P524">(소개 슬라이드→ 비디오)의 반복도 포함</text:p>
              <text:list>
                <text:list-item>
                  <text:p text:style-name="P524">단 2번 이상 반복되어야 함. (소개→비디오)는 <text:span text:style-name="T95">raw취급</text:span></text:p>
                </text:list-item>
              </text:list>
            </text:list-item>
            <text:list-item>
              <text:p text:style-name="P524">비디오 클립만 이어붙이는건 비포함(<text:span text:style-name="T94">raw</text:span>)</text:p>
            </text:list-item>
            <text:list-item>
              <text:p text:style-name="P526">음성으로 설명하면서 동적 화면이 나열되는건 → 비포함! raw로</text:p>
              <text:list>
                <text:list-item>
                  <text:p text:style-name="P526">음성은 음성 레이블로 설명. raw+narrative</text:p>
                </text:list-item>
              </text:list>
            </text:list-item>
          </text:list>
        </text:list-item>
        <text:list-item>
          <text:p text:style-name="P522">raw: 촬영된 비디오를 가공 없이 게재</text:p>
          <text:list>
            <text:list-item>
              <text:p text:style-name="P525">비디오 클립만 이어붙이는 것 포함</text:p>
            </text:list-item>
            <text:list-item>
              <text:p text:style-name="P522">논문 자료의 비디오/애니메이션 판도 포함</text:p>
            </text:list-item>
            <text:list-item>
              <text:p text:style-name="P522">정지된 논문 자료를 한장을 보여주는건 <text:span text:style-name="T107">fixed, 여러장을 나열하면 raw?</text:span></text:p>
            </text:list-item>
          </text:list>
        </text:list-item>
        <text:list-item>
          <text:p text:style-name="P522">fixed</text:p>
          <text:list>
            <text:list-item>
              <text:p text:style-name="P522">(본질적으로)고정된 화면</text:p>
            </text:list-item>
            <text:list-item>
              <text:p text:style-name="P523">정지된 논문 자료를 한장을 보여줌</text:p>
            </text:list-item>
          </text:list>
        </text:list-item>
      </text:list>
      <text:p text:style-name="P151"/>
      <text:p text:style-name="P169">합성 음성도 꽤 있음. 분류 해볼까?</text:p>
      <text:p text:style-name="P169">말하는 속도에도 편차가 있음. 음성 레이블링 끝나면 측정해보는게 좋을듯.</text:p>
      <text:p text:style-name="P151"/>
      <text:p text:style-name="P171">6월</text:p>
      <text:p text:style-name="P171">2.redirection</text:p>
      <text:p text:style-name="P171">search_20200725_135753.txt</text:p>
      <text:p text:style-name="P171">videos_20200725_140523.txt +9</text:p>
      <text:p text:style-name="P171"/>
      <text:p text:style-name="P216">200725</text:p>
      <text:p text:style-name="P171"/>
      <text:p text:style-name="P172">Life &amp; Earth: 284.2개 채널 → (N/A, 공백 제거)278개</text:p>
      <text:p text:style-name="P221"><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text:span><text:soft-page-break/><text:span text:style-name="T56">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71">→ 6267건: 너무 많네… 소스를 줄이자. <text:span text:style-name="T89">math+comp </text:span>똑같이 상위 155개</text:p>
      <text:p text:style-name="P222"><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text:span><text:soft-page-break/><text:span text:style-name="T56">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71">→<text:span text:style-name="T90"> 4299건: 실화? 상위 80개로</text:span></text:p>
      <text:p text:style-name="P223"><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71">→ 2391건: 60개로</text:p>
      <text:p text:style-name="P171">아니 잠깐만; 그냥 위에서 차례대로 해나가면 만개도 할 수 있자나;</text:p>
      <text:p text:style-name="P224"><text:span text:style-name="T89">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71">→ 1444건 </text:p>
      <text:p text:style-name="P171"/>
      <text:p text:style-name="P214">200727</text:p>
      <text:p text:style-name="P173">Life+Earth</text:p>
      <text:p text:style-name="P173">2월</text:p>
      <text:p text:style-name="P173">1.doi</text:p>
      <text:p text:style-name="P174">search_20200727_004741.txt</text:p>
      <text:p text:style-name="P174">videos_20200727_004847.txt +3</text:p>
      <text:p text:style-name="P174">2.redirection</text:p>
      <text:p text:style-name="P175">search_20200727_005328.txt</text:p>
      <text:p text:style-name="P175">videos_20200727_005440.txt +3</text:p>
      <text:p text:style-name="P175"/>
      <text:p text:style-name="P175">1월</text:p>
      <text:p text:style-name="P175">1.doi</text:p>
      <text:p text:style-name="P176">search_20200727_010226.txt</text:p>
      <text:p text:style-name="P176">videos_20200727_010400.txt +22</text:p>
      <text:p text:style-name="P173"/>
      <text:p text:style-name="P177"><text:soft-page-break/>炎上：페미니즘 옹호 영상에 인용되는 케이스</text:p>
      <text:list xml:id="list7713399873847785367" text:style-name="L48">
        <text:list-item>
          <text:p text:style-name="P527">8N-tkrxAEWw</text:p>
        </text:list-item>
      </text:list>
      <text:p text:style-name="P171"/>
      <text:p text:style-name="P179">(idx_video &gt;= 76부터)</text:p>
      <text:p text:style-name="P180">video_visual: 전체적 영상 스타일</text:p>
      <text:p text:style-name="P179"><text:span text:style-name="T91">paper_visual</text:span>: 대상 논문이 소개되는 파트의 영상만을 고려. 영상 전체의 구성이 아님.</text:p>
      <text:list xml:id="list8451865428427222289" text:style-name="L49">
        <text:list-item>
          <text:p text:style-name="P528">논문이 소개되는 파트의 정의</text:p>
          <text:list>
            <text:list-item>
              <text:p text:style-name="P528">영상에 논문 제목<text:span text:style-name="T91">|저자|기관이 표시</text:span></text:p>
            </text:list-item>
            <text:list-item>
              <text:p text:style-name="P528">음성으로 상동 내용을 정확히 언급</text:p>
            </text:list-item>
            <text:list-item>
              <text:p text:style-name="P528">파트가 확인되지 않을 경우, <text:span text:style-name="T92">none처리</text:span></text:p>
            </text:list-item>
          </text:list>
        </text:list-item>
      </text:list>
      <text:p text:style-name="P180">audio_style: 전체적 음성 스타일</text:p>
      <text:p text:style-name="P180"/>
      <text:p text:style-name="P181">idx 151까지 레이블링 완료</text:p>
      <text:p text:style-name="P179"/>
      <text:p text:style-name="P215">200728</text:p>
      <text:p text:style-name="P179">2.<text:span text:style-name="T93">redirection</text:span></text:p>
      <text:p text:style-name="P182">search_20200728_101953.txt</text:p>
      <text:p text:style-name="P182">videos_20200728_102246.txt +11</text:p>
      <text:p text:style-name="P182"/>
      <text:p text:style-name="P183">3월</text:p>
      <text:p text:style-name="P183">1.doi</text:p>
      <text:p text:style-name="P184">search_20200728_102857.txt</text:p>
      <text:p text:style-name="P184">videos_20200728_103853.txt +24</text:p>
      <text:p text:style-name="P184">2.redirection</text:p>
      <text:p text:style-name="P185">search_20200728_104428.txt</text:p>
      <text:p text:style-name="P185">videos_20200728_105902.txt +7</text:p>
      <text:p text:style-name="P179"/>
      <text:p text:style-name="P186">4월</text:p>
      <text:p text:style-name="P186">1.doi</text:p>
      <text:p text:style-name="P186">search_20200728_110649.txt</text:p>
      <text:p text:style-name="P187"/>
      <text:p text:style-name="P217">200729</text:p>
      <text:p text:style-name="P187">videos_20200729_173802.txt +6</text:p>
      <text:p text:style-name="P217"/>
      <text:p text:style-name="P187">2.redirection</text:p>
      <text:p text:style-name="P188">search_20200729_174051.txt</text:p>
      <text:p text:style-name="P188">videos_20200729_174756.txt +3</text:p>
      <text:p text:style-name="P188"/>
      <text:p text:style-name="P188">5월</text:p>
      <text:p text:style-name="P189">1.doi</text:p>
      <text:p text:style-name="P189">search_20200729_175057.txt</text:p>
      <text:p text:style-name="P189">videos_20200729_175632.txt +3</text:p>
      <text:p text:style-name="P189">2.redirection</text:p>
      <text:p text:style-name="P190">search_20200729_175828.txt</text:p>
      <text:p text:style-name="P190">videos_20200729_180418.txt +8</text:p>
      <text:p text:style-name="P186"/>
      <text:p text:style-name="P191">시발 라벨링 다날렸다!!!!</text:p>
      <text:p text:style-name="P186"/>
      <text:p text:style-name="P192">idx&lt;=134 그룹</text:p>
      <text:p text:style-name="P186"/>
      <text:p text:style-name="P218">200730 <text:span text:style-name="T100">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9">N​</text:p>
          </table:table-cell>
          <table:table-cell table:style-name="Table1.A1" office:value-type="string">
            <text:p text:style-name="P409">%​</text:p>
          </table:table-cell>
          <table:table-cell table:style-name="Table1.A1" office:value-type="string">
            <text:p text:style-name="P409">Engagement​</text:p>
          </table:table-cell>
          <table:table-cell table:style-name="Table1.A1" office:value-type="string">
            <text:p text:style-name="P409">Group By​</text:p>
          </table:table-cell>
        </table:table-row>
        <text:soft-page-break/>
        <table:table-row>
          <table:table-cell table:style-name="Table1.A1" office:value-type="string">
            <text:p text:style-name="P409">11​</text:p>
          </table:table-cell>
          <table:table-cell table:style-name="Table1.A1" office:value-type="string">
            <text:p text:style-name="P409">8.2​</text:p>
          </table:table-cell>
          <table:table-cell table:style-name="Table1.A1" office:value-type="string">
            <text:p text:style-name="P409">paper_explanation​</text:p>
          </table:table-cell>
          <table:table-cell table:style-name="Table1.A1" office:value-type="string">
            <text:p text:style-name="P409">paper_explanation​</text:p>
          </table:table-cell>
        </table:table-row>
        <table:table-row>
          <table:table-cell table:style-name="Table1.A1" office:value-type="string">
            <text:p text:style-name="P409">1​</text:p>
          </table:table-cell>
          <table:table-cell table:style-name="Table1.A1" office:value-type="string">
            <text:p text:style-name="P409">0.7​</text:p>
          </table:table-cell>
          <table:table-cell table:style-name="Table1.A1" office:value-type="string">
            <text:p text:style-name="P409">paper_linked_supplementary​</text:p>
          </table:table-cell>
          <table:table-cell table:style-name="Table1.A1" table:number-rows-spanned="2" office:value-type="string">
            <text:p text:style-name="P409">paper_supplementary​</text:p>
          </table:table-cell>
        </table:table-row>
        <table:table-row>
          <table:table-cell table:style-name="Table1.A1" office:value-type="string">
            <text:p text:style-name="P409">30​</text:p>
          </table:table-cell>
          <table:table-cell table:style-name="Table1.A1" office:value-type="string">
            <text:p text:style-name="P409">22.4​</text:p>
          </table:table-cell>
          <table:table-cell table:style-name="Table1.A1" office:value-type="string">
            <text:p text:style-name="P409">paper_supplementary​</text:p>
          </table:table-cell>
          <table:covered-table-cell/>
        </table:table-row>
        <table:table-row>
          <table:table-cell table:style-name="Table1.A1" office:value-type="string">
            <text:p text:style-name="P409">1​</text:p>
          </table:table-cell>
          <table:table-cell table:style-name="Table1.A1" office:value-type="string">
            <text:p text:style-name="P409">0.7​</text:p>
          </table:table-cell>
          <table:table-cell table:style-name="Table1.A1" office:value-type="string">
            <text:p text:style-name="P409">paper_application​</text:p>
          </table:table-cell>
          <table:table-cell table:style-name="Table1.A1" table:number-rows-spanned="2" office:value-type="string">
            <text:p text:style-name="P409">paper_assessment​</text:p>
          </table:table-cell>
        </table:table-row>
        <table:table-row>
          <table:table-cell table:style-name="Table1.A1" office:value-type="string">
            <text:p text:style-name="P409">3​</text:p>
          </table:table-cell>
          <table:table-cell table:style-name="Table1.A1" office:value-type="string">
            <text:p text:style-name="P409">2.<text:span text:style-name="T96">2</text:span>​</text:p>
          </table:table-cell>
          <table:table-cell table:style-name="Table1.A1" office:value-type="string">
            <text:p text:style-name="P409">paper_assessment​</text:p>
          </table:table-cell>
          <table:covered-table-cell/>
        </table:table-row>
        <table:table-row>
          <table:table-cell table:style-name="Table1.A1" office:value-type="string">
            <text:p text:style-name="P409">88​</text:p>
          </table:table-cell>
          <table:table-cell table:style-name="Table1.A1" office:value-type="string">
            <text:p text:style-name="P409">65.7​</text:p>
          </table:table-cell>
          <table:table-cell table:style-name="Table1.A1" office:value-type="string">
            <text:p text:style-name="P409">paper_reference​</text:p>
          </table:table-cell>
          <table:table-cell table:style-name="Table1.A1" office:value-type="string">
            <text:p text:style-name="P409">paper_reference​</text:p>
          </table:table-cell>
        </table:table-row>
      </table:table>
      <text:p text:style-name="P186"/>
      <text:p text:style-name="P193"/>
      <text:p text:style-name="P195">2페이지:arXiv비교</text:p>
      <text:p text:style-name="P195">arxiv 설명비디오가 압도적으로 높다.→ 논문 자체에 관심을 가지고 (제대로 읽고) 제작하는 사람이 많다.</text:p>
      <text:p text:style-name="P195"/>
      <text:p text:style-name="P195"><text:span text:style-name="T99">과거엔 비디오 커뮤니케이션 비인기 + (</text:span>최근 논문에만 관심이 높다. 옛날 논문엔 관심<text:span text:style-name="T99">x)</text:span></text:p>
      <text:p text:style-name="P193"/>
      <text:p text:style-name="P193"><text:span text:style-name="T98">3</text:span>페이지: 경과년수과 뷰, 라이크</text:p>
      <text:list xml:id="list7621205229316009281" text:style-name="L50">
        <text:list-item>
          <text:p text:style-name="P529">y값: 대체로 0주변, 과학채널의 reference 비디오에 한해서 높은 케이스</text:p>
        </text:list-item>
        <text:list-item>
          <text:p text:style-name="P529">x값:</text:p>
          <text:list>
            <text:list-item>
              <text:p text:style-name="P529">reference: 전체적으로 꾸준히</text:p>
            </text:list-item>
            <text:list-item>
              <text:p text:style-name="P529">supplementary: 당연히 논문 발표 즈음에 공개</text:p>
            </text:list-item>
            <text:list-item>
              <text:p text:style-name="P529">explanation, assessment: 3년 즈음부터 공개</text:p>
            </text:list-item>
          </text:list>
        </text:list-item>
        <text:list-item>
          <text:p text:style-name="P529"/>
        </text:list-item>
      </text:list>
      <text:p text:style-name="P193"/>
      <text:p text:style-name="P193"><text:span text:style-name="T98">4</text:span>페이지: 스케일</text:p>
      <text:list xml:id="list2769651963009115352" text:style-name="L51">
        <text:list-item>
          <text:p text:style-name="P530">대체로 플랫</text:p>
        </text:list-item>
        <text:list-item>
          <text:p text:style-name="P530"><text:span text:style-name="T8">6년이 지난 시점에서도 참고문헌으로 인용되는 비디오: 성장률이 매우 빠름</text:span> 스케일때문에 그렇게 보일뿐</text:p>
        </text:list-item>
        <text:list-item>
          <text:p text:style-name="P530">최신 동영상에서 </text:p>
        </text:list-item>
      </text:list>
      <text:p text:style-name="P193"/>
      <text:p text:style-name="P194"><text:span text:style-name="T98">5</text:span>페이지: Like/dislike ratio</text:p>
      <text:p text:style-name="P194">reference: </text:p>
      <text:p text:style-name="P178">炎上：페미니즘 옹호 영상에 인용되는 케이스</text:p>
      <text:p text:style-name="P370">인기 채널: 과학채널, 유사과학(?<text:span text:style-name="T96">)</text:span></text:p>
      <text:p text:style-name="P370"/>
      <text:p text:style-name="P371">assessment: 바이오인포마틱스 연구원에 의한 전문 리뷰</text:p>
      <text:list xml:id="list170935589601621" text:continue-list="list1757437786115354614" text:style-name="L46">
        <text:list-item>
          <text:p text:style-name="P554">assessment</text:p>
          <text:list>
            <text:list-item>
              <text:p text:style-name="P556">OuGtd8nhm6Y, xRuZDG0QgH8 : 훗날 자세히 언급되는 케이스</text:p>
            </text:list-item>
          </text:list>
        </text:list-item>
        <text:list-item>
          <text:p text:style-name="P554">reference</text:p>
          <text:list>
            <text:list-item>
              <text:p text:style-name="P554">AO6NkJcfYNc, <text:span text:style-name="T79">Xx0SsffdMBw: 전문가?</text:span></text:p>
            </text:list-item>
            <text:list-item>
              <text:p text:style-name="P558">bTUvI-a8uGA, AgIG22l5oOM: 유사과학? 음모론?</text:p>
            </text:list-item>
            <text:list-item>
              <text:p text:style-name="P532"><text:span text:style-name="T78">5tkLCzvD3uo, </text:span>cjRK1KK3nA8: 과학채널</text:p>
            </text:list-item>
          </text:list>
        </text:list-item>
      </text:list>
      <text:p text:style-name="P193"/>
      <text:p text:style-name="P193">향후:</text:p>
      <text:p text:style-name="P193">논문 메트릭 동향과 연관시키기</text:p>
      <text:list xml:id="list1947570736581299550" text:style-name="L52">
        <text:list-item>
          <text:p text:style-name="P533">altmetric</text:p>
          <text:list>
            <text:list-item>
              <text:p text:style-name="P531"><text:span text:style-name="T97">(</text:span>논문 레벨<text:span text:style-name="T97">)비디오 활동과 트윗 활동</text:span></text:p>
            </text:list-item>
            <text:list-item>
              <text:p text:style-name="P533">(분야 레벨)</text:p>
            </text:list-item>
          </text:list>
        </text:list-item>
      </text:list>
      <text:p text:style-name="P196"/>
      <text:p text:style-name="P197"/>
      <text:p text:style-name="P197">로그 축</text:p>
      <text:p text:style-name="P197">최근 논문에 대해서 비디오 수가 많으면 비디오 커뮤니케이션의 활성화 증거</text:p>
      <text:p text:style-name="P197"><text:soft-page-break/>→ (중요해진다)</text:p>
      <text:p text:style-name="P197">→ 어떤식으로 이루어지고있는가</text:p>
      <text:p text:style-name="P197">→ (알았다)</text:p>
      <text:p text:style-name="P197">→ 리서치 커뮤니케이션의 의의에 반하는 활동이 있음을 알았다</text:p>
      <text:p text:style-name="P197">→ 예를 들면 비디오 / 채널 지표를 제안</text:p>
      <text:p text:style-name="P197"/>
      <text:p text:style-name="P372"><text:span text:style-name="T67">뷰카운트로 박스플롯: 어떤 종류의 비디오가 </text:span><text:span text:style-name="T69">み</text:span><text:span text:style-name="T68">られやすいか？</text:span></text:p>
      <text:p text:style-name="P198">(라이크/뷰, 디스라이크/뷰 …)</text:p>
      <text:p text:style-name="P198">그 후에 라이크,디스라이크 액션이 이어진다.</text:p>
      <text:p text:style-name="P198"/>
      <text:p text:style-name="P372"><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8"/>
      <text:p text:style-name="P219">200731</text:p>
      <text:p text:style-name="P199"/>
      <text:p text:style-name="P199">6월</text:p>
      <text:p text:style-name="P199">1.doi</text:p>
      <text:p text:style-name="P199">search_20200731_174417.txt</text:p>
      <text:p text:style-name="P201">videos_20200731_175054.txt +18</text:p>
      <text:p text:style-name="P201">2.redirection</text:p>
      <text:p text:style-name="P202">search_20200731_183739.txt</text:p>
      <text:p text:style-name="P203">videos_20200731_195218.txt +5</text:p>
      <text:p text:style-name="P203"/>
      <text:p text:style-name="P206">comp: idx &lt;= 143</text:p>
      <text:p text:style-name="P207">life+earth: 나머지</text:p>
      <text:p text:style-name="P203"/>
      <text:p text:style-name="P220">200802</text:p>
      <text:p text:style-name="P200"/>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377">테마</text:p>
          </table:table-cell>
          <table:table-cell table:style-name="Table2.A1" office:value-type="string">
            <text:p text:style-name="P377">Scopus subject area</text:p>
          </table:table-cell>
          <table:table-cell table:style-name="Table2.A1" office:value-type="string">
            <text:p text:style-name="P380">필터</text:p>
          </table:table-cell>
          <table:table-cell table:style-name="Table2.A1" office:value-type="string">
            <text:p text:style-name="P380">list</text:p>
          </table:table-cell>
          <table:table-cell table:style-name="Table2.E1" office:value-type="string">
            <text:p text:style-name="P388">파일</text:p>
          </table:table-cell>
        </table:table-row>
        <table:table-row>
          <table:table-cell table:style-name="Table2.A2" office:value-type="string">
            <text:p text:style-name="P377">Life<text:span text:style-name="T87">+Earth</text:span></text:p>
          </table:table-cell>
          <table:table-cell table:style-name="Table2.A2" office:value-type="string">
            <text:p text:style-name="P112">Environmental + Earth and Planetary + Agricultural and Biological</text:p>
          </table:table-cell>
          <table:table-cell table:style-name="Table2.A2" office:value-type="string">
            <text:p text:style-name="P385">Journals<text:span text:style-name="T101">+Conference Proceedings</text:span></text:p>
          </table:table-cell>
          <table:table-cell table:style-name="Table2.A2" office:value-type="string">
            <text:p text:style-name="P389">1000/5734</text:p>
          </table:table-cell>
          <table:table-cell table:style-name="Table2.E2" office:value-type="string">
            <text:p text:style-name="P381">source-results-<text:span text:style-name="T115">life</text:span>-citescore-201<text:span text:style-name="T101">8</text:span>.xlsx</text:p>
          </table:table-cell>
        </table:table-row>
        <table:table-row>
          <table:table-cell table:style-name="Table2.A2" office:value-type="string">
            <text:p text:style-name="P380">Math &amp; Computer Science</text:p>
          </table:table-cell>
          <table:table-cell table:style-name="Table2.A2" office:value-type="string">
            <text:p text:style-name="P117">Computer Science + Mathmatics</text:p>
          </table:table-cell>
          <table:table-cell table:style-name="Table2.A2" office:value-type="string">
            <text:p text:style-name="P384">Journals<text:span text:style-name="T101">+Conference Proceedings</text:span></text:p>
          </table:table-cell>
          <table:table-cell table:style-name="Table2.A2" office:value-type="string">
            <text:p text:style-name="P380">1000/<text:span text:style-name="T101">3427</text:span></text:p>
          </table:table-cell>
          <table:table-cell table:style-name="Table2.E2" office:value-type="string">
            <text:p text:style-name="P380">source-results-math_cs-citescore-201<text:span text:style-name="T101">8</text:span>.xls<text:span text:style-name="T128">x</text:span></text:p>
          </table:table-cell>
        </table:table-row>
        <table:table-row>
          <table:table-cell table:style-name="Table2.A2" office:value-type="string">
            <text:p text:style-name="P392">Social Science + Humanities</text:p>
          </table:table-cell>
          <table:table-cell table:style-name="Table2.A2" office:value-type="string">
            <text:p text:style-name="P374">Arts and Humanities + Social Sciences</text:p>
          </table:table-cell>
          <table:table-cell table:style-name="Table2.A2" office:value-type="string">
            <text:p text:style-name="P392">J + CP</text:p>
          </table:table-cell>
          <table:table-cell table:style-name="Table2.A2" office:value-type="string">
            <text:p text:style-name="P392">1000/9322</text:p>
          </table:table-cell>
          <table:table-cell table:style-name="Table2.E2" office:value-type="string">
            <text:p text:style-name="P392">source-results-soc_hum-citescore-2018.xlsx</text:p>
          </table:table-cell>
        </table:table-row>
      </table:table>
      <text:p text:style-name="P200"/>
      <text:p text:style-name="P204">상위5%: 171개 중</text:p>
      <text:p text:style-name="P205">ISSN없음:15개</text:p>
      <text:p text:style-name="P205"/>
      <text:p text:style-name="P225">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text:span><text:soft-page-break/><text:span text:style-name="T56">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205">→<text:span text:style-name="T103"> 2602건. 둘로 나눠서 하자.</text:span></text:p>
      <text:p text:style-name="P205"/>
      <text:p text:style-name="P226">SUB<text:span text:style-name="T56">J</text:span>AREA(MATH OR COMP) AND PUBDATETXT(January 201<text:span text:style-name="T103">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226">→<text:span text:style-name="T104"> 753건</text:span></text:p>
      <text:p text:style-name="P226"/>
      <text:p text:style-name="P226">SUB<text:span text:style-name="T56">J</text:span>AREA(MATH OR COMP) AND PUBDATETXT(January 201<text:span text:style-name="T103">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text:span><text:soft-page-break/><text:span text:style-name="T56">2330-1635 OR 00983500 OR 0098-3500 OR 00104485 OR 0010-4485 OR 15369323 OR 1536-9323 OR 15392791 OR 1539-2791 OR 1553734X OR 1553-734X OR 18669956 OR 1866-9956 OR 10075704 OR 1007-5704 OR 10772626 OR 1077-2626 OR 00190578 OR 0019-0578)</text:span></text:p>
      <text:p text:style-name="P226">→<text:span text:style-name="T104"> 1849</text:span><text:span text:style-name="T102">건</text:span></text:p>
      <text:p text:style-name="P232"/>
      <text:p text:style-name="P233">cs+math 2019</text:p>
      <text:p text:style-name="P236">1월</text:p>
      <text:p text:style-name="P233">1. doi</text:p>
      <text:p text:style-name="P233">search_20200802_150832.txt</text:p>
      <text:p text:style-name="P234">videos_20200802_155628.txt +6</text:p>
      <text:p text:style-name="P234">2.redirection</text:p>
      <text:p text:style-name="P235">search_20200802_155832.txt</text:p>
      <text:p text:style-name="P238">videos_20200802_162522.txt +9</text:p>
      <text:p text:style-name="P238"/>
      <text:p text:style-name="P337">200803</text:p>
      <text:p text:style-name="P239"/>
      <text:p text:style-name="P243"><text:span text:style-name="T106">수정: </text:span><text:span text:style-name="T105">update_videos_by_list_videos()</text:span> in <text:span text:style-name="T105">main.py</text:span> </text:p>
      <text:p text:style-name="P243">→ 복수의 idx_paper 포함하는 비디오는 paper별로 row생성.</text:p>
      <text:p text:style-name="P243"/>
      <text:p text:style-name="P244">2014 비디오엔 복수의 paper를 참조하는 row 없음</text:p>
      <text:p text:style-name="P244">(select * from scopus_videos_2014 where match(idx_paper) against (','))</text:p>
      <text:p text:style-name="P239"/>
      <text:p text:style-name="P239">2월</text:p>
      <text:p text:style-name="P239">1.doi</text:p>
      <text:p text:style-name="P240">search_20200803_161143.txt</text:p>
      <text:p text:style-name="P241">videos_20200803_162600.txt +0</text:p>
      <text:p text:style-name="P241">2.redirection</text:p>
      <text:p text:style-name="P242">search_20200803_165644.txt</text:p>
      <text:p text:style-name="P242">videos_20200803_170634.txt +15</text:p>
      <text:p text:style-name="P248"/>
      <text:p text:style-name="P338">200804</text:p>
      <text:p text:style-name="P245">3월</text:p>
      <text:p text:style-name="P246">1.doi</text:p>
      <text:p text:style-name="P246">search_20200804_162247.txt</text:p>
      <text:p text:style-name="P246">videos_20200804_163010.txt +11</text:p>
      <text:p text:style-name="P246">2.redirection</text:p>
      <text:p text:style-name="P247">search_20200804_163216.txt</text:p>
      <text:p text:style-name="P247">videos_20200804_164026.txt +5</text:p>
      <text:p text:style-name="P247"/>
      <text:p text:style-name="P247"/>
      <text:p text:style-name="P339">200805</text:p>
      <text:p text:style-name="P250">비디오 메트릭 분석</text:p>
      <text:list xml:id="list4438915145268537219" text:style-name="L53">
        <text:list-item>
          <text:p text:style-name="P534">히트맵</text:p>
        </text:list-item>
      </text:list>
      <text:p text:style-name="P250"/>
      <text:p text:style-name="P250">추가 분석</text:p>
      <text:list xml:id="list1579226145044838065" text:style-name="L54">
        <text:list-item>
          <text:p text:style-name="P535">저널: 특정 분야에 대해 비디오가 많은가?</text:p>
          <text:list>
            <text:list-item>
              <text:p text:style-name="P535">대분야 아래의 소분야</text:p>
            </text:list-item>
            <text:list-item>
              <text:p text:style-name="P535">비디오→ 저널 조인 후 저널의 소분야 획득</text:p>
            </text:list-item>
          </text:list>
        </text:list-item>
        <text:list-item>
          <text:p text:style-name="P535">논문: 비디오 유뮤 그룹의 피인용수</text:p>
          <text:list>
            <text:list-item>
              <text:p text:style-name="P535">비디오 유: content 그룹화 후 분석</text:p>
            </text:list-item>
          </text:list>
        </text:list-item>
      </text:list>
      <text:p text:style-name="P249"/>
      <text:p text:style-name="P251">column name 획득:</text:p>
      <text:p text:style-name="P251">SELECT `COLUMN_NAME` FROM `INFORMATION_SCHEMA`.`COLUMNS` WHERE `TABLE_SCHEMA`='ytcrawl0' AND `TABLE_NAME`='scopus_videos_2014'</text:p>
      <text:p text:style-name="P249"/>
      <text:p text:style-name="P249">4월</text:p>
      <text:p text:style-name="P249">1.doi</text:p>
      <text:p text:style-name="P252">search_20200805_164635.txt</text:p>
      <text:p text:style-name="P252"><text:soft-page-break/>videos_20200805_165631.txt +7</text:p>
      <text:p text:style-name="P253">2.redirection</text:p>
      <text:p text:style-name="P254">search_20200805_175023.txt</text:p>
      <text:p text:style-name="P254">videos_20200805_180834.txt +3</text:p>
      <text:p text:style-name="P256">GCP: APIkey, API enable필요</text:p>
      <text:p text:style-name="P256"/>
      <text:p text:style-name="P343">200805</text:p>
      <text:p text:style-name="P237"/>
      <text:p text:style-name="P237"/>
      <text:p text:style-name="P340">200806 <text:span text:style-name="T109">mentorochi</text:span></text:p>
      <text:p text:style-name="P257">1.논문 해설 비디오에 dislike붙이는 경우는?</text:p>
      <text:p text:style-name="P257">2.일반 비디오에 비해서 dislike보다는 like이 붙기 쉬운 경향이 보인 것 아닌가?</text:p>
      <text:p text:style-name="P232">→ 리서치 퀘스천 방향성에 맞게 해석</text:p>
      <text:p text:style-name="P232"/>
      <text:p text:style-name="P232">과제감</text:p>
      <text:p text:style-name="P232">1.논문 이해 확산</text:p>
      <text:p text:style-name="P232">2.비디오 공개 목적에 룰이 없다</text:p>
      <text:p text:style-name="P232">3.전문가에 의한 비디오 별로 인기가 없다</text:p>
      <text:p text:style-name="P232"/>
      <text:p text:style-name="P232">의의가 있다!→ 의의엔 어떤게 있지? 여러 측면의 의의<text:span text:style-name="T108">ex.일반인에게(알트메트릭스)/전문가에게(피인용수)/...</text:span></text:p>
      <text:p text:style-name="P341">의의에 대해서 구체적으로 생각해두는게 중요</text:p>
      <text:p text:style-name="P232"/>
      <text:p text:style-name="P342">200807</text:p>
      <text:p text:style-name="P255">5월</text:p>
      <text:p text:style-name="P255">1.doi</text:p>
      <text:p text:style-name="P258">search_20200807_114451.txt</text:p>
      <text:p text:style-name="P259">videos_20200807_115422.txt +10</text:p>
      <text:p text:style-name="P260">2.redirection</text:p>
      <text:p text:style-name="P261">search_20200807_115917.txt</text:p>
      <text:p text:style-name="P261">videos_20200807_120657.txt +1</text:p>
      <text:p text:style-name="P261"/>
      <text:p text:style-name="P261">6월</text:p>
      <text:p text:style-name="P261">1.doi</text:p>
      <text:p text:style-name="P262">search_20200807_121054.txt</text:p>
      <text:p text:style-name="P263">videos_20200807_121942.txt +11</text:p>
      <text:p text:style-name="P232"/>
      <text:p text:style-name="P344">200808</text:p>
      <text:p text:style-name="P264">17년도 math에 대해서도 해보자</text:p>
      <text:p text:style-name="P264">소스: comp+math,2016metric,journal+conference → 3427건</text:p>
      <text:p text:style-name="P264">5%→ 171.35 → 171건 → na:3건 제거→ 168건</text:p>
      <text:p text:style-name="P264"/>
      <text:p text:style-name="P228"><text:span text:style-name="T110">SUBJAREA(MATH OR COMP) AND PUBDATETXT(January 201</text:span>7<text:span text:style-name="T110">) AND ISSN(</text:span>15710645 OR 1571-0645 OR 01628828 OR 0162-8828 OR 02767783 OR 0276-7783 OR 17590876 OR 1759-0876 OR 17444292 OR 1744-4292 OR 01636804 OR 0163-6804 OR 09205691 OR 0920-5691 OR 10636919 OR 1063-6919 OR 19328346 OR 1932-8346 OR 1551305X OR 1551-305X OR 00832057 OR 0083-2057 OR 1089778X OR 1089-778X OR 03600300 OR 0360-0300 OR 19358237 OR 1935-8237 OR 14675463 OR 1467-5463 OR 09624929 OR 0962-4929 OR 15513203 OR 1551-3203 OR 07338716 OR 0733-8716 OR 15361284 OR 1536-1284 OR 10636706 OR 1063-6706 OR 00189219 OR 0018-9219 OR 18844049 OR 1884-4049 OR 19493053 OR 1949-3053 OR 00000000 OR 0000-0000 OR 15540669 OR 1554-0669 OR 21682267 OR 2168-2267 OR 00000000 OR 0000-0000 OR 21695172 OR 2169-5172 OR 08908044 OR 0890-8044 OR 15662535 OR 1566-2535 OR 18750362 OR 1875-0362 OR 2162237X OR 2162-237X OR 10477047 OR 1047-7047 OR 02783649 OR 0278-3649 OR 07300301 OR 0730-0301 OR 13674803 OR 1367-4803 OR 0167739X OR 0167-739X OR 10836101 OR 1083-6101 OR 00985589 OR 0098-5589 OR 10577149 OR 1057-7149 OR 03601315 OR 0360-1315 OR 01290657 OR 0129-0657 OR 10967516 OR 1096-7516 OR 13618415 OR 1361-8415 OR 19493045 OR 1949-3045 OR 00000000 OR 0000-0000 OR 15499618 OR 1549-9618 OR 00043702 OR 0004-3702 OR 21687161 OR 2168-7161 OR 15361276 OR 1536-1276 OR 13501917 OR 1350-1917 OR 0749596X OR 0749-596X OR 15672190 OR 1567-2190 OR 19324553 OR 1932-4553 OR 09242716 OR 0924-2716 OR 07378017 OR 0737-8017 OR 00189286 OR 0018-9286 OR 02684012 OR 0268-4012 OR 00313203 OR 0031-3203 OR 0960085X OR 0960-085X OR 10459219 OR 1045-9219 OR 15523098 OR 1552-3098 OR 08936080 OR 0893-6080 OR 10939687 OR 1093-9687 OR 01679236 OR 0167-9236 OR 15566013 OR 1556-6013 OR 10414347 OR 1041-4347 OR 19353812 OR 1935-3812 OR 1053587X OR 1053-587X OR 15487660 OR 1548-7660 OR 10834435 OR 1083-4435 OR 00200255 OR 0020-0255 OR 22106502 OR 2210-6502 OR 07342071 OR 0734-2071 OR 10730516 OR 1073-0516 OR 1049331X OR 1049-331X OR 15740137 OR 1574-0137 OR 15361233 OR 1536-1233 OR 10946705 OR 1094-6705 OR 09638687 OR 0963-8687 OR 13648152 OR 1364-8152 OR 09574174 OR 0957-4174 OR 02780062 OR 0278-0062 OR 10692509 OR 1069-2509 OR 15564959 OR 1556-4959 OR 09507051 OR <text:soft-page-break/>0950-7051 OR 02692821 OR 0269-2821 OR 1556603X OR 1556-603X OR 15209210 OR 1520-9210 OR 13697412 OR 1369-7412 OR 08912017 OR 0891-2017 OR 23274662 OR 2327-4662 OR 21508097 OR 2150-8097 OR 07365845 OR 0736-5845 OR 14717727 OR 1471-7727 OR 1553734X OR 1553-734X OR 00000000 OR 0000-0000 OR 00010782 OR 0001-0782 OR 15722740 OR 1572-2740 OR 19391374 OR 1939-1374 OR 03787206 OR 0378-7206 OR 02705257 OR 0270-5257 OR 00361445 OR 0036-1445 OR 03605442 OR 0360-5442 OR 15369323 OR 1536-9323 OR 00100285 OR 0010-0285 OR 21686750 OR 2168-6750 OR 0968090X OR 0968-090X OR 2045824X OR 2045-824X OR 00103640 OR 0010-3640 OR 00104655 OR 0010-4655 OR 15249050 OR 1524-9050 OR 07421222 OR 0742-1222 OR 00000000 OR 0000-0000 OR 08883270 OR 0888-3270 OR 21576904 OR 2157-6904 OR 00071102 OR 0007-1102 OR 23255870 OR 2325-5870 OR 15499596 OR 1549-9596 OR 11343060 OR 1134-3060 OR 00000000 OR 0000-0000 OR 15708268 OR 1570-8268 OR 10848045 OR 1084-8045 OR 0003486X OR 0003-486X OR 09259724 OR 0925-9724 OR 21682194 OR 2168-2194 OR 10772626 OR 1077-2626 OR 03050548 OR 0305-0548 OR 00000000 OR 0000-0000 OR 1531636X OR 1531-636X OR 01928651 OR 0192-8651 OR 15411672 OR 1541-1672 OR 15455971 OR 1545-5971 OR 16174909 OR 1617-4909 OR 09295593 OR 0929-5593 OR 09521976 OR 0952-1976 OR 17517575 OR 1751-7575 OR 10636692 OR 1063-6692 OR 17262135 OR 1726-2135 OR 15700844 OR 1570-0844 OR 00015962 OR 0001-5962 OR 23268298 OR 2326-8298 OR 03742830 OR 0374-2830 OR 00457825 OR 0045-7825 OR 10773142 OR 1077-3142 OR 13845810 OR 1384-5810 OR 16625196 OR 1662-5196 OR 21682216 OR 2168-2216 OR 00045411 OR 0004-5411 OR 19424787 OR 1942-4787 OR 00905364 OR 0090-5364 OR 10769757 OR 1076-9757 OR 02683962 OR 0268-3962 OR 02182025 OR 0218-2025 OR 1751570X OR 1751-570X OR 01651684 OR 0165-1684 OR 16875893 OR 1687-5893 OR 10635203 OR 1063-5203 OR 10075704 OR 1007-5704 OR 07475632 OR 0747-5632 OR 03064379 OR 0306-4379 OR 0888613X OR 0888-613X OR 17582946 OR 1758-2946 OR 20511310 OR 2051-1310 OR 15708705 OR 1570-8705 OR 08852308 OR 0885-2308 OR 00189545 OR 0018-9545 OR 09505849 OR 0950-5849 OR 09591524 OR 0959-1524)</text:p>
      <text:p text:style-name="P232"/>
      <text:p text:style-name="P265">1월</text:p>
      <text:p text:style-name="P265">1.doi</text:p>
      <text:p text:style-name="P265">search_20200808_195132.txt</text:p>
      <text:p text:style-name="P265">videos_20200808_195749.txt +22</text:p>
      <text:p text:style-name="P265"/>
      <text:p text:style-name="P265">2월</text:p>
      <text:p text:style-name="P265">1.doi</text:p>
      <text:p text:style-name="P266">search_20200808_200920.txt</text:p>
      <text:p text:style-name="P266">videos_20200808_202849.txt <text:span text:style-name="T111">+16</text:span></text:p>
      <text:p text:style-name="P266"/>
      <text:p text:style-name="P267">3월</text:p>
      <text:p text:style-name="P267">1.doi</text:p>
      <text:p text:style-name="P268">search_20200808_203230.txt</text:p>
      <text:p text:style-name="P268">videos_20200808_204832.txt +17</text:p>
      <text:p text:style-name="P268"/>
      <text:p text:style-name="P268">아… search 쿼리 당 1페이지만 비디오 검색중이었음… 하…</text:p>
      <text:p text:style-name="P268">수정 완료…</text:p>
      <text:p text:style-name="P268"/>
      <text:p text:style-name="P345">200809</text:p>
      <text:p text:style-name="P269"><text:span text:style-name="T105">main.py</text:span> search_by_domains()</text:p>
      <text:p text:style-name="P269">문제는 나중에 추가된 도메인에 대해 비디오 아이디를 어떤 식으로 확보할 것이냐.</text:p>
      <text:p text:style-name="P269">→ 추가된 도메인을 따로 보관해야 하나?</text:p>
      <text:p text:style-name="P269">→ 도메인이 추가된 시점을 보관해두자.</text:p>
      <text:p text:style-name="P269"/>
      <text:p text:style-name="P270">130701-130710</text:p>
      <text:p text:style-name="P271">search_20200809_165430.txt</text:p>
      <text:p text:style-name="P270">130710-130721</text:p>
      <text:p text:style-name="P270">search_20200809_172138.txt</text:p>
      <text:p text:style-name="P271"/>
      <text:p text:style-name="P272">1701 redirection 처리 완료</text:p>
      <text:p text:style-name="P272"/>
      <text:p text:style-name="P346">200810</text:p>
      <text:p text:style-name="P273">4월</text:p>
      <text:p text:style-name="P273">1.doi</text:p>
      <text:p text:style-name="P273">search_20200810_104358.txt</text:p>
      <text:p text:style-name="P273">videos_20200810_105151.txt +17</text:p>
      <text:p text:style-name="P273"/>
      <text:p text:style-name="P273">5월</text:p>
      <text:p text:style-name="P273">1.doi</text:p>
      <text:p text:style-name="P363">search_20200810_105326.txt</text:p>
      <text:p text:style-name="P363">videos_20200810_105931.txt</text:p>
      <text:p text:style-name="P274"><text:soft-page-break/>search_20200810_111517.txt</text:p>
      <text:p text:style-name="P274">videos_20200810_112716.txt +1</text:p>
      <text:p text:style-name="P274"/>
      <text:p text:style-name="P274">6월</text:p>
      <text:p text:style-name="P275">1.doi</text:p>
      <text:p text:style-name="P275">search_20200810_112813.txt</text:p>
      <text:p text:style-name="P275">videos_20200810_114305.txt <text:span text:style-name="T112">+2</text:span></text:p>
      <text:p text:style-name="P273"/>
      <text:p text:style-name="P347">200811</text:p>
      <text:p text:style-name="P311">비디오 유무 그룹의 피인용수</text:p>
      <text:p text:style-name="P311">1. 논문에 출판 연월 등록</text:p>
      <text:p text:style-name="P311">2. <text:line-break/>비디오는</text:p>
      <text:list xml:id="list343793987108964363" text:style-name="L55">
        <text:list-item>
          <text:p text:style-name="P542">현재까지의 모든 비디오?</text:p>
        </text:list-item>
        <text:list-item>
          <text:p text:style-name="P542">논문 발행 후 일정 기간 이내 비디오?(1년?)</text:p>
        </text:list-item>
      </text:list>
      <text:p text:style-name="P310"/>
      <text:p text:style-name="P312">200811.ipynb</text:p>
      <text:p text:style-name="P312">피인용 존재하는 논문<text:span text:style-name="T113">(dropna)</text:span></text:p>
      <text:list xml:id="list6765383391358099808" text:style-name="L56">
        <text:list-item>
          <text:p text:style-name="P543">2019comp 전체 / 비디오 유 그룹 비교</text:p>
          <text:list>
            <text:list-item>
              <text:p text:style-name="P543">t-test에서 p=0.202 → 유의하지 않음</text:p>
            </text:list-item>
          </text:list>
        </text:list-item>
        <text:list-item>
          <text:p text:style-name="P543">2014comp 전체 / 비디오 유 그룹 비교</text:p>
          <text:list>
            <text:list-item>
              <text:p text:style-name="P560"><text:span text:style-name="T72">t-</text:span><text:span text:style-name="T71">test에서 p=0.003 → 유의함</text:span></text:p>
            </text:list-item>
          </text:list>
        </text:list-item>
      </text:list>
      <text:p text:style-name="P312">→ 약 1년 정도 경과의 논문에 대해서 비디오의 피인용수에 대한 영향력은 미미하나, 시간이 지날수록 유의한 영향력을 보인다?</text:p>
      <text:list xml:id="list170937618536504" text:continue-numbering="true" text:style-name="L56">
        <text:list-header>
          <text:p text:style-name="P544"/>
        </text:list-header>
        <text:list-item>
          <text:p text:style-name="P544">2019comp 비디오 무 / 비디오 유 그룹 비교</text:p>
          <text:list>
            <text:list-item>
              <text:p text:style-name="P561"><text:span text:style-name="T71">t-test에서 p=0.</text:span><text:span text:style-name="T73">199</text:span><text:span text:style-name="T71"> → 유의하지 않음</text:span></text:p>
            </text:list-item>
          </text:list>
        </text:list-item>
        <text:list-item>
          <text:p text:style-name="P544">2014comp 비디오 무 / 비디오 유 그룹 비교</text:p>
          <text:list>
            <text:list-item>
              <text:p text:style-name="P561"><text:span text:style-name="T71">t-test에서 p=0.00</text:span><text:span text:style-name="T73">2</text:span><text:span text:style-name="T71"> → 유의함</text:span></text:p>
            </text:list-item>
          </text:list>
        </text:list-item>
      </text:list>
      <text:p text:style-name="P373"><text:span text:style-name="T72">→</text:span><text:span text:style-name="T73"> 2019년에 대해선, 비디오의 영향력은 미미</text:span></text:p>
      <text:p text:style-name="P276"/>
      <text:p text:style-name="P348">200812</text:p>
      <text:p text:style-name="P283">1701-1706 comp redirection처리 완료</text:p>
      <text:p text:style-name="P283"/>
      <text:p text:style-name="P279">1월</text:p>
      <text:p text:style-name="P277">2.<text:span text:style-name="T114">redirection</text:span></text:p>
      <text:p text:style-name="P280">search_20200812_154734.txt</text:p>
      <text:p text:style-name="P280">videos_20200812_155751.txt +8</text:p>
      <text:p text:style-name="P280"/>
      <text:p text:style-name="P280">2월</text:p>
      <text:p text:style-name="P280">2.redirection</text:p>
      <text:p text:style-name="P280">search_20200812_160147.txt</text:p>
      <text:p text:style-name="P280">videos_20200812_161325.txt +2</text:p>
      <text:p text:style-name="P280"/>
      <text:p text:style-name="P280">3월 </text:p>
      <text:p text:style-name="P280">2.redirection</text:p>
      <text:p text:style-name="P280">search_20200812_161431.txt</text:p>
      <text:p text:style-name="P280">videos_20200812_162307.txt +7</text:p>
      <text:p text:style-name="P280"/>
      <text:p text:style-name="P280">4월</text:p>
      <text:p text:style-name="P280">2.redirection</text:p>
      <text:p text:style-name="P281">search_20200812_162354.txt</text:p>
      <text:p text:style-name="P281">videos_20200812_163405.txt +8</text:p>
      <text:p text:style-name="P281"/>
      <text:p text:style-name="P281">5월</text:p>
      <text:p text:style-name="P281">2.redirection</text:p>
      <text:p text:style-name="P282">search_20200812_163518.txt</text:p>
      <text:p text:style-name="P282"><text:soft-page-break/>videos_20200812_164230.txt +8</text:p>
      <text:p text:style-name="P278"/>
      <text:p text:style-name="P349">200814</text:p>
      <text:p text:style-name="P284">altmetric확인</text:p>
      <text:p text:style-name="P284">-redirection에서 가능</text:p>
      <text:list xml:id="list100442544185512426" text:style-name="L57">
        <text:list-item>
          <text:p text:style-name="P536">academic.oup.com/bib/article/</text:p>
        </text:list-item>
        <text:list-item>
          <text:p text:style-name="P536">academic.oup.com/bioinformatics/article/</text:p>
        </text:list-item>
        <text:list-item>
          <text:p text:style-name="P536">annals.math.princeton.edu/</text:p>
        </text:list-item>
        <text:list-item>
          <text:p text:style-name="P536">biologydirect.biomedcentral.com/articles/</text:p>
        </text:list-item>
        <text:list-item>
          <text:p text:style-name="P536">bmcbioinformatics.biomedcentral.com/articles/</text:p>
        </text:list-item>
        <text:list-item>
          <text:p text:style-name="P536">cambridge.org/core/journals/</text:p>
        </text:list-item>
        <text:list-item>
          <text:p text:style-name="P536">content.iospress.com/articles/</text:p>
        </text:list-item>
        <text:list-item>
          <text:p text:style-name="P536">gmd.copernicus.org/articles/</text:p>
        </text:list-item>
        <text:list-item>
          <text:p text:style-name="P538">journals.plos.org/ploscompbiol/article?id=</text:p>
        </text:list-item>
        <text:list-item>
          <text:p text:style-name="P540">journals.sagepub.com/doi/</text:p>
        </text:list-item>
        <text:list-item>
          <text:p text:style-name="P540">link.springer.com/article/</text:p>
        </text:list-item>
        <text:list-item>
          <text:p text:style-name="P540">nature.com/articles/</text:p>
        </text:list-item>
        <text:list-item>
          <text:p text:style-name="P540">onlinelibrary.wiley.com/doi/abs/</text:p>
        </text:list-item>
        <text:list-item>
          <text:p text:style-name="P540">projecteuclid.org/</text:p>
        </text:list-item>
        <text:list-item>
          <text:p text:style-name="P540">pubs.acs.org/doi/</text:p>
        </text:list-item>
        <text:list-item>
          <text:p text:style-name="P540">pubsonline.informs.org/doi/abs/</text:p>
        </text:list-item>
      </text:list>
      <text:p text:style-name="P284">-redirection에서 altmetric it 불가, 미지원</text:p>
      <text:list xml:id="list6498196920364396239" text:style-name="L58">
        <text:list-item>
          <text:p text:style-name="P537">dl.acm.org/doi/</text:p>
        </text:list-item>
        <text:list-item>
          <text:p text:style-name="P539">ieeexplore.ieee.org/document/</text:p>
        </text:list-item>
        <text:list-item>
          <text:p text:style-name="P539">inderscience.com/offer.php?id=</text:p>
        </text:list-item>
        <text:list-item>
          <text:p text:style-name="P541">misq.org/</text:p>
        </text:list-item>
        <text:list-item>
          <text:p text:style-name="P541"/>
        </text:list-item>
        <text:list-item>
          <text:p text:style-name="P541"/>
        </text:list-item>
      </text:list>
      <text:p text:style-name="P278"/>
      <text:p text:style-name="P350">200814</text:p>
      <text:p text:style-name="P285">5월</text:p>
      <text:p text:style-name="P285">1.doi</text:p>
      <text:p text:style-name="P364">search_20200814_194945.txt</text:p>
      <text:p text:style-name="P285">videos_20200814_200126.txt +11</text:p>
      <text:p text:style-name="P277"/>
      <text:p text:style-name="P285">6월</text:p>
      <text:p text:style-name="P285">1.doi</text:p>
      <text:p text:style-name="P286">search_20200814_200411.txt</text:p>
      <text:p text:style-name="P286">videos_20200814_201126.txt +9</text:p>
      <text:p text:style-name="P286"/>
      <text:p text:style-name="P351">200816</text:p>
      <text:p text:style-name="P287">2019 life 상위 5%: 287개</text:p>
      <text:p text:style-name="P287">nan 2개 → 285개</text:p>
      <text:p text:style-name="P287">140개씩 나눠서 검색</text:p>
      <text:p text:style-name="P287"/>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 OR 18645631 OR 1864-5631 OR 1755263X <text:soft-page-break/>OR 1755-263X OR 07483007 OR 0748-3007 OR 00119164 OR 0011-9164 OR 09628436 OR 0962-8436 OR 00320889 OR 0032-0889 OR 09242244 OR 0924-2244 OR 08888892 OR 0888-8892 OR 15449173 OR 1544-9173 OR 21618313 OR 2161-8313 OR 09608524 OR 0960-8524 OR 17577780 OR 1757-7780 OR 22104224 OR 2210-4224 OR 00000000 OR 0000-0000 OR 17571693 OR 1757-1693 OR 10408398 OR 1040-8398 OR 01604120 OR 0160-4120 OR 1466822X OR 1466-822X OR 01962892 OR 0196-2892 OR 13835742 OR 1383-5742 OR 13876473 OR 1387-6473 OR 01795953 OR 0179-5953 OR 09242716 OR 0924-2716 OR 2041210X OR 2041-210X OR 00220957 OR 0022-0957 OR 01407791 OR 0140-7791 OR 15691705 OR 1569-1705 OR 10937404 OR 1093-7404 OR 09607412 OR 0960-7412 OR 13504177 OR 1350-4177 OR 13233580 OR 1323-3580 OR 00063568 OR 0006-3568 OR 17438977 OR 1743-8977 OR 22141588 OR 2214-1588 OR 18663508 OR 1866-3508 OR 03088146 OR 0308-8146 OR 09621083 OR 0962-1083 OR 00000000 OR 0000-0000 OR 16807316 OR 1680-7316 OR 15537390 OR 1553-7390 OR 03405761 OR 0340-5761 OR 17453925 OR 1745-3925 OR 17740746 OR 1774-0746 OR 0004637X OR 0004-637X OR 0268005X OR 0268-005X OR 14622912 OR 1462-2912 OR 08866236 OR 0886-6236 OR 00220477 OR 0022-0477 OR 00261165 OR 0026-1165 OR 00380717 OR 0038-0717 OR 18773435 OR 1877-3435 OR 22120416 OR 2212-0416 OR 00218901 OR 0021-8901 OR 01692046 OR 0169-2046 OR 00032670 OR 0003-2670 OR 00000000 OR 0000-0000 OR 15698432 OR 1569-8432 OR 00358711 OR 0035-8711 OR 02698463 OR 0269-8463 OR 09746773 OR 0974-6773 OR 10860266 OR 1086-0266 OR 09596526 OR 0959-6526 OR 00447447 OR 0044-7447 OR 01665162 OR 0166-5162 OR 17262135 OR 1726-2135 OR 22126864 OR 2212-6864 OR 09067590 OR 0906-7590 OR 03605442 OR 0360-5442 OR 00917613 OR 0091-7613 OR 03076970 OR 0307-6970 OR 00000000 OR 0000-0000 OR 0012821X OR 0012-821X OR 13648152 OR 1364-8152 OR 14629011 OR 1462-9011 OR 0022538X OR 0022-538X OR 00139351 OR 0013-9351 OR 20518153 OR 2051-8153 OR 00218790 OR 0021-8790 OR 08948755 OR 0894-8755 OR 00796611 OR 0079-6611)</text:p>
      <text:p text:style-name="P231">:4036건 → 상위 60개</text:p>
      <text:p text:style-name="P231"/>
      <text:p text:style-name="P231"><text:span text:style-name="T117">SUBJAREA(</text:span><text:span text:style-name="T118">AGRI OR EART OR ENVI</text:span><text:span text:style-name="T117">) AND PUBDATETXT(January 201</text:span><text:span text:style-name="T116">9</text:span><text:span text:style-name="T117">) AND ISSN(</text:span>1754-5692 OR 17545692 OR 1546-0738 OR 15460738 OR 1543-5008 OR 15435008 OR 1560-2745 OR 15602745 OR 1571-0645 OR 15710645 OR 1758-678X OR 1758678X OR 1941-1405 OR 19411405 OR 8755-1209 OR 87551209 OR 0066-4170 OR 00664170 OR 1461-023X OR 1461023X OR 0169-5347 OR 01695347 OR 1752-0894 OR 17520894 OR 1614-4961 OR 16144961 OR 0926-3373 OR 09263373 OR 1360-1385 OR 13601385 OR 1474-7596 OR 14747596 OR 0737-4038 OR 07374038 OR 0166-0616 OR 01660616 OR 1464-7931 OR 14647931 OR 0149-2195 OR 01492195 OR 0935-4956 OR 09354956 OR 2055-026X OR 2055026X OR 0066-4286 OR 00664286 OR 1751-7362 OR 17517362 OR 1063-5157 OR 10635157 OR 1941-1413 OR 19411413 OR 1463-9262 OR 14639262 OR 1674-2052 OR 16742052 OR 2199-3971 OR 21993971 OR 1040-4651 OR 10404651 OR 0091-6765 OR 00916765 OR 1064-3389 OR 10643389 OR 1540-9295 OR 15409295 OR 1744-4292 OR 17444292 OR 0959-3780 OR 09593780 OR 2053-0196 OR 20530196 OR 0306-2619 OR 03062619 OR 1354-1013 OR 13541013 OR 0067-0049 OR 00670049 OR 0031-5850 OR 00315850 OR 0960-9822 OR 09609822 OR 2451-9294 OR 24519294 OR 0012-9615 OR 00129615 OR 0028-646X OR 0028646X OR 0038-6308 OR 00386308 OR 0012-8252 OR 00128252 OR 1369-5266 OR 13695266 OR 1342-937X OR 1342937X OR 0034-4257 OR 00344257 OR 1755-098X OR 1755098X OR 0003-0007 OR 00030007 OR 1467-7644 OR 14677644 OR 1467-2960 OR 14672960 OR 0043-1354 OR 00431354 OR 1385-8947 OR 13858947 OR 2165-8102 OR 21658102 OR 0304-3894 OR 03043894 OR 2041-8205 OR 20418205 OR 0735-2689 OR 07352689 OR 1541-4337 OR 15414337)</text:p>
      <text:p text:style-name="P231">:<text:span text:style-name="T119">1240건</text:span></text:p>
      <text:p text:style-name="P231"/>
      <text:p text:style-name="P287"/>
      <text:p text:style-name="P288">2019 life <text:span text:style-name="T120">scopus_preprocess 완료</text:span></text:p>
      <text:p text:style-name="P288"/>
      <text:p text:style-name="P288">1월</text:p>
      <text:p text:style-name="P288">1.doi</text:p>
      <text:p text:style-name="P289">search_20200816_223901.txt</text:p>
      <text:p text:style-name="P289">videos_20200816_224447.txt +13</text:p>
      <text:p text:style-name="P288">2.redirection</text:p>
      <text:p text:style-name="P290">search_20200816_224613.txt</text:p>
      <text:p text:style-name="P290">videos_20200816_225237.txt +12</text:p>
      <text:p text:style-name="P290"/>
      <text:p text:style-name="P352">200818</text:p>
      <text:p text:style-name="P291">2019 comp 6월</text:p>
      <text:p text:style-name="P291">2.redirection</text:p>
      <text:p text:style-name="P293">search_20200818_124202.txt</text:p>
      <text:p text:style-name="P294">videos_20200818_125256.txt +2</text:p>
      <text:p text:style-name="P292"/>
      <text:p text:style-name="P293">2017 comp 6월</text:p>
      <text:p text:style-name="P293">2.redirection</text:p>
      <text:p text:style-name="P293">search_20200818_125458.txt</text:p>
      <text:p text:style-name="P294">videos_20200818_130503.txt +12</text:p>
      <text:p text:style-name="P286"/>
      <text:p text:style-name="P295">2019 life</text:p>
      <text:p text:style-name="P295">2월</text:p>
      <text:p text:style-name="P295">1.doi</text:p>
      <text:p text:style-name="P295">search_20200818_221835.txt</text:p>
      <text:p text:style-name="P295">videos_20200818_222435.txt +13</text:p>
      <text:p text:style-name="P295">2.redirection</text:p>
      <text:p text:style-name="P295"><text:soft-page-break/>search_20200818_222538.txt</text:p>
      <text:p text:style-name="P295">videos_20200818_223319.txt +20</text:p>
      <text:p text:style-name="P295"/>
      <text:p text:style-name="P353">200820</text:p>
      <text:p text:style-name="P296">3월</text:p>
      <text:p text:style-name="P296">1.doi</text:p>
      <text:p text:style-name="P299">search_20200820_214954.txt</text:p>
      <text:p text:style-name="P299">videos_20200820_215544.txt <text:span text:style-name="T121">+9</text:span></text:p>
      <text:p text:style-name="P296">2.redirection</text:p>
      <text:p text:style-name="P298">search_20200820_213320.txt</text:p>
      <text:p text:style-name="P299">videos_20200820_214716.txt +35</text:p>
      <text:p text:style-name="P296"/>
      <text:p text:style-name="P296">4월</text:p>
      <text:p text:style-name="P296">1.doi</text:p>
      <text:p text:style-name="P300">search_20200820_215756.txt</text:p>
      <text:p text:style-name="P300">videos_20200820_220348.txt +116 <text:span text:style-name="T122">(!)</text:span></text:p>
      <text:p text:style-name="P296">2.redirection</text:p>
      <text:p text:style-name="P301">search_20200820_220903.txt</text:p>
      <text:p text:style-name="P301">videos_20200820_222648.txt <text:span text:style-name="T123">+32</text:span></text:p>
      <text:p text:style-name="P301"/>
      <text:p text:style-name="P302">5월</text:p>
      <text:p text:style-name="P302">1.<text:span text:style-name="T124">doi</text:span></text:p>
      <text:p text:style-name="P304">search_20200822_134618.txt</text:p>
      <text:p text:style-name="P304">videos_20200822_135044.txt +19</text:p>
      <text:p text:style-name="P303">2.redirection</text:p>
      <text:p text:style-name="P305">search_20200822_135130.txt</text:p>
      <text:p text:style-name="P305">videos_20200822_135602.txt <text:span text:style-name="T125">+34</text:span></text:p>
      <text:p text:style-name="P303">6월</text:p>
      <text:p text:style-name="P303">1.doi</text:p>
      <text:p text:style-name="P306">search_20200822_135715.txt</text:p>
      <text:p text:style-name="P306">videos_20200822_140108.txt +13</text:p>
      <text:p text:style-name="P303">2.redirection</text:p>
      <text:p text:style-name="P307">search_20200822_140308.txt</text:p>
      <text:p text:style-name="P308">videos_20200822_140801.txt <text:span text:style-name="T126">+35</text:span></text:p>
      <text:p text:style-name="P301"/>
      <text:p text:style-name="P354">200824</text:p>
      <text:p text:style-name="P309">comp 2018, 2016, 2015도 모아볼까?</text:p>
      <text:p text:style-name="P309"/>
      <text:p text:style-name="P296">2018</text:p>
      <text:p text:style-name="P297"/>
      <table:table table:name="표2" table:style-name="표2">
        <table:table-column table:style-name="표2.A" table:number-columns-repeated="2"/>
        <table:table-column table:style-name="표2.C"/>
        <table:table-column table:style-name="표2.A"/>
        <table:table-column table:style-name="표2.E"/>
        <table:table-row>
          <table:table-cell table:style-name="표2.A1" office:value-type="string">
            <text:p text:style-name="P378">테마</text:p>
          </table:table-cell>
          <table:table-cell table:style-name="표2.A1" office:value-type="string">
            <text:p text:style-name="P378">Scopus subject area</text:p>
          </table:table-cell>
          <table:table-cell table:style-name="표2.A1" office:value-type="string">
            <text:p text:style-name="P382">필터</text:p>
          </table:table-cell>
          <table:table-cell table:style-name="표2.A1" office:value-type="string">
            <text:p text:style-name="P382">list</text:p>
          </table:table-cell>
          <table:table-cell table:style-name="표2.E1" office:value-type="string">
            <text:p text:style-name="P391">파일</text:p>
          </table:table-cell>
        </table:table-row>
        <table:table-row>
          <table:table-cell table:style-name="표2.A2" office:value-type="string">
            <text:p text:style-name="P378">Life<text:span text:style-name="T87">+Earth</text:span></text:p>
          </table:table-cell>
          <table:table-cell table:style-name="표2.A2" office:value-type="string">
            <text:p text:style-name="P113">Environmental + Earth and Planetary + Agricultural and Biological</text:p>
          </table:table-cell>
          <table:table-cell table:style-name="표2.A2" office:value-type="string">
            <text:p text:style-name="P386">Journals<text:span text:style-name="T101">+Conference Proceedings</text:span></text:p>
          </table:table-cell>
          <table:table-cell table:style-name="표2.A2" office:value-type="string">
            <text:p text:style-name="P390"/>
          </table:table-cell>
          <table:table-cell table:style-name="표2.E2" office:value-type="string">
            <text:p text:style-name="P382"/>
          </table:table-cell>
        </table:table-row>
        <table:table-row>
          <table:table-cell table:style-name="표2.A2" office:value-type="string">
            <text:p text:style-name="P382">Math &amp; Computer Science</text:p>
          </table:table-cell>
          <table:table-cell table:style-name="표2.A2" office:value-type="string">
            <text:p text:style-name="P118">Computer Science + Mathmatics</text:p>
          </table:table-cell>
          <table:table-cell table:style-name="표2.A2" office:value-type="string">
            <text:p text:style-name="P386">Journals<text:span text:style-name="T101">+Conference Proceedings</text:span></text:p>
          </table:table-cell>
          <table:table-cell table:style-name="표2.A2" office:value-type="string">
            <text:p text:style-name="P382">1000/<text:span text:style-name="T101">3427</text:span></text:p>
          </table:table-cell>
          <table:table-cell table:style-name="표2.E2" office:value-type="string">
            <text:p text:style-name="P382">source-results-math_cs-citescore-2017.xlsx</text:p>
          </table:table-cell>
        </table:table-row>
      </table:table>
      <text:p text:style-name="P297">소스5%→ 171건 → ISSN미존재 14건 →<text:span text:style-name="T127"> 157건</text:span></text:p>
      <text:p text:style-name="P296">문서 2195건. 반으로 나누자.</text:p>
      <text:p text:style-name="P229"/>
      <text:p text:style-name="P229"><text:span text:style-name="T110">SUBJAREA(MATH OR COMP) AND PUBDATETXT(January 2018) AND ISSN(10636919 OR 1063-6919 OR 15710645 OR 1571-0645 OR 17590876 OR 1759-0876 OR 15722740 OR 1572-2740 OR 01636804 OR 0163-6804 OR 01628828 OR 0162-8828 OR 1089778X OR 1089-778X OR 19358237 OR 1935-8237 OR 15487660 OR 1548-7660 OR 09205691 OR 0920-5691 OR 1551305X OR 1551-305X OR 15540669 OR 1554-0669 OR 15672190 OR 1567-2190 OR 10535888 OR </text:span><text:soft-page-break/><text:span text:style-name="T110">1053-5888 OR 02767783 OR 0276-7783 OR 10636706 OR 1063-6706 OR 03600300 OR 0360-0300 OR 15361284 OR 1536-1284 OR 17444292 OR 1744-4292 OR 07338716 OR 0733-8716 OR 00189219 OR 0018-9219 OR 23256818 OR 2325-6818 OR 15662535 OR 1566-2535 OR 18844049 OR 1884-4049 OR 19493053 OR 1949-3053 OR 2162237X OR 2162-237X OR 21695172 OR 2169-5172 OR 21682267 OR 2168-2267 OR 09624929 OR 0962-4929 OR 08908044 OR 0890-8044 OR 13674803 OR 1367-4803 OR 15513203 OR 1551-3203 OR 10836101 OR 1083-6101 OR 10946705 OR 1094-6705 OR 19324553 OR 1932-4553 OR 15740137 OR 1574-0137 OR 07342071 OR 0734-2071 OR 02783649 OR 0278-3649 OR 09242716 OR 0924-2716 OR 08936080 OR 0893-6080 OR 23274662 OR 2327-4662 OR 10967516 OR 1096-7516 OR 1556603X OR 1556-603X OR 03601315 OR 0360-1315 OR 10577149 OR 1057-7149 OR 15566013 OR 1556-6013 OR 07300301 OR 0730-0301 OR 01464833 OR 0146-4833 OR 13501917 OR 1350-1917 OR 01290657 OR 0129-0657 OR 2045824X OR 2045-824X OR 15361276 OR 1536-1276 OR 00200255 OR 0020-0255 OR 10459219 OR 1045-9219 OR 00361445 OR 0036-1445 OR 13618415 OR 1361-8415 OR 00832057 OR 0083-2057 OR 10939687 OR 1093-9687 OR 09574174 OR 0957-4174 OR 21687161 OR 2168-7161 OR 19493045 OR 1949-3045 OR 10414347 OR 1041-4347 OR 15523098 OR 1552-3098 OR 1053587X OR 1053-587X OR 02780062 OR 0278-0062 OR 09638687 OR 0963-8687 OR 15499618 OR 1549-9618 OR 14675463 OR 1467-5463 OR 23255870 OR 2325-5870 OR 02684012 OR 0268-4012)</text:span></text:p>
      <text:p text:style-name="P296"/>
      <text:p text:style-name="P227">SUBJAREA(MATH OR COMP) AND PUBDATETXT(January 2018) AND ISSN(02692821 OR 0269-2821 OR 15513955 OR 1551-3955 OR 00985589 OR 0098-5589 OR 03787206 OR 0378-7206 OR 23268298 OR 2326-8298 OR 0960085X OR 0960-085X OR 0167739X OR 0167-739X OR 09507051 OR 0950-7051 OR 00313203 OR 0031-3203 OR 17452759 OR 1745-2759 OR 00189286 OR 0018-9286 OR 08940347 OR 0894-0347 OR 02705257 OR 0270-5257 OR 13648152 OR 1364-8152 OR 16720229 OR 1672-0229 OR 10834435 OR 1083-4435 OR 21686750 OR 2168-6750 OR 15564959 OR 1556-4959 OR 07378017 OR 0737-8017 OR 1049331X OR 1049-331X OR 0003486X OR 0003-486X OR 15249050 OR 1524-9050 OR 0968090X OR 0968-090X OR 01679236 OR 0167-9236 OR 21682194 OR 2168-2194 OR 19391374 OR 1939-1374 OR 22106502 OR 2210-6502 OR 22145796 OR 2214-5796 OR 03605442 OR 0360-5442 OR 15361233 OR 1536-1233 OR 00071102 OR 0007-1102 OR 00104655 OR 0010-4655 OR 15209210 OR 1520-9210 OR 21682216 OR 2168-2216 OR 10848045 OR 1084-8045 OR 1553734X OR 1553-734X OR 10668888 OR 1066-8888 OR 15324435 OR 1532-4435 OR 21508097 OR 2150-8097 OR 02683962 OR 0268-3962 OR 07475632 OR 0747-5632 OR 10692509 OR 1069-2509 OR 17262135 OR 1726-2135 OR 13697412 OR 1369-7412 OR 15708268 OR 1570-8268 OR 11343060 OR 1134-3060 OR 03742830 OR 0374-2830 OR 00457825 OR 0045-7825 OR 16625196 OR 1662-5196 OR 15455971 OR 1545-5971 OR 08883270 OR 0888-3270 OR 09505849 OR 0950-5849 OR 09591524 OR 0959-1524 OR 01651684 OR 0165-1684 OR 01663615 OR 0166-3615 OR 15700844 OR 1570-0844 OR 21576904 OR 2157-6904 OR 03772217 OR 0377-2217 OR 1991959X OR 1991-959X OR 10477047 OR 1047-7047 OR 15499596 OR 1549-9596 OR 15708705 OR 1570-8705 OR 09376429 OR 0937-6429 OR 10772626 OR 1077-2626 OR 00043702 OR 0004-3702 OR 10075704 OR 1007-5704 OR 00103640 OR 0010-3640 OR 13845810 OR 1384-5810 OR 20511310 OR 2051-1310 OR 08912017 OR 0891-2017 OR 03050548 OR 0305-0548 OR 17582946 OR 1758-2946 OR 0743166X OR 0743-166X OR 09659978 OR 0965-9978 OR 18669956 OR 1866-9956 OR 00010782 OR 0001-0782 OR 01787675 OR 0178-7675 OR 1531636X OR 1531-636X OR 00189340 OR 0018-9340 OR 00189545 OR 0018-9545 OR 03064379 OR 0306-4379 OR 17419174 OR 1741-9174 OR 00190578 OR 0019-0578 OR 1383469X OR 1383-469X OR 16174909 OR 1617-4909 OR 12302384 OR 1230-2384 OR 07370024 OR 0737-0024 OR 19328184 OR 1932-8184)</text:p>
      <text:p text:style-name="P296"/>
      <text:p text:style-name="P314"/>
      <text:p text:style-name="P314">소스: 2019 soc+hum 9322건 5%→ 466건 → 공백20건 → 446건</text:p>
      <text:p text:style-name="P314"/>
      <text:p text:style-name="P230"><text:span text:style-name="T110">SUBJAREA(ARTS </text:span>AND SOCI<text:span text:style-name="T110">) AND PUBDATETXT(January 201</text:span>9<text:span text:style-name="T110">) AND ISSN(</text:span>15460738 OR 1546-0738 OR 1758678X OR 1758-678X OR 01492195 OR 0149-2195 OR 00346543 OR 0034-6543 OR 10967516 OR 1096-7516 OR 09593780 OR 0959-3780 OR 17512395 OR 1751-2395 OR 22136657 OR 2213-6657 OR 02683962 OR 0268-3962 OR 10946705 OR 1094-6705 OR 03091325 OR 0309-1325 OR 00018392 OR 0001-8392 OR 02684012 OR 0268-4012 OR 00223514 OR 0022-3514 OR 17577780 OR 1757-7780 OR 03601315 OR 0360-1315 OR 22104224 OR 2210-4224 OR 02615177 OR 0261-5177 OR 00925853 OR 0092-5853 OR 1747938X OR 1747-938X OR 0740624X OR 0740-624X OR 03059006 OR 0305-9006 OR 17521378 OR 1752-1378 OR 00031224 OR 0003-1224 OR 09241868 OR 0924-1868 OR 01622889 OR 0162-2889 OR 0968090X OR 0968-090X OR 0960085X OR 0960-085X OR 07475632 OR 0747-5632 OR 02732297 OR 0273-2297 OR 18773435 OR 1877-3435 OR 22120416 OR 2212-0416 OR 00472875 OR 0047-2875 OR 09644563 OR 0964-4563 OR 01441647 OR 0144-1647 OR 10694730 OR 1069-4730 OR 00220663 OR 0022-0663 OR 00447447 OR 0044-7447 OR 00778923 OR 0077-8923 OR 00208183 OR 0020-8183 OR 08943796 OR 0894-3796 OR 10531858 OR 1053-1858 OR 02692821 OR 0269-2821 OR 01679236 OR 0167-9236 OR 14629011 OR 1462-9011 OR 09600035 OR 0960-0035 OR 10508406 OR 1050-8406 OR 10489843 OR 1048-9843 OR 01912615 OR 0191-2615 OR 22120947 OR 2212-0947 OR 0013189X OR 0013-189X OR 03064573 OR 0306-4573 OR 15248380 OR 1524-8380 OR 03601323 OR 0360-1323 OR 00111384 OR 0011-1384 OR 1369118X OR 1369-118X OR 10853278 OR 1085-3278 OR 10477047 OR 1047-7047 OR 10881980 OR 1088-1980 OR 00130095 OR 0013-0095 OR 02773791 OR 0277-3791 OR 00043702 OR 0004-3702 OR 00093920 OR 0009-3920 OR 09644733 OR 0964-4733 OR 01989715 OR 0198-9715 OR 10715819 OR 1071-5819 OR 17582946 OR 1758-2946 OR 00935301 OR 0093-5301 OR 00029602 OR 0002-9602 OR 10590161 OR 1059-0161 OR 14682702 OR 1468-2702 OR 00224537 OR 0022-4537 OR 10630732 OR 1063-0732 OR 00491241 OR 0049-1241 OR 21682291 OR 2168-2291 OR 14691930 OR 1469-1930 OR 23301635 OR 2330-1635 OR 00071013 OR 0007-1013 OR 17508592 OR 1750-8592 OR 10452354 OR 1045-2354 OR 13501763 OR 1350-1763 OR 03066150 OR 0306-6150 OR 07484518 OR 0748-4518 OR 14614448 OR 1461-4448 OR 00076503 OR 0007-6503 OR 10662243 OR 1066-2243 OR 00472484 OR 0047-2484 OR 00224871 OR 0022-4871 OR 15561623 OR 1556-1623 OR 17540739 OR 1754-0739 OR 15499596 OR 1549-9596 OR 13665545 OR 1366-5545 OR 13683500 OR 1368-3500 OR 21670811 OR 2167-0811 OR 01973975 OR 0197-3975 OR 10963480 OR 1096-3480 OR 00333352 OR 0033-3352 OR 00346535 OR 0034-6535 OR 22119124 OR 2211-9124 OR 09212973 OR 0921-2973 OR 03091333 OR 0309-1333 OR 01959255 OR 0195-9255 OR 00187267 OR 0018-7267 OR 00205850 OR 0020-5850 OR 17511577 OR 1751-1577 OR 00224308 OR 0022-4308 OR 00380407 OR 0038-0407 OR 1537260X OR 1537-260X OR 15353958 OR 1535-3958 OR 00018791 OR 0001-8791 OR 00246301 OR 0024-6301 OR 00438871 OR 0043-8871 OR 00104140 OR 0010-4140 OR 15604292 OR 1560-4292 OR 03054403 OR 0305-4403 OR 15733750 OR 1573-3750 OR 09594752 OR 0959-4752 OR 03057267 OR 0305-7267 OR 00664812 OR 0066-4812 OR 01426001 OR 0142-6001 OR 01979337 OR 0197-9337 OR 00144029 OR 0014-4029 OR 00343404 OR 0034-3404 OR 09257535 OR 0925-7535 OR 08944393 OR 0894-4393 OR 01402382 OR 0140-2382 OR 00030554 OR 0003-0554 OR 10964037 OR 1096-4037 OR 00100277 OR 0010-0277 OR 01674048 OR <text:soft-page-break/>0167-4048 OR 01623737 OR 0162-3737 OR 03069192 OR 0306-9192 OR 15561607 OR 1556-1607 OR 03091317 OR 0309-1317 OR 13619209 OR 1361-9209 OR 00411655 OR 0041-1655 OR 18735991 OR 1873-5991 OR 10402446 OR 1040-2446 OR 00028312 OR 0002-8312 OR 01436228 OR 0143-6228 OR 00936502 OR 0093-6502 OR 08927537 OR 0892-7537 OR 0162895X OR 0162-895X OR 17592879 OR 1759-2879 OR 01622439 OR 0162-2439 OR 02779536 OR 0277-9536 OR 18624065 OR 1862-4065 OR 00113204 OR 0011-3204 OR 00913367 OR 0091-3367 OR 00220027 OR 0022-0027 OR 00267902 OR 0026-7902 OR 10699384 OR 1069-9384 OR 09670106 OR 0967-0106 OR 09658564 OR 0965-8564 OR 10503293 OR 1050-3293 OR 0361476X OR 0361-476X OR 0142694X OR 0142-694X OR 10905138 OR 1090-5138 OR 23248378 OR 2324-8378 OR 10455736 OR 1045-5736 OR 00222194 OR 0022-2194 OR 01607383 OR 0160-7383 OR 00100285 OR 0010-0285 OR 03085147 OR 0308-5147 OR 09697764 OR 0969-7764 OR 09521895 OR 0952-1895 OR 00187208 OR 0018-7208 OR 01602896 OR 0160-2896 OR 13658816 OR 1365-8816 OR 01674544 OR 0167-4544 OR 00219916 OR 0021-9916 OR 00472352 OR 0047-2352 OR 00223433 OR 0022-3433 OR 13540688 OR 1354-0688 OR 00987921 OR 0098-7921 OR 1060586X OR 1060-586X OR 03616843 OR 0361-6843 OR 14719037 OR 1471-9037 OR 09337954 OR 0933-7954 OR 0269994X OR 0269-994X OR 1554351X OR 1554-351X OR 00121649 OR 0012-1649 OR 20438206 OR 2043-8206 OR 03044130 OR 0304-4130 OR 10548289 OR 1054-8289 OR 0749596X OR 0749-596X OR 09669582 OR 0966-9582 OR 07339496 OR 0733-9496 OR 07418825 OR 0741-8825 OR 24520748 OR 2452-0748 OR 10471987 OR 1047-1987 OR 00420980 OR 0042-0980 OR 00014575 OR 0001-4575 OR 00189448 OR 0018-9448 OR 10603743 OR 1060-3743 OR 10795014 OR 1079-5014 OR 13563467 OR 1356-3467 OR 0190292X OR 0190-292X OR 09692290 OR 0969-2290 OR 13546783 OR 1354-6783 OR 00202754 OR 0020-2754 OR 24694452 OR 2469-4452 OR 02642751 OR 0264-2751 OR 09644016 OR 0964-4016 OR 03603989 OR 0360-3989 OR 08854122 OR 0885-4122 OR 02768739 OR 0276-8739 OR 02648377 OR 0264-8377 OR 17439884 OR 1743-9884 OR 15213269 OR 1521-3269 OR 14730952 OR 1473-0952 OR 13608746 OR 1360-8746 OR 21622671 OR 2162-2671 OR 22120955 OR 2212-0955 OR 00040002 OR 0004-0002 OR 00071234 OR 0007-1234 OR 15386473 OR 1538-6473 OR 15263800 OR 1526-3800 OR 00224499 OR 0022-4499 OR 01944363 OR 0194-4363 OR 01477307 OR 0147-7307 OR 03080110 OR 0308-0110 OR 10584609 OR 1058-4609 OR 00340553 OR 0034-0553 OR 17485983 OR 1748-5983 OR 10705511 OR 1070-5511 OR 22106707 OR 2210-6707 OR 00440094 OR 0044-0094 OR 00940496 OR 0094-0496 OR 00027162 OR 0002-7162 OR 0969594X OR 0969-594X OR 10596011 OR 1059-6011 OR 19391382 OR 1939-1382 OR 14717727 OR 1471-7727 OR 02680939 OR 0268-0939 OR 00222445 OR 0022-2445 OR 09666923 OR 0966-6923 OR 09601627 OR 0960-1627 OR 19313896 OR 1931-3896 OR 0093934X OR 0093-934X OR 00070955 OR 0007-0955 OR 21522715 OR 2152-2715 OR 22384782 OR 2238-4782 OR 13540661 OR 1354-0661 OR 13899341 OR 1389-9341 OR 08912432 OR 0891-2432 OR 13846175 OR 1384-6175 OR 13538292 OR 1353-8292 OR 21579288 OR 2157-9288 OR 00273171 OR 0027-3171 OR 00333298 OR 0033-3298 OR 14687941 OR 1468-7941 OR 09582029 OR 0958-2029 OR 03788733 OR 0378-8733 OR 03613682 OR 0361-3682 OR 03009483 OR 0300-9483 OR 22114645 OR 2211-4645 OR 10725369 OR 1072-5369 OR 13621688 OR 1362-1688 OR 17450101 OR 1745-0101 OR 03014207 OR 0301-4207 OR 00380385 OR 0038-0385 OR 17568757 OR 1756-8757 OR 0967070X OR 0967-070X OR 00036870 OR 0003-6870 OR 19317913 OR 1931-7913 OR 08912017 OR 0891-2017 OR 11763647 OR 1176-3647 OR 02667215 OR 0266-7215 OR 00147370 OR 0014-7370 OR 00167398 OR 0016-7398 OR 00057916 OR 0005-7916 OR 15586898 OR 1558-6898 OR 15448444 OR 1544-8444 OR 09636625 OR 0963-6625 OR 14751461 OR 1475-1461 OR 09205489 OR 0920-5489 OR 02116820 OR 0211-6820 OR 09730826 OR 0973-0826 OR 21924376 OR 2192-4376 OR 00163287 OR 0016-3287 OR 21520828 OR 2152-0828 OR 03063127 OR 0306-3127 OR 00494488 OR 0049-4488 OR 19650175 OR 1965-0175 OR 23339683 OR 2333-9683 OR 13657305 OR 1365-7305 OR 1357034X OR 1357-034X OR 09529136 OR 0952-9136 OR 11343478 OR 1134-3478 OR 08852006 OR 0885-2006 OR 09562478 OR 0956-2478 OR 10601538 OR 1060-1538 OR 00167185 OR 0016-7185 OR 00189359 OR 0018-9359 OR 15553434 OR 1555-3434 OR 07430167 OR 0743-0167 OR 03088839 OR 0308-8839 OR 23290382 OR 2329-0382 OR 00070998 OR 0007-0998 OR 14744740 OR 1474-4740 OR 10169040 OR 1016-9040 OR 18764517 OR 1876-4517 OR 02787393 OR 0278-7393 OR 00221031 OR 0022-1031 OR 02678179 OR 0267-8179 OR 20501579 OR 2050-1579 OR 00294624 OR 0029-4624 OR 00368326 OR 0036-8326 OR 17470919 OR 1747-0919 OR 00377791 OR 0037-7791 OR 00811750 OR 0081-1750 OR 13573322 OR 1357-3322 OR 03075079 OR 0307-5079 OR 13249347 OR 1324-9347 OR 14703629 OR 1470-3629 OR 09588221 OR 0958-8221 OR 10226877 OR 1022-6877 OR 09596836 OR 0959-6836 OR 09696997 OR 0969-6997 OR 00219886 OR 0021-9886 OR 01655515 OR 0165-5515 OR 09641998 OR 0964-1998 OR 10943501 OR 1094-3501 OR 0308597X OR 0308-597X OR 18688527 OR 1868-8527 OR 09680802 OR 0968-0802 OR 23249935 OR 2324-9935 OR 02573032 OR 0257-3032 OR 15839583 OR 1583-9583 OR 0096140X OR 0096-140X OR 00029483 OR 0002-9483 OR 15710882 OR 1571-0882 OR 08867356 OR 0886-7356 OR 17422876 OR 1742-2876 OR 15573060 OR 1557-3060 OR 02637758 OR 0263-7758 OR 09632719 OR 0963-2719 OR 18891861 OR 1889-1861 OR 17498198 OR 1749-8198 OR 14702266 OR 1470-2266 OR 13684302 OR 1368-4302 OR 08406529 OR 0840-6529 OR 00181560 OR 0018-1560 OR 15568318 OR 1556-8318 OR 14325012 OR 1432-5012 OR 10508392 OR 1050-8392 OR 00224405 OR 0022-4405 OR 10283153 OR 1028-3153 OR 00238333 OR 0023-8333 OR 00323217 OR 0032-3217 OR 15317714 OR 1531-7714 OR 08351813 OR 0835-1813 OR 01389130 OR 0138-9130 OR 00377732 OR 0037-7732 OR 00380199 OR 0038-0199 OR 00389765 OR 0038-9765 OR 07418329 OR 0741-8329 OR 02699931 OR 0269-9931 OR 00703370 OR 0070-3370 OR 22120122 OR 2212-0122 OR 13515993 OR 1351-5993 OR 13864564 OR 1386-4564 OR 10992340 OR 1099-2340 OR 14710358 OR 1471-0358 OR 02664909 OR 0266-4909 OR 00961523 OR 0096-1523 OR 10505350 OR 1050-5350 OR 19371888 OR 1937-1888 OR 00472891 OR 0047-2891 OR 01909320 OR 0190-9320 OR 22105395 OR 2210-5395 OR 14761270 OR 1476-1270 OR 0742051X OR 0742-051X OR 15412040 OR 1541-2040 OR 00019909 OR 0001-9909 OR 02750740 OR 0275-0740 OR 02782626 OR 0278-2626 OR 07370008 OR 0737-0008 OR 17521505 OR 1752-1505 OR 17508487 OR 1750-8487 OR 13510347 OR 1351-0347 OR 13684310 OR 1368-4310 OR 2161783X OR 2161-783X OR 00204277 OR 0020-4277 OR 02650487 OR 0265-0487 OR 20950055 OR 2095-0055 OR 19401612 OR 1940-1612 OR 07900627 OR 0790-0627 OR 1369183X OR 1369-183X OR 15388220 OR 1538-8220 OR 18412394 OR 1841-2394 OR 16624025 OR 1662-4025 OR 03400727 OR 0340-0727 OR 0033362X OR 0033-362X OR 18415261 OR 1841-5261 OR 15597431 OR 1559-7431 OR 0734371X OR 0734-371X OR 00398322 OR 0039-8322 OR 10838155 OR 1083-8155 OR 00040894 OR 0004-0894 OR 10253866 OR 1025-3866 OR 02610183 OR 0261-0183 OR 14713012 OR 1471-3012 OR 0308518X OR 0308-518X OR 09638180 OR 0963-8180 OR 20575637 OR 2057-5637 OR 09654313 OR 0965-4313 OR 14651165 OR 1465-1165 OR 13645579 OR 1364-5579 OR 10967494 OR 1096-7494 OR 10126902 OR 1012-6902 OR 14923831 OR 1492-3831 OR 00208833 OR 0020-8833 OR 08837252 OR 0883-7252 OR 03043878 OR 0304-3878 OR 1753318X OR 1753-318X OR 09638016 OR 0963-8016 OR 08997667 OR 0899-7667 OR 08992363 OR 0899-2363 OR 07419325 OR 0741-9325 OR 02602105 OR 0260-2105 OR 0091732X OR 0091-732X OR 25784218 OR 2578-4218 OR 10888438 OR 1088-8438 OR 00380261 OR 0038-0261 OR 03085961 OR 0308-5961 OR 07308884 OR 0730-8884 OR 09500170 OR 0950-0170 OR 0044118X OR 0044-118X OR 01674943 OR 0167-4943 OR 10999809 OR 1099-9809 OR 09595236 OR 0959-5236 OR 00140139 OR 0014-0139 OR 09262644 OR 0926-2644 OR 19440391 OR 1944-0391 OR 02784254 OR 0278-4254 OR 00224146 OR 0022-4146 OR 00941190 OR 0094-1190 OR 14648849 OR 1464-8849 OR 15386341 OR 1538-6341 OR 09626298 OR <text:soft-page-break/>0962-6298 OR 01676393 OR 0167-6393 OR 02722631 OR 0272-2631 OR 13624806 OR 1362-4806 OR 14616688 OR 1461-6688)</text:p>
      <text:p text:style-name="P313">→<text:span text:style-name="T129"> 문서 436건 (적네?)</text:span></text:p>
      <text:p text:style-name="P313"/>
      <text:p text:style-name="P355">200826</text:p>
      <text:p text:style-name="P333">2018 <text:span text:style-name="T130">comp</text:span></text:p>
      <text:p text:style-name="P334">1월</text:p>
      <text:p text:style-name="P334">1.doi</text:p>
      <text:p text:style-name="P366">search_20200826_152658.txt</text:p>
      <text:p text:style-name="P365">videos_20200826_153711.txt <text:span text:style-name="T130">+10</text:span></text:p>
      <text:p text:style-name="P316">2.redirection</text:p>
      <text:p text:style-name="P317">search_20200826_154213.txt</text:p>
      <text:p text:style-name="P317">videos_20200826_155026.txt +7</text:p>
      <text:p text:style-name="P317"/>
      <text:p text:style-name="P317">2월</text:p>
      <text:p text:style-name="P318">1.doi</text:p>
      <text:p text:style-name="P319">search_20200826_155129.txt</text:p>
      <text:p text:style-name="P319">videos_20200826_160550.txt +18</text:p>
      <text:p text:style-name="P317"/>
      <text:p text:style-name="P356">200827</text:p>
      <text:p text:style-name="P335">2.redirection</text:p>
      <text:p text:style-name="P335">search_20200827_151442.txt</text:p>
      <text:p text:style-name="P335">videos_20200827_152104.txt +3</text:p>
      <text:p text:style-name="P335"/>
      <text:p text:style-name="P335">3월</text:p>
      <text:p text:style-name="P335">1.doi</text:p>
      <text:p text:style-name="P336">search_20200827_152239.txt</text:p>
      <text:p text:style-name="P336">videos_20200827_155118.txt +13</text:p>
      <text:p text:style-name="P320">2.redirection</text:p>
      <text:p text:style-name="P321">search_20200827_155633.txt +2</text:p>
      <text:p text:style-name="P317"/>
      <text:p text:style-name="P357">200830</text:p>
      <text:p text:style-name="P322">4월</text:p>
      <text:p text:style-name="P322">1.doi</text:p>
      <text:p text:style-name="P322">search_20200830_113932.txt</text:p>
      <text:p text:style-name="P323">videos_20200830_115854.txt +25</text:p>
      <text:p text:style-name="P323">2.redirection</text:p>
      <text:p text:style-name="P323"/>
      <text:p text:style-name="P316"/>
      <text:p text:style-name="P358">200902</text:p>
      <text:p text:style-name="P315">소스: 2019 soc+hum 9322건 5%→ 466건 → 공백20건 → 446건</text:p>
      <text:p text:style-name="P313"/>
      <text:p text:style-name="P359">200904</text:p>
      <text:p text:style-name="P325">비디오 메트릭 분석</text:p>
      <text:list xml:id="list170936347291449" text:continue-list="list4438915145268537219" text:style-name="L53">
        <text:list-item>
          <text:p text:style-name="P545">카운트</text:p>
          <text:list>
            <text:list-item>
              <text:p text:style-name="P545">카운트간 히트맵 <text:span text:style-name="T131">ok</text:span></text:p>
            </text:list-item>
            <text:list-item>
              <text:p text:style-name="P545">나이에 따른 카운트 증가 양상(모델화)</text:p>
              <text:list>
                <text:list-item>
                  <text:p text:style-name="P545">비디오 레이블-비디오 나이-채널 구독자수의 함수?</text:p>
                </text:list-item>
              </text:list>
            </text:list-item>
          </text:list>
        </text:list-item>
        <text:list-item>
          <text:p text:style-name="P545">레이블</text:p>
          <text:list>
            <text:list-item>
              <text:p text:style-name="P545">컨텐츠/비주얼/음성 구성비</text:p>
            </text:list-item>
          </text:list>
        </text:list-item>
      </text:list>
      <text:p text:style-name="P325"/>
      <text:p text:style-name="P325">추가 분석</text:p>
      <text:list xml:id="list5041819339255342477" text:style-name="L59">
        <text:list-item>
          <text:p text:style-name="P546">논문</text:p>
          <text:list>
            <text:list-item>
              <text:p text:style-name="P547">비디오 언급 비율 <text:span text:style-name="T131">ok</text:span></text:p>
            </text:list-item>
            <text:list-item>
              <text:p text:style-name="P546">피인용수 <text:span text:style-name="T131">ok</text:span></text:p>
            </text:list-item>
            <text:list-item>
              <text:p text:style-name="P547"><text:soft-page-break/>AAS <text:span text:style-name="T131">ok</text:span></text:p>
            </text:list-item>
            <text:list-item>
              <text:p text:style-name="P546"/>
            </text:list-item>
          </text:list>
        </text:list-item>
        <text:list-item>
          <text:p text:style-name="P546">저널</text:p>
          <text:list>
            <text:list-item>
              <text:p text:style-name="P546">분야별 비디오 있는 논문 비율: 비디오가 집중되는 대분야/소분야 <text:span text:style-name="T131">ok</text:span></text:p>
            </text:list-item>
            <text:list-item>
              <text:p text:style-name="P546">분야에 따른 비디오의 영향력 비교</text:p>
              <text:list>
                <text:list-item>
                  <text:p text:style-name="P546"/>
                </text:list-item>
              </text:list>
            </text:list-item>
          </text:list>
        </text:list-item>
        <text:list-item>
          <text:p text:style-name="P546"/>
        </text:list-item>
      </text:list>
      <text:p text:style-name="P324"/>
      <text:p text:style-name="P324"/>
      <text:p text:style-name="P360">200908</text:p>
      <text:p text:style-name="P326">2019 life 비디오 레이블 대상 idx 100개 추출</text:p>
      <text:p text:style-name="P326">random.sample(range(0, 351), 100)</text:p>
      <text:p text:style-name="P326">[2, 3, 6, 10, 12, 17, 18, 38, 43, 50, 55, 56, 59, 67, 72, 73, <text:span text:style-name="T137">78, 86, 88, 90, 93, 94, 101, 108, 109, 110, 113, 116, 120, 122, 124, 128, 129, 130, 139, 140, 142, 145, 150, 153,</text:span><text:span text:style-name="T1"> 158, 159, 161, 163, 165, 166, 171, 175, 178, 181, 184, 190, 195, 199, 208, 209, 214, 217, 222, 223, 230, 232, 233, 238, 246, 247, 254, 256, 258, 264, 267, 270, 271, 275, 277, 281, 284, 286, 291, 292, 297, 298, 299, 300, 303, 305, 310, 311, 314, 316, 317, 318, 324, 326, 327, 330, 333, 334, 340, 343</text:span>]</text:p>
      <text:p text:style-name="P326"/>
      <text:p text:style-name="P327">발표...하자</text:p>
      <text:p text:style-name="P327"/>
      <text:p text:style-name="P328">테이블 channels 업데이트 완료: 2014 comp, 2014 life, 2019 comp, 2019 life</text:p>
      <text:p text:style-name="P328"/>
      <text:p text:style-name="P361">200909</text:p>
      <table:table table:name="표3" table:style-name="표3">
        <table:table-column table:style-name="표3.A"/>
        <table:table-column table:style-name="표3.B"/>
        <table:table-column table:style-name="표3.C" table:number-columns-repeated="2"/>
        <table:table-row>
          <table:table-cell table:style-name="표3.A1" office:value-type="string">
            <text:p text:style-name="P395">年度・分野</text:p>
          </table:table-cell>
          <table:table-cell table:style-name="표3.A1" office:value-type="string">
            <text:p text:style-name="P394">2019 comp</text:p>
          </table:table-cell>
          <table:table-cell table:style-name="표3.A1" office:value-type="string">
            <text:p text:style-name="P394">2017 comp</text:p>
          </table:table-cell>
          <table:table-cell table:style-name="표3.D1" office:value-type="string">
            <text:p text:style-name="P394">2014 comp</text:p>
          </table:table-cell>
        </table:table-row>
        <table:table-row>
          <table:table-cell table:style-name="표3.A2" office:value-type="string">
            <text:p text:style-name="P395">論稿数</text:p>
          </table:table-cell>
          <table:table-cell table:style-name="표3.A2" office:value-type="string">
            <text:p text:style-name="P396">14330</text:p>
          </table:table-cell>
          <table:table-cell table:style-name="표3.A2" office:value-type="string">
            <text:p text:style-name="P396">11353</text:p>
          </table:table-cell>
          <table:table-cell table:style-name="표3.D2" office:value-type="string">
            <text:p text:style-name="P396">9336</text:p>
          </table:table-cell>
        </table:table-row>
        <table:table-row>
          <table:table-cell table:style-name="표3.A2" office:value-type="string">
            <text:p text:style-name="P398">内、<text:span text:style-name="T133">AAS無し・未発見</text:span></text:p>
          </table:table-cell>
          <table:table-cell table:style-name="표3.A2" office:value-type="string">
            <text:p text:style-name="P396">1273(8.9%)</text:p>
          </table:table-cell>
          <table:table-cell table:style-name="표3.A2" office:value-type="string">
            <text:p text:style-name="P396">384(3.4%)</text:p>
          </table:table-cell>
          <table:table-cell table:style-name="표3.D2" office:value-type="string">
            <text:p text:style-name="P396">31<text:span text:style-name="T132">4</text:span>(3.4%)</text:p>
          </table:table-cell>
        </table:table-row>
        <table:table-row>
          <table:table-cell table:style-name="표3.A2" office:value-type="string">
            <text:p text:style-name="P395">対象論稿数</text:p>
          </table:table-cell>
          <table:table-cell table:style-name="표3.A2" office:value-type="string">
            <text:p text:style-name="P399">13057</text:p>
          </table:table-cell>
          <table:table-cell table:style-name="표3.A2" office:value-type="string">
            <text:p text:style-name="P399">10969</text:p>
          </table:table-cell>
          <table:table-cell table:style-name="표3.D2" office:value-type="string">
            <text:p text:style-name="P399">9022</text:p>
          </table:table-cell>
        </table:table-row>
        <table:table-row>
          <table:table-cell table:style-name="표3.A2" office:value-type="string">
            <text:p text:style-name="P401">内、動画付き論稿数</text:p>
          </table:table-cell>
          <table:table-cell table:style-name="표3.A2" office:value-type="string">
            <text:p text:style-name="P399">62(0.5%)</text:p>
          </table:table-cell>
          <table:table-cell table:style-name="표3.A2" office:value-type="string">
            <text:p text:style-name="P399">71(0.6%)</text:p>
          </table:table-cell>
          <table:table-cell table:style-name="표3.D2" office:value-type="string">
            <text:p text:style-name="P399">100(1.1%)</text:p>
          </table:table-cell>
        </table:table-row>
      </table:table>
      <text:p text:style-name="P329"/>
      <table:table table:name="표5" table:style-name="표5">
        <table:table-column table:style-name="표5.A"/>
        <table:table-column table:style-name="표5.B"/>
        <table:table-column table:style-name="표5.C" table:number-columns-repeated="2"/>
        <table:table-row>
          <table:table-cell table:style-name="표5.A1" office:value-type="string">
            <text:p text:style-name="P395">年度・分野</text:p>
          </table:table-cell>
          <table:table-cell table:style-name="표5.A1" office:value-type="string">
            <text:p text:style-name="P395">2019 comp</text:p>
          </table:table-cell>
          <table:table-cell table:style-name="표5.A1" office:value-type="string">
            <text:p text:style-name="P395">2017 comp</text:p>
          </table:table-cell>
          <table:table-cell table:style-name="표5.D1" office:value-type="string">
            <text:p text:style-name="P395">2014 comp</text:p>
          </table:table-cell>
        </table:table-row>
        <table:table-row>
          <table:table-cell table:style-name="표5.A2" office:value-type="string">
            <text:p text:style-name="P395">論稿数</text:p>
          </table:table-cell>
          <table:table-cell table:style-name="표5.A2" office:value-type="string">
            <text:p text:style-name="P397">14330</text:p>
          </table:table-cell>
          <table:table-cell table:style-name="표5.A2" office:value-type="string">
            <text:p text:style-name="P397">11353</text:p>
          </table:table-cell>
          <table:table-cell table:style-name="표5.D2" office:value-type="string">
            <text:p text:style-name="P397">9336</text:p>
          </table:table-cell>
        </table:table-row>
        <table:table-row>
          <table:table-cell table:style-name="표5.A2" office:value-type="string">
            <text:p text:style-name="P398">内、<text:span text:style-name="T133">AAS無し・未発見</text:span></text:p>
          </table:table-cell>
          <table:table-cell table:style-name="표5.A2" office:value-type="string">
            <text:p text:style-name="P397"><text:span text:style-name="T133">10948</text:span>(<text:span text:style-name="T133">76.4</text:span>%)</text:p>
          </table:table-cell>
          <table:table-cell table:style-name="표5.A2" office:value-type="string">
            <text:p text:style-name="P397"><text:span text:style-name="T133">7935</text:span>(<text:span text:style-name="T133">69.9</text:span>%)</text:p>
          </table:table-cell>
          <table:table-cell table:style-name="표5.D2" office:value-type="string">
            <text:p text:style-name="P397"><text:span text:style-name="T133">6039</text:span>(<text:span text:style-name="T133">64.7</text:span>%)</text:p>
          </table:table-cell>
        </table:table-row>
        <table:table-row>
          <table:table-cell table:style-name="표5.A2" office:value-type="string">
            <text:p text:style-name="P395">対象論稿数</text:p>
          </table:table-cell>
          <table:table-cell table:style-name="표5.A2" office:value-type="string">
            <text:p text:style-name="P404">3382</text:p>
          </table:table-cell>
          <table:table-cell table:style-name="표5.A2" office:value-type="string">
            <text:p text:style-name="P404">3418</text:p>
          </table:table-cell>
          <table:table-cell table:style-name="표5.D2" office:value-type="string">
            <text:p text:style-name="P404">3297</text:p>
          </table:table-cell>
        </table:table-row>
        <table:table-row>
          <table:table-cell table:style-name="표5.A2" office:value-type="string">
            <text:p text:style-name="P401">内、動画付き論稿数</text:p>
          </table:table-cell>
          <table:table-cell table:style-name="표5.A2" office:value-type="string">
            <text:p text:style-name="P400"><text:span text:style-name="T133">37</text:span>(<text:span text:style-name="T133">1.1</text:span>%)</text:p>
          </table:table-cell>
          <table:table-cell table:style-name="표5.A2" office:value-type="string">
            <text:p text:style-name="P400"><text:span text:style-name="T133">52</text:span>(<text:span text:style-name="T133">1.5%</text:span>)</text:p>
          </table:table-cell>
          <table:table-cell table:style-name="표5.D2" office:value-type="string">
            <text:p text:style-name="P400"><text:span text:style-name="T133">60</text:span>(<text:span text:style-name="T133">1.8</text:span>%)</text:p>
          </table:table-cell>
        </table:table-row>
      </table:table>
      <text:p text:style-name="P329"/>
      <table:table table:name="표4" table:style-name="표4">
        <table:table-column table:style-name="표4.A"/>
        <table:table-column table:style-name="표4.B"/>
        <table:table-column table:style-name="표4.C" table:number-columns-repeated="4"/>
        <table:table-column table:style-name="표4.B"/>
        <table:table-column table:style-name="표4.C"/>
        <table:table-column table:style-name="표4.I"/>
        <table:table-column table:style-name="표4.C"/>
        <table:table-column table:style-name="표4.K"/>
        <table:table-row>
          <table:table-cell table:style-name="표4.A1" office:value-type="string">
            <text:p text:style-name="P403">Year</text:p>
          </table:table-cell>
          <table:table-cell table:style-name="표4.A1" table:number-columns-spanned="5" office:value-type="string">
            <text:p text:style-name="P402">2019</text:p>
          </table:table-cell>
          <table:covered-table-cell/>
          <table:covered-table-cell/>
          <table:covered-table-cell/>
          <table:covered-table-cell/>
          <table:table-cell table:style-name="표4.G1" table:number-columns-spanned="5" office:value-type="string">
            <text:p text:style-name="P402">2014</text:p>
          </table:table-cell>
          <table:covered-table-cell/>
          <table:covered-table-cell/>
          <table:covered-table-cell/>
          <table:covered-table-cell/>
        </table:table-row>
        <table:table-row>
          <table:table-cell table:style-name="표4.A2" office:value-type="string">
            <text:p text:style-name="P403">Set</text:p>
          </table:table-cell>
          <table:table-cell table:style-name="표4.A2" office:value-type="string">
            <text:p text:style-name="P403">w/o video</text:p>
          </table:table-cell>
          <table:table-cell table:style-name="표4.A2" office:value-type="string">
            <text:p text:style-name="P405">exp</text:p>
          </table:table-cell>
          <table:table-cell table:style-name="표4.A2" office:value-type="string">
            <text:p text:style-name="P405">news</text:p>
          </table:table-cell>
          <table:table-cell table:style-name="표4.A2" office:value-type="string">
            <text:p text:style-name="P405">sup</text:p>
          </table:table-cell>
          <table:table-cell table:style-name="표4.A2" office:value-type="string">
            <text:p text:style-name="P405">ref</text:p>
          </table:table-cell>
          <table:table-cell table:style-name="표4.A2" office:value-type="string">
            <text:p text:style-name="P403">w/o video</text:p>
          </table:table-cell>
          <table:table-cell table:style-name="표4.A2" office:value-type="string">
            <text:p text:style-name="P405">exp</text:p>
          </table:table-cell>
          <table:table-cell table:style-name="표4.A2" office:value-type="string">
            <text:p text:style-name="P405">news</text:p>
          </table:table-cell>
          <table:table-cell table:style-name="표4.A2" office:value-type="string">
            <text:p text:style-name="P405">sup</text:p>
          </table:table-cell>
          <table:table-cell table:style-name="표4.K2" office:value-type="string">
            <text:p text:style-name="P405">ref</text:p>
          </table:table-cell>
        </table:table-row>
        <table:table-row>
          <table:table-cell table:style-name="표4.A2" office:value-type="string">
            <text:p text:style-name="P403">Mean</text:p>
          </table:table-cell>
          <table:table-cell table:style-name="표4.A2" office:value-type="string">
            <text:p text:style-name="P405">0.<text:span text:style-name="T134">4</text:span></text:p>
          </table:table-cell>
          <table:table-cell table:style-name="표4.A2" office:value-type="string">
            <text:p text:style-name="P408">0.9</text:p>
          </table:table-cell>
          <table:table-cell table:style-name="표4.A2" office:value-type="string">
            <text:p text:style-name="P408">1.1</text:p>
          </table:table-cell>
          <table:table-cell table:style-name="표4.A2" office:value-type="string">
            <text:p text:style-name="P408">0.2</text:p>
          </table:table-cell>
          <table:table-cell table:style-name="표4.A2" office:value-type="string">
            <text:p text:style-name="P408">1.5</text:p>
          </table:table-cell>
          <table:table-cell table:style-name="표4.A2" office:value-type="string">
            <text:p text:style-name="P408">0.5</text:p>
          </table:table-cell>
          <table:table-cell table:style-name="표4.A2" office:value-type="string">
            <text:p text:style-name="P408">0.9</text:p>
          </table:table-cell>
          <table:table-cell table:style-name="표4.A2" office:value-type="string">
            <text:p text:style-name="P403">-</text:p>
          </table:table-cell>
          <table:table-cell table:style-name="표4.A2" office:value-type="string">
            <text:p text:style-name="P408">0.5</text:p>
          </table:table-cell>
          <table:table-cell table:style-name="표4.K2" office:value-type="string">
            <text:p text:style-name="P408">1.6</text:p>
          </table:table-cell>
        </table:table-row>
        <table:table-row>
          <table:table-cell table:style-name="표4.A2" office:value-type="string">
            <text:p text:style-name="P402">P-value</text:p>
          </table:table-cell>
          <table:table-cell table:style-name="표4.A2" office:value-type="string">
            <text:p text:style-name="P402">-</text:p>
          </table:table-cell>
          <table:table-cell table:style-name="표4.A2" office:value-type="string">
            <text:p text:style-name="P408">0.0002</text:p>
          </table:table-cell>
          <table:table-cell table:style-name="표4.A2" office:value-type="string">
            <text:p text:style-name="P408">0.0012</text:p>
          </table:table-cell>
          <table:table-cell table:style-name="표4.A2" office:value-type="string">
            <text:p text:style-name="P408">0.1057</text:p>
          </table:table-cell>
          <table:table-cell table:style-name="표4.A2" office:value-type="string">
            <text:p text:style-name="P408">0.0000</text:p>
          </table:table-cell>
          <table:table-cell table:style-name="표4.A2" office:value-type="string">
            <text:p text:style-name="P402">-</text:p>
          </table:table-cell>
          <table:table-cell table:style-name="표4.A2" office:value-type="string">
            <text:p text:style-name="P408">0.0008</text:p>
          </table:table-cell>
          <table:table-cell table:style-name="표4.A2" office:value-type="string">
            <text:p text:style-name="P405">-</text:p>
          </table:table-cell>
          <table:table-cell table:style-name="표4.A2" office:value-type="string">
            <text:p text:style-name="P408">0.7001</text:p>
          </table:table-cell>
          <table:table-cell table:style-name="표4.K2" office:value-type="string">
            <text:p text:style-name="P408">0.0000</text:p>
          </table:table-cell>
        </table:table-row>
      </table:table>
      <text:p text:style-name="P326"/>
      <table:table table:name="표6" table:style-name="표6">
        <table:table-column table:style-name="표6.A"/>
        <table:table-column table:style-name="표6.B"/>
        <table:table-column table:style-name="표6.C"/>
        <table:table-row>
          <table:table-cell table:style-name="표6.A1" office:value-type="string">
            <text:p text:style-name="P406">ラベル</text:p>
          </table:table-cell>
          <table:table-cell table:style-name="표6.A1" office:value-type="string">
            <text:p text:style-name="P393">言及目的</text:p>
          </table:table-cell>
          <table:table-cell table:style-name="표6.C1" office:value-type="string">
            <text:p text:style-name="P393">説明</text:p>
          </table:table-cell>
        </table:table-row>
        <table:table-row>
          <table:table-cell table:style-name="표6.A2" office:value-type="string">
            <text:p text:style-name="P406">exp</text:p>
          </table:table-cell>
          <table:table-cell table:style-name="표6.A2" office:value-type="string">
            <text:p text:style-name="P407">論文解説動画</text:p>
          </table:table-cell>
          <table:table-cell table:style-name="표6.C2" office:value-type="string">
            <text:p text:style-name="P393">対象論文の背景・手法・結果等の解説を目的とする動画。学会発表等を含む。</text:p>
          </table:table-cell>
        </table:table-row>
        <table:table-row>
          <table:table-cell table:style-name="표6.A2" office:value-type="string">
            <text:p text:style-name="P406">news</text:p>
          </table:table-cell>
          <table:table-cell table:style-name="표6.A2" office:value-type="string">
            <text:p text:style-name="P407">論文紹介動画</text:p>
          </table:table-cell>
          <table:table-cell table:style-name="표6.C2" office:value-type="string">
            <text:p text:style-name="P406">論文の出版や内容を簡単に説明する動画。 Video abstract, preview, review, science news等を含む。</text:p>
          </table:table-cell>
        </table:table-row>
        <text:soft-page-break/>
        <table:table-row>
          <table:table-cell table:style-name="표6.A2" office:value-type="string">
            <text:p text:style-name="P406">sup</text:p>
          </table:table-cell>
          <table:table-cell table:style-name="표6.A2" office:value-type="string">
            <text:p text:style-name="P407">補足資料</text:p>
          </table:table-cell>
          <table:table-cell table:style-name="표6.C2" office:value-type="string">
            <text:p text:style-name="P393">論文内資料の動画バージョンのみを取り扱う。</text:p>
          </table:table-cell>
        </table:table-row>
        <table:table-row>
          <table:table-cell table:style-name="표6.A2" office:value-type="string">
            <text:p text:style-name="P406">ref</text:p>
          </table:table-cell>
          <table:table-cell table:style-name="표6.A2" office:value-type="string">
            <text:p text:style-name="P407">参照動画</text:p>
          </table:table-cell>
          <table:table-cell table:style-name="표6.C2" office:value-type="string">
            <text:p text:style-name="P393">動画の公開目的や主張の裏付け、もしくは言及目的が不明なケース。</text:p>
          </table:table-cell>
        </table:table-row>
      </table:table>
      <text:p text:style-name="P326"/>
      <text:p text:style-name="P326"/>
      <text:p text:style-name="P362">200910</text:p>
      <text:p text:style-name="P330">교수</text:p>
      <text:p text:style-name="P330">1.</text:p>
      <text:p text:style-name="P330">비디오가 ↔ 피인용 인과관계??</text:p>
      <text:p text:style-name="P330">-예를 들어, 어떤 종류의 비디오가 공개되면 이후 피인용수 증가율이 유의하게 변한다든지?! 이거 어떻게 안됨? 해보셈!</text:p>
      <text:p text:style-name="P330"/>
      <text:p text:style-name="P330">2. 저널의 질</text:p>
      <text:p text:style-name="P330">사이트스코어 <text:span text:style-name="T135">5%라 해도</text:span></text:p>
      <text:p text:style-name="P331">1위랑 맨밑과는 차이가 완전 큼.</text:p>
      <text:p text:style-name="P331">-비디오가 집중되는 저널은?</text:p>
      <text:p text:style-name="P331">-피인용수 분포와 저널 스코어 분포(?<text:span text:style-name="T136">)</text:span></text:p>
      <text:p text:style-name="P331">-저널스코어 <text:span text:style-name="T136">↔ 논문 수 히스토그램?</text:span></text:p>
      <text:p text:style-name="P332">-상위1%씩 잘라서 플롯해보면, 실은 최상위1%만 비디오 만들어지는거 아님?</text:p>
      <text:p text:style-name="P331">-제작 업체가 특정 저널에 </text:p>
      <text:p text:style-name="P326"/>
      <text:p text:style-name="P326">미우라</text:p>
      <text:p text:style-name="P326"><text:span text:style-name="T136">1. </text:span>채널이 저자? 대중 커뮤니케이터?</text:p>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roid Sans Mono" svg:font-family="'Droid Sans Mono', monospace, monospace, 'Droid Sans Fallback'"/>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9-13T17:09:35.284999402</dc:date>
    <meta:editing-duration>P3DT21H8M43S</meta:editing-duration>
    <meta:editing-cycles>339</meta:editing-cycles>
    <meta:generator>LibreOffice/5.1.6.2$Linux_X86_64 LibreOffice_project/10m0$Build-2</meta:generator>
    <meta:document-statistic meta:table-count="8" meta:image-count="0" meta:object-count="0" meta:page-count="38" meta:paragraph-count="1317" meta:word-count="22617" meta:character-count="88857" meta:non-whitespace-character-count="75879"/>
  </office:meta>
</office:document-meta>
</file>